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200000090000B4B400008C2F0159424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fixed" style:font-charset="x-symbol"/>
    <style:font-face style:name="Symbol" svg:font-family="Symbol" style:font-adornments="Regular" style:font-pitch="variable" style:font-charset="x-symbol"/>
    <style:font-face style:name="Mangal1" svg:font-family="Mangal"/>
    <style:font-face style:name="Courier New" svg:font-family="'Courier New'" style:font-adornments="obyčejné" style:font-family-generic="modern" style:font-pitch="fixed"/>
    <style:font-face style:name="Calibri" svg:font-family="Calibri" style:font-family-generic="roman" style:font-pitch="variable"/>
    <style:font-face style:name="Tahoma" svg:font-family="Tahoma"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ulka1" style:family="table">
      <style:table-properties style:width="15.113cm" fo:margin-left="0.492cm" fo:margin-top="0cm" fo:margin-bottom="0cm" table:align="left" style:writing-mode="lr-tb"/>
    </style:style>
    <style:style style:name="Tabulka1.A" style:family="table-column">
      <style:table-column-properties style:column-width="12.173cm"/>
    </style:style>
    <style:style style:name="Tabulka1.B" style:family="table-column">
      <style:table-column-properties style:column-width="2.939cm"/>
    </style:style>
    <style:style style:name="Tabulka1.1" style:family="table-row">
      <style:table-row-properties fo:keep-together="auto"/>
    </style:style>
    <style:style style:name="Tabulka1.A1" style:family="table-cell">
      <style:table-cell-properties style:vertical-align="middle" fo:padding-left="0.199cm" fo:padding-right="0.191cm" fo:padding-top="0cm" fo:padding-bottom="0cm" fo:border="0.5pt solid #00000a"/>
    </style:style>
    <style:style style:name="Tabulka2" style:family="table">
      <style:table-properties style:width="16.376cm" fo:margin-left="-0.132cm" fo:margin-top="0cm" fo:margin-bottom="0cm" table:align="left" style:writing-mode="lr-tb"/>
    </style:style>
    <style:style style:name="Tabulka2.A" style:family="table-column">
      <style:table-column-properties style:column-width="7.375cm"/>
    </style:style>
    <style:style style:name="Tabulka2.B" style:family="table-column">
      <style:table-column-properties style:column-width="1.79cm"/>
    </style:style>
    <style:style style:name="Tabulka2.C" style:family="table-column">
      <style:table-column-properties style:column-width="2.21cm"/>
    </style:style>
    <style:style style:name="Tabulka2.D" style:family="table-column">
      <style:table-column-properties style:column-width="2.501cm"/>
    </style:style>
    <style:style style:name="Tabulka2.E" style:family="table-column">
      <style:table-column-properties style:column-width="2.499cm"/>
    </style:style>
    <style:style style:name="Tabulka2.1" style:family="table-row">
      <style:table-row-properties style:min-row-height="0.529cm" fo:keep-together="auto"/>
    </style:style>
    <style:style style:name="Tabulka2.A1" style:family="table-cell">
      <style:table-cell-properties style:vertical-align="bottom" fo:background-color="#ffffff" fo:padding-left="0.132cm" fo:padding-right="0.123cm" fo:padding-top="0cm" fo:padding-bottom="0cm" fo:border-left="0.5pt solid #00000a" fo:border-right="0.75pt solid #00000a" fo:border-top="0.5pt solid #00000a" fo:border-bottom="0.75pt solid #00000a">
        <style:background-image/>
      </style:table-cell-properties>
    </style:style>
    <style:style style:name="Tabulka2.B1" style:family="table-cell">
      <style:table-cell-properties style:vertical-align="bottom" fo:background-color="#ffffff" fo:padding-left="0.132cm" fo:padding-right="0.123cm" fo:padding-top="0cm" fo:padding-bottom="0cm" fo:border-left="0.75pt solid #00000a" fo:border-right="0.75pt solid #00000a" fo:border-top="0.5pt solid #00000a" fo:border-bottom="0.75pt solid #00000a">
        <style:background-image/>
      </style:table-cell-properties>
    </style:style>
    <style:style style:name="Tabulka2.D1" style:family="table-cell">
      <style:table-cell-properties style:vertical-align="bottom" fo:background-color="#ffffff" fo:padding-left="0.132cm" fo:padding-right="0.123cm" fo:padding-top="0cm" fo:padding-bottom="0cm" fo:border-left="0.75pt solid #00000a" fo:border-right="0.5pt solid #00000a" fo:border-top="0.5pt solid #00000a" fo:border-bottom="0.75pt solid #00000a">
        <style:background-image/>
      </style:table-cell-properties>
    </style:style>
    <style:style style:name="Tabulka2.A2" style:family="table-cell">
      <style:table-cell-properties style:vertical-align="bottom" fo:background-color="#ffffff" fo:padding-left="0.132cm" fo:padding-right="0.123cm" fo:padding-top="0cm" fo:padding-bottom="0cm" fo:border-left="0.5pt solid #00000a" fo:border-right="0.75pt solid #00000a" fo:border-top="0.75pt solid #00000a" fo:border-bottom="0.75pt solid #00000a">
        <style:background-image/>
      </style:table-cell-properties>
    </style:style>
    <style:style style:name="Tabulka2.B2" style:family="table-cell">
      <style:table-cell-properties style:vertical-align="bottom" fo:background-color="#ffffff" fo:padding-left="0.132cm" fo:padding-right="0.123cm" fo:padding-top="0cm" fo:padding-bottom="0cm" fo:border="0.75pt solid #00000a">
        <style:background-image/>
      </style:table-cell-properties>
    </style:style>
    <style:style style:name="Tabulka2.E2" style:family="table-cell">
      <style:table-cell-properties style:vertical-align="bottom" fo:background-color="#ffffff" fo:padding-left="0.132cm" fo:padding-right="0.123cm" fo:padding-top="0cm" fo:padding-bottom="0cm" fo:border-left="0.75pt solid #00000a" fo:border-right="0.5pt solid #00000a" fo:border-top="0.75pt solid #00000a" fo:border-bottom="0.75pt solid #00000a">
        <style:background-image/>
      </style:table-cell-properties>
    </style:style>
    <style:style style:name="Tabulka2.A3" style:family="table-cell">
      <style:table-cell-properties fo:background-color="#ffffff" fo:padding-left="0.132cm" fo:padding-right="0.123cm" fo:padding-top="0cm" fo:padding-bottom="0cm" fo:border-left="0.5pt solid #00000a" fo:border-right="0.75pt solid #00000a" fo:border-top="0.75pt solid #00000a" fo:border-bottom="0.75pt solid #00000a">
        <style:background-image/>
      </style:table-cell-properties>
    </style:style>
    <style:style style:name="Tabulka2.B3" style:family="table-cell">
      <style:table-cell-properties fo:background-color="#ffffff" fo:padding-left="0.132cm" fo:padding-right="0.123cm" fo:padding-top="0cm" fo:padding-bottom="0cm" fo:border="0.75pt solid #00000a">
        <style:background-image/>
      </style:table-cell-properties>
    </style:style>
    <style:style style:name="Tabulka2.C3" style:family="table-cell">
      <style:table-cell-properties fo:background-color="#ffffff" fo:padding-left="0.132cm" fo:padding-right="0.123cm" fo:padding-top="0cm" fo:padding-bottom="0cm" fo:border="0.75pt solid #00000a">
        <style:background-image/>
      </style:table-cell-properties>
    </style:style>
    <style:style style:name="Tabulka2.D3" style:family="table-cell">
      <style:table-cell-properties fo:background-color="#ffffff" fo:padding-left="0.132cm" fo:padding-right="0.123cm" fo:padding-top="0cm" fo:padding-bottom="0cm" fo:border="0.75pt solid #00000a">
        <style:background-image/>
      </style:table-cell-properties>
    </style:style>
    <style:style style:name="Tabulka2.E3" style:family="table-cell">
      <style:table-cell-properties fo:background-color="#ffffff" fo:padding-left="0.132cm" fo:padding-right="0.123cm" fo:padding-top="0cm" fo:padding-bottom="0cm" fo:border-left="0.75pt solid #00000a" fo:border-right="0.5pt solid #00000a" fo:border-top="0.75pt solid #00000a" fo:border-bottom="0.75pt solid #00000a">
        <style:background-image/>
      </style:table-cell-properties>
    </style:style>
    <style:style style:name="Tabulka2.A4" style:family="table-cell">
      <style:table-cell-properties fo:background-color="#ffffff" fo:padding-left="0.132cm" fo:padding-right="0.123cm" fo:padding-top="0cm" fo:padding-bottom="0cm" fo:border-left="0.5pt solid #00000a" fo:border-right="0.75pt solid #00000a" fo:border-top="0.75pt solid #00000a" fo:border-bottom="0.75pt solid #00000a">
        <style:background-image/>
      </style:table-cell-properties>
    </style:style>
    <style:style style:name="Tabulka2.B4" style:family="table-cell">
      <style:table-cell-properties fo:background-color="#ffffff" fo:padding-left="0.132cm" fo:padding-right="0.123cm" fo:padding-top="0cm" fo:padding-bottom="0cm" fo:border="0.75pt solid #00000a">
        <style:background-image/>
      </style:table-cell-properties>
    </style:style>
    <style:style style:name="Tabulka2.C4" style:family="table-cell">
      <style:table-cell-properties fo:background-color="#ffffff" fo:padding-left="0.132cm" fo:padding-right="0.123cm" fo:padding-top="0cm" fo:padding-bottom="0cm" fo:border="0.75pt solid #00000a">
        <style:background-image/>
      </style:table-cell-properties>
    </style:style>
    <style:style style:name="Tabulka2.D4" style:family="table-cell">
      <style:table-cell-properties fo:background-color="#ffffff" fo:padding-left="0.132cm" fo:padding-right="0.123cm" fo:padding-top="0cm" fo:padding-bottom="0cm" fo:border="0.75pt solid #00000a">
        <style:background-image/>
      </style:table-cell-properties>
    </style:style>
    <style:style style:name="Tabulka2.E4" style:family="table-cell">
      <style:table-cell-properties fo:background-color="#ffffff" fo:padding-left="0.132cm" fo:padding-right="0.123cm" fo:padding-top="0cm" fo:padding-bottom="0cm" fo:border-left="0.75pt solid #00000a" fo:border-right="0.5pt solid #00000a" fo:border-top="0.75pt solid #00000a" fo:border-bottom="0.75pt solid #00000a">
        <style:background-image/>
      </style:table-cell-properties>
    </style:style>
    <style:style style:name="Tabulka2.A5" style:family="table-cell">
      <style:table-cell-properties fo:background-color="#ffffff" fo:padding-left="0.132cm" fo:padding-right="0.123cm" fo:padding-top="0cm" fo:padding-bottom="0cm" fo:border-left="0.5pt solid #00000a" fo:border-right="0.75pt solid #00000a" fo:border-top="0.75pt solid #00000a" fo:border-bottom="0.75pt solid #00000a">
        <style:background-image/>
      </style:table-cell-properties>
    </style:style>
    <style:style style:name="Tabulka2.B5" style:family="table-cell">
      <style:table-cell-properties fo:background-color="#ffffff" fo:padding-left="0.132cm" fo:padding-right="0.123cm" fo:padding-top="0cm" fo:padding-bottom="0cm" fo:border="0.75pt solid #00000a">
        <style:background-image/>
      </style:table-cell-properties>
    </style:style>
    <style:style style:name="Tabulka2.C5" style:family="table-cell">
      <style:table-cell-properties fo:background-color="#ffffff" fo:padding-left="0.132cm" fo:padding-right="0.123cm" fo:padding-top="0cm" fo:padding-bottom="0cm" fo:border="0.75pt solid #00000a">
        <style:background-image/>
      </style:table-cell-properties>
    </style:style>
    <style:style style:name="Tabulka2.D5" style:family="table-cell">
      <style:table-cell-properties fo:background-color="#ffffff" fo:padding-left="0.132cm" fo:padding-right="0.123cm" fo:padding-top="0cm" fo:padding-bottom="0cm" fo:border="0.75pt solid #00000a">
        <style:background-image/>
      </style:table-cell-properties>
    </style:style>
    <style:style style:name="Tabulka2.E5" style:family="table-cell">
      <style:table-cell-properties fo:background-color="#ffffff" fo:padding-left="0.132cm" fo:padding-right="0.123cm" fo:padding-top="0cm" fo:padding-bottom="0cm" fo:border-left="0.75pt solid #00000a" fo:border-right="0.5pt solid #00000a" fo:border-top="0.75pt solid #00000a" fo:border-bottom="0.75pt solid #00000a">
        <style:background-image/>
      </style:table-cell-properties>
    </style:style>
    <style:style style:name="Tabulka2.A6" style:family="table-cell">
      <style:table-cell-properties fo:background-color="#ffffff" fo:padding-left="0.132cm" fo:padding-right="0.123cm" fo:padding-top="0cm" fo:padding-bottom="0cm" fo:border-left="0.5pt solid #00000a" fo:border-right="0.75pt solid #00000a" fo:border-top="0.75pt solid #00000a" fo:border-bottom="0.75pt solid #00000a">
        <style:background-image/>
      </style:table-cell-properties>
    </style:style>
    <style:style style:name="Tabulka2.B6" style:family="table-cell">
      <style:table-cell-properties fo:background-color="#ffffff" fo:padding-left="0.132cm" fo:padding-right="0.123cm" fo:padding-top="0cm" fo:padding-bottom="0cm" fo:border="0.75pt solid #00000a">
        <style:background-image/>
      </style:table-cell-properties>
    </style:style>
    <style:style style:name="Tabulka2.C6" style:family="table-cell">
      <style:table-cell-properties fo:background-color="#ffffff" fo:padding-left="0.132cm" fo:padding-right="0.123cm" fo:padding-top="0cm" fo:padding-bottom="0cm" fo:border="0.75pt solid #00000a">
        <style:background-image/>
      </style:table-cell-properties>
    </style:style>
    <style:style style:name="Tabulka2.D6" style:family="table-cell">
      <style:table-cell-properties fo:background-color="#ffffff" fo:padding-left="0.132cm" fo:padding-right="0.123cm" fo:padding-top="0cm" fo:padding-bottom="0cm" fo:border="0.75pt solid #00000a">
        <style:background-image/>
      </style:table-cell-properties>
    </style:style>
    <style:style style:name="Tabulka2.E6" style:family="table-cell">
      <style:table-cell-properties fo:background-color="#ffffff" fo:padding-left="0.132cm" fo:padding-right="0.123cm" fo:padding-top="0cm" fo:padding-bottom="0cm" fo:border-left="0.75pt solid #00000a" fo:border-right="0.5pt solid #00000a" fo:border-top="0.75pt solid #00000a" fo:border-bottom="0.75pt solid #00000a">
        <style:background-image/>
      </style:table-cell-properties>
    </style:style>
    <style:style style:name="Tabulka2.A7" style:family="table-cell">
      <style:table-cell-properties fo:background-color="#ffffff" fo:padding-left="0.132cm" fo:padding-right="0.123cm" fo:padding-top="0cm" fo:padding-bottom="0cm" fo:border-left="0.5pt solid #00000a" fo:border-right="0.75pt solid #00000a" fo:border-top="0.75pt solid #00000a" fo:border-bottom="0.75pt solid #00000a">
        <style:background-image/>
      </style:table-cell-properties>
    </style:style>
    <style:style style:name="Tabulka2.B7" style:family="table-cell">
      <style:table-cell-properties fo:background-color="#ffffff" fo:padding-left="0.132cm" fo:padding-right="0.123cm" fo:padding-top="0cm" fo:padding-bottom="0cm" fo:border="0.75pt solid #00000a">
        <style:background-image/>
      </style:table-cell-properties>
    </style:style>
    <style:style style:name="Tabulka2.C7" style:family="table-cell">
      <style:table-cell-properties fo:background-color="#ffffff" fo:padding-left="0.132cm" fo:padding-right="0.123cm" fo:padding-top="0cm" fo:padding-bottom="0cm" fo:border="0.75pt solid #00000a">
        <style:background-image/>
      </style:table-cell-properties>
    </style:style>
    <style:style style:name="Tabulka2.D7" style:family="table-cell">
      <style:table-cell-properties fo:background-color="#ffffff" fo:padding-left="0.132cm" fo:padding-right="0.123cm" fo:padding-top="0cm" fo:padding-bottom="0cm" fo:border="0.75pt solid #00000a">
        <style:background-image/>
      </style:table-cell-properties>
    </style:style>
    <style:style style:name="Tabulka2.E7" style:family="table-cell">
      <style:table-cell-properties fo:background-color="#ffffff" fo:padding-left="0.132cm" fo:padding-right="0.123cm" fo:padding-top="0cm" fo:padding-bottom="0cm" fo:border-left="0.75pt solid #00000a" fo:border-right="0.5pt solid #00000a" fo:border-top="0.75pt solid #00000a" fo:border-bottom="0.75pt solid #00000a">
        <style:background-image/>
      </style:table-cell-properties>
    </style:style>
    <style:style style:name="Tabulka2.A8" style:family="table-cell">
      <style:table-cell-properties fo:background-color="#ffffff" fo:padding-left="0.132cm" fo:padding-right="0.123cm" fo:padding-top="0cm" fo:padding-bottom="0cm" fo:border-left="0.5pt solid #00000a" fo:border-right="0.75pt solid #00000a" fo:border-top="0.75pt solid #00000a" fo:border-bottom="0.75pt solid #00000a">
        <style:background-image/>
      </style:table-cell-properties>
    </style:style>
    <style:style style:name="Tabulka2.B8" style:family="table-cell">
      <style:table-cell-properties fo:background-color="#ffffff" fo:padding-left="0.132cm" fo:padding-right="0.123cm" fo:padding-top="0cm" fo:padding-bottom="0cm" fo:border="0.75pt solid #00000a">
        <style:background-image/>
      </style:table-cell-properties>
    </style:style>
    <style:style style:name="Tabulka2.C8" style:family="table-cell">
      <style:table-cell-properties fo:background-color="#ffffff" fo:padding-left="0.132cm" fo:padding-right="0.123cm" fo:padding-top="0cm" fo:padding-bottom="0cm" fo:border="0.75pt solid #00000a">
        <style:background-image/>
      </style:table-cell-properties>
    </style:style>
    <style:style style:name="Tabulka2.D8" style:family="table-cell">
      <style:table-cell-properties fo:background-color="#ffffff" fo:padding-left="0.132cm" fo:padding-right="0.123cm" fo:padding-top="0cm" fo:padding-bottom="0cm" fo:border="0.75pt solid #00000a">
        <style:background-image/>
      </style:table-cell-properties>
    </style:style>
    <style:style style:name="Tabulka2.E8" style:family="table-cell">
      <style:table-cell-properties fo:background-color="#ffffff" fo:padding-left="0.132cm" fo:padding-right="0.123cm" fo:padding-top="0cm" fo:padding-bottom="0cm" fo:border-left="0.75pt solid #00000a" fo:border-right="0.5pt solid #00000a" fo:border-top="0.75pt solid #00000a" fo:border-bottom="0.75pt solid #00000a">
        <style:background-image/>
      </style:table-cell-properties>
    </style:style>
    <style:style style:name="Tabulka2.A9" style:family="table-cell">
      <style:table-cell-properties fo:background-color="#ffffff" fo:padding-left="0.132cm" fo:padding-right="0.123cm" fo:padding-top="0cm" fo:padding-bottom="0cm" fo:border-left="0.5pt solid #00000a" fo:border-right="0.75pt solid #00000a" fo:border-top="0.75pt solid #00000a" fo:border-bottom="0.75pt solid #00000a">
        <style:background-image/>
      </style:table-cell-properties>
    </style:style>
    <style:style style:name="Tabulka2.B9" style:family="table-cell">
      <style:table-cell-properties fo:background-color="#ffffff" fo:padding-left="0.132cm" fo:padding-right="0.123cm" fo:padding-top="0cm" fo:padding-bottom="0cm" fo:border="0.75pt solid #00000a">
        <style:background-image/>
      </style:table-cell-properties>
    </style:style>
    <style:style style:name="Tabulka2.C9" style:family="table-cell">
      <style:table-cell-properties fo:background-color="#ffffff" fo:padding-left="0.132cm" fo:padding-right="0.123cm" fo:padding-top="0cm" fo:padding-bottom="0cm" fo:border="0.75pt solid #00000a">
        <style:background-image/>
      </style:table-cell-properties>
    </style:style>
    <style:style style:name="Tabulka2.D9" style:family="table-cell">
      <style:table-cell-properties fo:background-color="#ffffff" fo:padding-left="0.132cm" fo:padding-right="0.123cm" fo:padding-top="0cm" fo:padding-bottom="0cm" fo:border="0.75pt solid #00000a">
        <style:background-image/>
      </style:table-cell-properties>
    </style:style>
    <style:style style:name="Tabulka2.E9" style:family="table-cell">
      <style:table-cell-properties fo:background-color="#ffffff" fo:padding-left="0.132cm" fo:padding-right="0.123cm" fo:padding-top="0cm" fo:padding-bottom="0cm" fo:border-left="0.75pt solid #00000a" fo:border-right="0.5pt solid #00000a" fo:border-top="0.75pt solid #00000a" fo:border-bottom="0.75pt solid #00000a">
        <style:background-image/>
      </style:table-cell-properties>
    </style:style>
    <style:style style:name="Tabulka2.A10" style:family="table-cell">
      <style:table-cell-properties fo:background-color="#ffffff" fo:padding-left="0.132cm" fo:padding-right="0.123cm" fo:padding-top="0cm" fo:padding-bottom="0cm" fo:border-left="0.5pt solid #00000a" fo:border-right="0.75pt solid #00000a" fo:border-top="0.75pt solid #00000a" fo:border-bottom="0.5pt solid #00000a">
        <style:background-image/>
      </style:table-cell-properties>
    </style:style>
    <style:style style:name="Tabulka2.B10" style:family="table-cell">
      <style:table-cell-properties fo:background-color="#ffffff" fo:padding-left="0.132cm" fo:padding-right="0.123cm" fo:padding-top="0cm" fo:padding-bottom="0cm" fo:border-left="0.75pt solid #00000a" fo:border-right="0.75pt solid #00000a" fo:border-top="0.75pt solid #00000a" fo:border-bottom="0.5pt solid #00000a">
        <style:background-image/>
      </style:table-cell-properties>
    </style:style>
    <style:style style:name="Tabulka2.C10" style:family="table-cell">
      <style:table-cell-properties fo:background-color="#ffffff" fo:padding-left="0.132cm" fo:padding-right="0.123cm" fo:padding-top="0cm" fo:padding-bottom="0cm" fo:border-left="0.75pt solid #00000a" fo:border-right="0.75pt solid #00000a" fo:border-top="0.75pt solid #00000a" fo:border-bottom="0.5pt solid #00000a">
        <style:background-image/>
      </style:table-cell-properties>
    </style:style>
    <style:style style:name="Tabulka2.D10" style:family="table-cell">
      <style:table-cell-properties fo:background-color="#ffffff" fo:padding-left="0.132cm" fo:padding-right="0.123cm" fo:padding-top="0cm" fo:padding-bottom="0cm" fo:border-left="0.75pt solid #00000a" fo:border-right="0.75pt solid #00000a" fo:border-top="0.75pt solid #00000a" fo:border-bottom="0.5pt solid #00000a">
        <style:background-image/>
      </style:table-cell-properties>
    </style:style>
    <style:style style:name="Tabulka2.E10" style:family="table-cell">
      <style:table-cell-properties fo:background-color="#ffffff" fo:padding-left="0.132cm" fo:padding-right="0.123cm" fo:padding-top="0cm" fo:padding-bottom="0cm" fo:border-left="0.75pt solid #00000a" fo:border-right="0.5pt solid #00000a" fo:border-top="0.75pt solid #00000a" fo:border-bottom="0.5pt solid #00000a">
        <style:background-image/>
      </style:table-cell-properties>
    </style:style>
    <style:style style:name="Tabulka3" style:family="table">
      <style:table-properties style:width="15.134cm" fo:margin-left="1.05cm" fo:margin-top="0cm" fo:margin-bottom="0cm" table:align="left" style:writing-mode="lr-tb"/>
    </style:style>
    <style:style style:name="Tabulka3.A" style:family="table-column">
      <style:table-column-properties style:column-width="2.94cm"/>
    </style:style>
    <style:style style:name="Tabulka3.B" style:family="table-column">
      <style:table-column-properties style:column-width="12.192cm"/>
    </style:style>
    <style:style style:name="Tabulka3.1" style:family="table-row">
      <style:table-row-properties fo:keep-together="auto"/>
    </style:style>
    <style:style style:name="Tabulka3.A1" style:family="table-cell">
      <style:table-cell-properties fo:padding-left="0.199cm" fo:padding-right="0.191cm" fo:padding-top="0cm" fo:padding-bottom="0cm" fo:border="0.5pt solid #00000a"/>
    </style:style>
    <style:style style:name="Tabulka3.B1" style:family="table-cell">
      <style:table-cell-properties style:vertical-align="middle" fo:padding-left="0.199cm" fo:padding-right="0.191cm" fo:padding-top="0cm" fo:padding-bottom="0cm" fo:border="0.5pt solid #00000a"/>
    </style:style>
    <style:style style:name="Tabulka4" style:family="table">
      <style:table-properties style:width="15.134cm" fo:margin-left="1.05cm" fo:margin-top="0cm" fo:margin-bottom="0cm" table:align="left" style:writing-mode="lr-tb"/>
    </style:style>
    <style:style style:name="Tabulka4.A" style:family="table-column">
      <style:table-column-properties style:column-width="2.94cm"/>
    </style:style>
    <style:style style:name="Tabulka4.B" style:family="table-column">
      <style:table-column-properties style:column-width="12.192cm"/>
    </style:style>
    <style:style style:name="Tabulka4.1" style:family="table-row">
      <style:table-row-properties fo:keep-together="auto"/>
    </style:style>
    <style:style style:name="Tabulka4.A1" style:family="table-cell">
      <style:table-cell-properties fo:padding-left="0.199cm" fo:padding-right="0.191cm" fo:padding-top="0cm" fo:padding-bottom="0cm" fo:border="0.5pt solid #00000a"/>
    </style:style>
    <style:style style:name="Tabulka4.B1" style:family="table-cell">
      <style:table-cell-properties style:vertical-align="middle" fo:padding-left="0.199cm" fo:padding-right="0.191cm" fo:padding-top="0cm" fo:padding-bottom="0cm" fo:border="0.5pt solid #00000a"/>
    </style:style>
    <style:style style:name="Tabulka5" style:family="table">
      <style:table-properties style:width="15.134cm" fo:margin-left="1.05cm" fo:margin-top="0cm" fo:margin-bottom="0cm" table:align="left" style:writing-mode="lr-tb"/>
    </style:style>
    <style:style style:name="Tabulka5.A" style:family="table-column">
      <style:table-column-properties style:column-width="2.94cm"/>
    </style:style>
    <style:style style:name="Tabulka5.B" style:family="table-column">
      <style:table-column-properties style:column-width="12.192cm"/>
    </style:style>
    <style:style style:name="Tabulka5.1" style:family="table-row">
      <style:table-row-properties fo:keep-together="auto"/>
    </style:style>
    <style:style style:name="Tabulka5.A1" style:family="table-cell">
      <style:table-cell-properties fo:padding-left="0.199cm" fo:padding-right="0.191cm" fo:padding-top="0cm" fo:padding-bottom="0cm" fo:border="0.5pt solid #00000a"/>
    </style:style>
    <style:style style:name="Tabulka5.B1" style:family="table-cell">
      <style:table-cell-properties style:vertical-align="middle" fo:padding-left="0.199cm" fo:padding-right="0.191cm" fo:padding-top="0cm" fo:padding-bottom="0cm" fo:border="0.5pt solid #00000a"/>
    </style:style>
    <style:style style:name="Tabulka6" style:family="table">
      <style:table-properties style:width="24.888cm" fo:margin-left="-0.026cm" fo:margin-top="0cm" fo:margin-bottom="0cm" table:align="left" style:writing-mode="lr-tb"/>
    </style:style>
    <style:style style:name="Tabulka6.A" style:family="table-column">
      <style:table-column-properties style:column-width="5.117cm"/>
    </style:style>
    <style:style style:name="Tabulka6.B" style:family="table-column">
      <style:table-column-properties style:column-width="2.746cm"/>
    </style:style>
    <style:style style:name="Tabulka6.C" style:family="table-column">
      <style:table-column-properties style:column-width="0.282cm"/>
    </style:style>
    <style:style style:name="Tabulka6.D" style:family="table-column">
      <style:table-column-properties style:column-width="5.119cm"/>
    </style:style>
    <style:style style:name="Tabulka6.E" style:family="table-column">
      <style:table-column-properties style:column-width="2.723cm"/>
    </style:style>
    <style:style style:name="Tabulka6.F" style:family="table-column">
      <style:table-column-properties style:column-width="0.291cm"/>
    </style:style>
    <style:style style:name="Tabulka6.G" style:family="table-column">
      <style:table-column-properties style:column-width="6.5cm"/>
    </style:style>
    <style:style style:name="Tabulka6.H" style:family="table-column">
      <style:table-column-properties style:column-width="2.106cm"/>
    </style:style>
    <style:style style:name="Tabulka6.1" style:family="table-row">
      <style:table-row-properties style:min-row-height="0.661cm" fo:keep-together="auto"/>
    </style:style>
    <style:style style:name="Tabulka6.A1" style:family="table-cell">
      <style:table-cell-properties style:vertical-align="middle" fo:background-color="#ffffff" fo:padding-left="0.123cm" fo:padding-right="0.123cm" fo:padding-top="0cm" fo:padding-bottom="0cm" fo:border="none">
        <style:background-image/>
      </style:table-cell-properties>
    </style:style>
    <style:style style:name="Tabulka6.F1" style:family="table-cell">
      <style:table-cell-properties style:vertical-align="bottom" fo:background-color="#ffffff" fo:padding-left="0.123cm" fo:padding-right="0.123cm" fo:padding-top="0cm" fo:padding-bottom="0cm" fo:border="none">
        <style:background-image/>
      </style:table-cell-properties>
    </style:style>
    <style:style style:name="Tabulka6.2" style:family="table-row">
      <style:table-row-properties style:row-height="0.041cm" fo:keep-together="auto"/>
    </style:style>
    <style:style style:name="Tabulka6.3" style:family="table-row">
      <style:table-row-properties style:min-row-height="0.926cm" fo:keep-together="auto"/>
    </style:style>
    <style:style style:name="Tabulka6.A3" style:family="table-cell">
      <style:table-cell-properties style:vertical-align="middle" fo:background-color="#ffffff" fo:padding-left="0.123cm" fo:padding-right="0.123cm" fo:padding-top="0cm" fo:padding-bottom="0cm" fo:border="1pt solid #00000a">
        <style:background-image/>
      </style:table-cell-properties>
    </style:style>
    <style:style style:name="Tabulka6.B3" style:family="table-cell">
      <style:table-cell-properties style:vertical-align="middle" fo:background-color="#ffffff" fo:padding-left="0.123cm" fo:padding-right="0.123cm" fo:padding-top="0cm" fo:padding-bottom="0cm" fo:border-left="none" fo:border-right="1pt solid #00000a" fo:border-top="1pt solid #00000a" fo:border-bottom="1pt solid #00000a">
        <style:background-image/>
      </style:table-cell-properties>
    </style:style>
    <style:style style:name="Tabulka6.A4" style:family="table-cell">
      <style:table-cell-properties style:vertical-align="middle" fo:background-color="#c4d79b" fo:padding-left="0.123cm" fo:padding-right="0.123cm" fo:padding-top="0cm" fo:padding-bottom="0cm" fo:border-left="1pt solid #00000a" fo:border-right="1pt solid #00000a" fo:border-top="none" fo:border-bottom="1pt solid #00000a">
        <style:background-image/>
      </style:table-cell-properties>
    </style:style>
    <style:style style:name="Tabulka6.B4" style:family="table-cell">
      <style:table-cell-properties style:vertical-align="middle" fo:background-color="#c4d79b" fo:padding-left="0.123cm" fo:padding-right="0.123cm" fo:padding-top="0cm" fo:padding-bottom="0cm" fo:border-left="none" fo:border-right="1pt solid #00000a" fo:border-top="none" fo:border-bottom="1pt solid #00000a">
        <style:background-image/>
      </style:table-cell-properties>
    </style:style>
    <style:style style:name="Tabulka6.5" style:family="table-row">
      <style:table-row-properties style:min-row-height="1.376cm" fo:keep-together="auto"/>
    </style:style>
    <style:style style:name="Tabulka6.A5" style:family="table-cell">
      <style:table-cell-properties style:vertical-align="middle" fo:background-color="#ffffff" fo:padding-left="0.123cm" fo:padding-right="0.123cm" fo:padding-top="0cm" fo:padding-bottom="0cm" fo:border-left="1pt solid #00000a" fo:border-right="1pt solid #00000a" fo:border-top="none" fo:border-bottom="1pt solid #00000a">
        <style:background-image/>
      </style:table-cell-properties>
    </style:style>
    <style:style style:name="Tabulka6.B5" style:family="table-cell">
      <style:table-cell-properties style:vertical-align="middle" fo:background-color="#ffff00" fo:padding-left="0.123cm" fo:padding-right="0.123cm" fo:padding-top="0cm" fo:padding-bottom="0cm" fo:border-left="none" fo:border-right="1pt solid #00000a" fo:border-top="none" fo:border-bottom="1pt solid #00000a">
        <style:background-image/>
      </style:table-cell-properties>
    </style:style>
    <style:style style:name="Tabulka6.B6" style:family="table-cell">
      <style:table-cell-properties style:vertical-align="middle" fo:background-color="#ffffff" fo:padding-left="0.123cm" fo:padding-right="0.123cm" fo:padding-top="0cm" fo:padding-bottom="0cm" fo:border-left="none" fo:border-right="1pt solid #00000a" fo:border-top="none" fo:border-bottom="1pt solid #00000a">
        <style:background-image/>
      </style:table-cell-properties>
    </style:style>
    <style:style style:name="Tabulka6.7" style:family="table-row">
      <style:table-row-properties style:min-row-height="0.556cm" fo:keep-together="auto"/>
    </style:style>
    <style:style style:name="Tabulka6.10" style:family="table-row">
      <style:table-row-properties style:min-row-height="1.826cm" fo:keep-together="auto"/>
    </style:style>
    <style:style style:name="Tabulka6.D21" style:family="table-cell">
      <style:table-cell-properties style:vertical-align="middle" fo:background-color="#ffffff" fo:padding-left="0.123cm" fo:padding-right="0.123cm" fo:padding-top="0cm" fo:padding-bottom="0cm" fo:border-left="1pt solid #00000a" fo:border-right="1pt solid #00000a" fo:border-top="none" fo:border-bottom="none">
        <style:background-image/>
      </style:table-cell-properties>
    </style:style>
    <style:style style:name="Tabulka6.E21" style:family="table-cell">
      <style:table-cell-properties style:vertical-align="middle" fo:background-color="#ffffff" fo:padding-left="0.123cm" fo:padding-right="0.123cm" fo:padding-top="0cm" fo:padding-bottom="0cm" fo:border-left="none" fo:border-right="1pt solid #00000a" fo:border-top="none" fo:border-bottom="none">
        <style:background-image/>
      </style:table-cell-properties>
    </style:style>
    <style:style style:name="P1" style:family="paragraph" style:parent-style-name="Heading_20_1" style:list-style-name="WWNum18"/>
    <style:style style:name="P2" style:family="paragraph" style:parent-style-name="Heading_20_1" style:list-style-name="WWNum18">
      <style:paragraph-properties fo:break-before="page"/>
    </style:style>
    <style:style style:name="P3" style:family="paragraph" style:parent-style-name="Heading_20_2" style:list-style-name="WWNum18"/>
    <style:style style:name="P4" style:family="paragraph" style:parent-style-name="Heading_20_2" style:list-style-name="WWNum18">
      <style:paragraph-properties fo:break-before="page"/>
    </style:style>
    <style:style style:name="P5" style:family="paragraph" style:parent-style-name="Contents_20_2">
      <style:paragraph-properties>
        <style:tab-stops>
          <style:tab-stop style:position="1.164cm"/>
          <style:tab-stop style:position="15.984cm" style:type="right" style:leader-style="dotted" style:leader-text="."/>
        </style:tab-stops>
      </style:paragraph-properties>
    </style:style>
    <style:style style:name="P6" style:family="paragraph" style:parent-style-name="Contents_20_2">
      <style:paragraph-properties>
        <style:tab-stops>
          <style:tab-stop style:position="1.552cm"/>
          <style:tab-stop style:position="15.984cm" style:type="right" style:leader-style="dotted" style:leader-text="."/>
        </style:tab-stops>
      </style:paragraph-properties>
    </style:style>
    <style:style style:name="P7" style:family="paragraph" style:parent-style-name="caption">
      <style:paragraph-properties fo:text-align="center" style:justify-single-word="false"/>
    </style:style>
    <style:style style:name="P8" style:family="paragraph" style:parent-style-name="caption">
      <style:paragraph-properties fo:margin-left="1.27cm" fo:margin-right="0cm" fo:text-align="center" style:justify-single-word="false" fo:text-indent="0cm" style:auto-text-indent="false"/>
    </style:style>
    <style:style style:name="P9" style:family="paragraph" style:parent-style-name="Contents_20_1">
      <style:paragraph-properties>
        <style:tab-stops>
          <style:tab-stop style:position="1.164cm"/>
          <style:tab-stop style:position="15.984cm" style:type="right" style:leader-style="dotted" style:leader-text="."/>
        </style:tab-stops>
      </style:paragraph-properties>
    </style:style>
    <style:style style:name="P10" style:family="paragraph" style:parent-style-name="List_20_Paragraph" style:list-style-name="WWNum19"/>
    <style:style style:name="P11" style:family="paragraph" style:parent-style-name="List_20_Paragraph">
      <style:text-properties fo:font-size="11pt" style:font-size-asian="11pt"/>
    </style:style>
    <style:style style:name="P12" style:family="paragraph" style:parent-style-name="List_20_Paragraph" style:list-style-name="WWNum32"/>
    <style:style style:name="P13" style:family="paragraph" style:parent-style-name="List_20_Paragraph" style:list-style-name="WWNum25"/>
    <style:style style:name="P14" style:family="paragraph" style:parent-style-name="List_20_Paragraph" style:list-style-name="WWNum30"/>
    <style:style style:name="P15" style:family="paragraph" style:parent-style-name="List_20_Paragraph" style:list-style-name="WWNum27"/>
    <style:style style:name="P16" style:family="paragraph" style:parent-style-name="List_20_Paragraph">
      <style:paragraph-properties fo:margin-left="0cm" fo:margin-right="0cm" fo:text-indent="0cm" style:auto-text-indent="false"/>
    </style:style>
    <style:style style:name="P17" style:family="paragraph" style:parent-style-name="List_20_Paragraph">
      <style:paragraph-properties fo:margin-left="0cm" fo:margin-right="0cm" fo:text-indent="0cm" style:auto-text-indent="false"/>
      <style:text-properties fo:font-size="11pt" style:font-size-asian="11pt"/>
    </style:style>
    <style:style style:name="P18" style:family="paragraph" style:parent-style-name="List_20_Paragraph">
      <style:paragraph-properties fo:margin-left="2.54cm" fo:margin-right="0cm" fo:text-indent="0cm" style:auto-text-indent="false"/>
      <style:text-properties fo:font-size="11pt" style:font-size-asian="11pt"/>
    </style:style>
    <style:style style:name="P19" style:family="paragraph" style:parent-style-name="List_20_Paragraph">
      <style:paragraph-properties fo:keep-with-next="always"/>
    </style:style>
    <style:style style:name="P20" style:family="paragraph" style:parent-style-name="Contents_20_Heading" style:list-style-name="WWNum0">
      <style:paragraph-properties fo:break-before="page"/>
    </style:style>
    <style:style style:name="P21" style:family="paragraph" style:parent-style-name="Standard">
      <style:paragraph-properties fo:text-align="center" style:justify-single-word="false"/>
      <style:text-properties fo:color="#4f81bd" fo:font-size="72pt" fo:font-weight="bold" style:font-size-asian="72pt" style:font-weight-asian="bold"/>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ab-stops>
          <style:tab-stop style:position="4.001cm" style:type="right"/>
        </style:tab-stops>
      </style:paragraph-properties>
    </style:style>
    <style:style style:name="P24" style:family="paragraph" style:parent-style-name="Standard">
      <style:text-properties fo:font-size="11pt" style:font-size-asian="11pt"/>
    </style:style>
    <style:style style:name="P25" style:family="paragraph" style:parent-style-name="Standard">
      <style:text-properties fo:font-size="11pt" style:font-size-asian="11pt" style:language-asian="en" style:country-asian="US"/>
    </style:style>
    <style:style style:name="P26" style:family="paragraph" style:parent-style-name="Standard">
      <style:text-properties fo:font-size="11pt" fo:font-weight="bold" style:font-size-asian="11pt" style:language-asian="en" style:country-asian="US" style:font-weight-asian="bold"/>
    </style:style>
    <style:style style:name="P27" style:family="paragraph" style:parent-style-name="Standard">
      <style:text-properties fo:font-size="11pt" fo:font-weight="bold" style:font-size-asian="11pt" style:font-weight-asian="bold"/>
    </style:style>
    <style:style style:name="P28" style:family="paragraph" style:parent-style-name="Standard">
      <style:text-properties fo:font-size="11pt" fo:background-color="#ffff00" style:font-size-asian="11pt"/>
    </style:style>
    <style:style style:name="P29" style:family="paragraph" style:parent-style-name="Standard">
      <style:text-properties style:language-asian="en" style:country-asian="US"/>
    </style:style>
    <style:style style:name="P30" style:family="paragraph" style:parent-style-name="Standard">
      <style:paragraph-properties>
        <style:tab-stops>
          <style:tab-stop style:position="4.001cm" style:type="right"/>
        </style:tab-stops>
      </style:paragraph-properties>
    </style:style>
    <style:style style:name="P31" style:family="paragraph" style:parent-style-name="Standard">
      <style:paragraph-properties fo:text-align="end" style:justify-single-word="false">
        <style:tab-stops>
          <style:tab-stop style:position="4.001cm" style:type="right"/>
        </style:tab-stops>
      </style:paragraph-properties>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style>
    <style:style style:name="P34" style:family="paragraph" style:parent-style-name="Standard">
      <style:paragraph-properties fo:margin-top="0cm" fo:margin-bottom="0cm" loext:contextual-spacing="false"/>
      <style:text-properties fo:text-transform="uppercase" fo:color="#ffffff" fo:font-size="14pt" fo:letter-spacing="0.026cm" fo:font-weight="bold" style:font-size-asian="14pt" style:language-asian="en" style:country-asian="US" style:font-weight-asian="bold" style:font-size-complex="11pt" style:font-weight-complex="bold"/>
    </style:style>
    <style:style style:name="P35" style:family="paragraph" style:parent-style-name="Standard">
      <style:paragraph-properties fo:margin-top="0cm" fo:margin-bottom="0cm" loext:contextual-spacing="false"/>
      <style:text-properties fo:text-transform="uppercase" fo:font-size="11pt" fo:letter-spacing="0.026cm" style:font-size-asian="11pt" style:language-asian="en" style:country-asian="US" style:font-size-complex="11pt"/>
    </style:style>
    <style:style style:name="P36" style:family="paragraph" style:parent-style-name="Standard">
      <style:paragraph-properties fo:margin-top="0cm" fo:margin-bottom="0cm" loext:contextual-spacing="false" fo:text-align="center" style:justify-single-word="false"/>
    </style:style>
    <style:style style:name="P37" style:family="paragraph" style:parent-style-name="Standard">
      <style:paragraph-properties fo:margin-top="0cm" fo:margin-bottom="0cm" loext:contextual-spacing="false"/>
      <style:text-properties fo:color="#000000" fo:font-size="11pt" style:font-size-asian="11pt" style:font-size-complex="11pt"/>
    </style:style>
    <style:style style:name="P38" style:family="paragraph" style:parent-style-name="Standard">
      <style:paragraph-properties fo:margin-top="0cm" fo:margin-bottom="0cm" loext:contextual-spacing="false"/>
      <style:text-properties fo:color="#000000" fo:font-size="11pt" fo:font-weight="bold" style:font-size-asian="11pt" style:font-weight-asian="bold" style:font-size-complex="11pt" style:font-weight-complex="bold"/>
    </style:style>
    <style:style style:name="P39" style:family="paragraph" style:parent-style-name="Standard">
      <style:paragraph-properties fo:margin-top="0cm" fo:margin-bottom="0cm" loext:contextual-spacing="false"/>
      <style:text-properties fo:color="#000000"/>
    </style:style>
    <style:style style:name="P40" style:family="paragraph" style:parent-style-name="Standard">
      <style:paragraph-properties fo:margin-top="0cm" fo:margin-bottom="0cm" loext:contextual-spacing="false" fo:text-align="end" style:justify-single-word="false"/>
    </style:style>
    <style:style style:name="P41" style:family="paragraph" style:parent-style-name="Standard">
      <style:paragraph-properties fo:margin-top="0cm" fo:margin-bottom="0cm" loext:contextual-spacing="false"/>
      <style:text-properties fo:font-size="11pt" style:font-size-asian="11pt"/>
    </style:style>
    <style:style style:name="P42" style:family="paragraph" style:parent-style-name="Standard">
      <style:paragraph-properties fo:margin-top="0cm" fo:margin-bottom="0cm" loext:contextual-spacing="false" fo:break-before="page"/>
    </style:style>
    <style:style style:name="P43" style:family="paragraph" style:parent-style-name="Standard">
      <style:paragraph-properties fo:margin-top="0cm" fo:margin-bottom="0cm" loext:contextual-spacing="false" fo:text-align="end" style:justify-single-word="false" fo:keep-with-next="always"/>
    </style:style>
    <style:style style:name="P44" style:family="paragraph" style:parent-style-name="Standard">
      <style:paragraph-properties fo:margin-left="1.249cm" fo:margin-right="0cm" fo:text-indent="0.503cm" style:auto-text-indent="false">
        <style:tab-stops>
          <style:tab-stop style:position="4.001cm" style:type="right"/>
        </style:tab-stops>
      </style:paragraph-properties>
    </style:style>
    <style:style style:name="P45" style:family="paragraph" style:parent-style-name="Standard">
      <style:paragraph-properties fo:margin-left="1.752cm" fo:margin-right="0cm" fo:text-indent="0cm" style:auto-text-indent="false"/>
    </style:style>
    <style:style style:name="P46" style:family="paragraph" style:parent-style-name="Standard">
      <style:paragraph-properties fo:margin-left="1.752cm" fo:margin-right="0cm" fo:text-indent="-0.25cm" style:auto-text-indent="false">
        <style:tab-stops>
          <style:tab-stop style:position="4.001cm" style:type="right"/>
        </style:tab-stops>
      </style:paragraph-properties>
    </style:style>
    <style:style style:name="P47" style:family="paragraph" style:parent-style-name="Standard">
      <style:paragraph-properties fo:margin-left="4.995cm" fo:margin-right="0cm" fo:text-indent="-3.244cm" style:auto-text-indent="false">
        <style:tab-stops>
          <style:tab-stop style:position="4.001cm" style:type="right"/>
        </style:tab-stops>
      </style:paragraph-properties>
    </style:style>
    <style:style style:name="P48" style:family="paragraph" style:parent-style-name="Standard">
      <style:paragraph-properties fo:margin-left="4.995cm" fo:margin-right="0cm" fo:text-indent="-3.494cm" style:auto-text-indent="false">
        <style:tab-stops>
          <style:tab-stop style:position="4.001cm" style:type="right"/>
        </style:tab-stops>
      </style:paragraph-properties>
    </style:style>
    <style:style style:name="P49" style:family="paragraph" style:parent-style-name="Standard">
      <style:paragraph-properties fo:margin-left="4.995cm" fo:margin-right="0cm" fo:text-indent="-3.745cm" style:auto-text-indent="false">
        <style:tab-stops>
          <style:tab-stop style:position="4.001cm" style:type="right"/>
        </style:tab-stops>
      </style:paragraph-properties>
    </style:style>
    <style:style style:name="P50" style:family="paragraph" style:parent-style-name="Standard">
      <style:paragraph-properties fo:margin-left="1.249cm" fo:margin-right="0cm" fo:text-indent="1.249cm" style:auto-text-indent="false"/>
    </style:style>
    <style:style style:name="P51" style:family="paragraph" style:parent-style-name="Standard">
      <style:paragraph-properties fo:keep-with-next="always"/>
    </style:style>
    <style:style style:name="P52" style:family="paragraph" style:parent-style-name="Standard">
      <style:paragraph-properties fo:text-align="center" style:justify-single-word="false" fo:keep-with-next="always"/>
    </style:style>
    <style:style style:name="P53" style:family="paragraph" style:parent-style-name="Standard">
      <style:paragraph-properties fo:margin-left="0.635cm" fo:margin-right="0cm" fo:text-indent="0cm" style:auto-text-indent="false"/>
    </style:style>
    <style:style style:name="P54" style:family="paragraph" style:parent-style-name="Standard" style:master-page-name="First_20_Page">
      <style:paragraph-properties fo:text-align="center" style:justify-single-word="false" style:page-number="auto"/>
      <style:text-properties fo:color="#4f81bd" fo:font-size="72pt" fo:font-weight="bold" style:font-size-asian="72pt" style:font-weight-asian="bold"/>
    </style:style>
    <style:style style:name="P55" style:family="paragraph" style:parent-style-name="Footer">
      <style:paragraph-properties fo:text-align="justify" style:justify-single-word="false">
        <style:tab-stops>
          <style:tab-stop style:position="16.002cm" style:type="right"/>
        </style:tab-stops>
      </style:paragraph-properties>
    </style:style>
    <style:style style:name="P56" style:family="paragraph" style:parent-style-name="Footer">
      <style:paragraph-properties fo:text-align="center" style:justify-single-word="false"/>
    </style:style>
    <style:style style:name="P57" style:family="paragraph">
      <loext:graphic-properties draw:fill="none"/>
      <style:paragraph-properties fo:text-align="start"/>
      <style:text-properties fo:font-size="18pt"/>
    </style:style>
    <style:style style:name="T1" style:family="text">
      <style:text-properties fo:color="#4f81bd" fo:font-size="72pt" fo:font-weight="bold" style:font-size-asian="72pt" style:font-weight-asian="bold"/>
    </style:style>
    <style:style style:name="T2" style:family="text">
      <style:text-properties fo:color="#4f81bd" fo:font-size="14pt" fo:font-style="italic" style:font-size-asian="14pt" style:font-style-asian="italic" style:font-size-complex="14pt" style:font-style-complex="italic"/>
    </style:style>
    <style:style style:name="T3" style:family="text">
      <style:text-properties fo:font-size="18pt" fo:font-weight="bold" style:font-size-asian="18pt" style:font-weight-asian="bold"/>
    </style:style>
    <style:style style:name="T4" style:family="text">
      <style:text-properties style:text-underline-style="none"/>
    </style:style>
    <style:style style:name="T5" style:family="text">
      <style:text-properties style:text-underline-style="none" text:display="true"/>
    </style:style>
    <style:style style:name="T6" style:family="text">
      <style:text-properties fo:font-variant="normal" fo:text-transform="none" style:font-name="Calibri" style:text-underline-style="none" fo:font-weight="normal" style:font-name-asian="F" style:font-weight-asian="normal" style:font-name-complex="Arial" style:font-weight-complex="normal"/>
    </style:style>
    <style:style style:name="T7" style:family="text">
      <style:text-properties fo:font-variant="normal" fo:text-transform="none" style:font-name="Calibri" fo:font-weight="normal" style:font-name-asian="F" style:font-weight-asian="normal" style:font-name-complex="Arial" style:font-weight-complex="normal"/>
    </style:style>
    <style:style style:name="T8" style:family="text">
      <style:text-properties text:display="true"/>
    </style:style>
    <style:style style:name="T9" style:family="text">
      <style:text-properties fo:font-size="14pt" style:font-size-asian="14pt"/>
    </style:style>
    <style:style style:name="T10" style:family="text">
      <style:text-properties fo:font-size="11pt" style:font-size-asian="11pt"/>
    </style:style>
    <style:style style:name="T11" style:family="text">
      <style:text-properties fo:font-size="11pt" style:font-size-asian="11pt" style:language-asian="en" style:country-asian="US"/>
    </style:style>
    <style:style style:name="T12" style:family="text">
      <style:text-properties fo:font-size="11pt" style:text-underline-style="solid" style:text-underline-width="auto" style:text-underline-color="font-color" style:font-size-asian="11pt"/>
    </style:style>
    <style:style style:name="T13" style:family="text">
      <style:text-properties fo:font-size="11pt" fo:font-weight="bold" style:font-size-asian="11pt" style:language-asian="en" style:country-asian="US" style:font-weight-asian="bold"/>
    </style:style>
    <style:style style:name="T14" style:family="text">
      <style:text-properties fo:font-size="11pt" fo:font-weight="bold" style:font-size-asian="11pt" style:font-weight-asian="bold"/>
    </style:style>
    <style:style style:name="T15" style:family="text">
      <style:text-properties fo:font-size="11pt" fo:font-style="italic" style:font-size-asian="11pt" style:language-asian="en" style:country-asian="US" style:font-style-asian="italic"/>
    </style:style>
    <style:style style:name="T16" style:family="text">
      <style:text-properties fo:font-size="11pt" fo:font-style="italic" style:font-size-asian="11pt" style:font-style-asian="italic"/>
    </style:style>
    <style:style style:name="T17" style:family="text">
      <style:text-properties fo:font-size="11pt" fo:background-color="#ffff00" loext:char-shading-value="0" style:font-size-asian="11pt"/>
    </style:style>
    <style:style style:name="T18" style:family="text">
      <style:text-properties fo:color="#000000" fo:font-size="11pt" fo:font-weight="bold" style:font-size-asian="11pt" style:font-weight-asian="bold" style:font-size-complex="11pt"/>
    </style:style>
    <style:style style:name="T19" style:family="text">
      <style:text-properties fo:color="#000000" fo:font-size="11pt" style:font-size-asian="11pt" style:font-size-complex="11pt"/>
    </style:style>
    <style:style style:name="T20" style:family="text">
      <style:text-properties fo:color="#000000" fo:font-size="11pt" style:font-size-asian="11pt"/>
    </style:style>
    <style:style style:name="T21" style:family="text">
      <style:text-properties fo:color="#000000" fo:font-size="14pt" fo:font-weight="bold" style:font-size-asian="14pt" style:font-weight-asian="bold" style:font-size-complex="14pt" style:font-weight-complex="bold"/>
    </style:style>
    <style:style style:name="T22" style:family="text">
      <style:text-properties fo:color="#000000" fo:font-weight="bold" style:font-weight-asian="bold" style:font-weight-complex="bold"/>
    </style:style>
    <style:style style:name="T23" style:family="text">
      <style:text-properties fo:color="#000000"/>
    </style:style>
    <style:style style:name="T24" style:family="text">
      <style:text-properties fo:font-weight="bold" style:font-weight-asian="bold"/>
    </style:style>
    <style:style style:name="T25" style:family="text">
      <style:text-properties fo:color="#363636"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35cm" svg:stroke-color="#4a7ebb"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160735968" text:id="ct160735968">
          <text:insertion>
            <office:change-info>
              <dc:creator>Danuše Scholzová </dc:creator>
              <dc:date>2015-02-24T10:45:00</dc:date>
            </office:change-info>
          </text:insertion>
        </text:changed-region>
        <text:changed-region xml:id="ct160751488" text:id="ct160751488">
          <text:insertion>
            <office:change-info>
              <dc:creator>Danuše Scholzová </dc:creator>
              <dc:date>2015-02-24T10:47:00</dc:date>
            </office:change-info>
          </text:insertion>
        </text:changed-region>
        <text:changed-region xml:id="ct196737152" text:id="ct196737152">
          <text:insertion>
            <office:change-info>
              <dc:creator>Danuše Scholzová </dc:creator>
              <dc:date>2015-02-24T10:45:00</dc:date>
            </office:change-info>
          </text:insertion>
        </text:changed-region>
        <text:changed-region xml:id="ct167996688" text:id="ct167996688">
          <text:insertion>
            <office:change-info>
              <dc:creator>Danuše Scholzová </dc:creator>
              <dc:date>2015-02-24T10:47:00</dc:date>
            </office:change-info>
          </text:insertion>
        </text:changed-region>
        <text:changed-region xml:id="ct160954176" text:id="ct160954176">
          <text:insertion>
            <office:change-info>
              <dc:creator>Danuše Scholzová </dc:creator>
              <dc:date>2015-02-24T10:50:00</dc:date>
            </office:change-info>
          </text:insertion>
        </text:changed-region>
        <text:changed-region xml:id="ct168188624" text:id="ct168188624">
          <text:insertion>
            <office:change-info>
              <dc:creator>Danuše Scholzová </dc:creator>
              <dc:date>2015-02-24T10:47:00</dc:date>
            </office:change-info>
          </text:insertion>
        </text:changed-region>
        <text:changed-region xml:id="ct168109488" text:id="ct168109488">
          <text:insertion>
            <office:change-info>
              <dc:creator>Danuše Scholzová </dc:creator>
              <dc:date>2015-02-24T10:48:00</dc:date>
            </office:change-info>
          </text:insertion>
        </text:changed-region>
        <text:changed-region xml:id="ct168157392" text:id="ct168157392">
          <text:insertion>
            <office:change-info>
              <dc:creator>Danuše Scholzová </dc:creator>
              <dc:date>2015-02-24T10:47:00</dc:date>
            </office:change-info>
          </text:insertion>
        </text:changed-region>
        <text:changed-region xml:id="ct169855456" text:id="ct169855456">
          <text:insertion>
            <office:change-info>
              <dc:creator>Danuše Scholzová </dc:creator>
              <dc:date>2015-02-24T10:48:00</dc:date>
            </office:change-info>
          </text:insertion>
        </text:changed-region>
        <text:changed-region xml:id="ct161720736" text:id="ct161720736">
          <text:insertion>
            <office:change-info>
              <dc:creator>Danuše Scholzová </dc:creator>
              <dc:date>2015-02-24T10:47:00</dc:date>
            </office:change-info>
          </text:insertion>
        </text:changed-region>
        <text:changed-region xml:id="ct186510704" text:id="ct186510704">
          <text:insertion>
            <office:change-info>
              <dc:creator>Danuše Scholzová </dc:creator>
              <dc:date>2015-02-24T10:45:00</dc:date>
            </office:change-info>
          </text:insertion>
        </text:changed-region>
        <text:changed-region xml:id="ct168158896" text:id="ct168158896">
          <text:insertion>
            <office:change-info>
              <dc:creator>Danuše Scholzová </dc:creator>
              <dc:date>2015-02-24T10:49:00</dc:date>
            </office:change-info>
          </text:insertion>
        </text:changed-region>
        <text:changed-region xml:id="ct162568000" text:id="ct162568000">
          <text:insertion>
            <office:change-info>
              <dc:creator>Danuše Scholzová </dc:creator>
              <dc:date>2015-02-24T10:49:00</dc:date>
            </office:change-info>
          </text:insertion>
        </text:changed-region>
        <text:changed-region xml:id="ct161024496" text:id="ct161024496">
          <text:insertion>
            <office:change-info>
              <dc:creator>Danuše Scholzová </dc:creator>
              <dc:date>2015-02-24T10:49:00</dc:date>
            </office:change-info>
          </text:insertion>
        </text:changed-region>
        <text:changed-region xml:id="ct160750720" text:id="ct160750720">
          <text:insertion>
            <office:change-info>
              <dc:creator>Danuše Scholzová </dc:creator>
              <dc:date>2015-02-24T10:50:00</dc:date>
            </office:change-info>
          </text:insertion>
        </text:changed-region>
        <text:changed-region xml:id="ct162478960" text:id="ct162478960">
          <text:insertion>
            <office:change-info>
              <dc:creator>Danuše Scholzová </dc:creator>
              <dc:date>2015-02-24T10:51:00</dc:date>
            </office:change-info>
          </text:insertion>
        </text:changed-region>
        <text:changed-region xml:id="ct160776656" text:id="ct160776656">
          <text:insertion>
            <office:change-info>
              <dc:creator>Danuše Scholzová </dc:creator>
              <dc:date>2015-02-24T10:52:00</dc:date>
            </office:change-info>
          </text:insertion>
        </text:changed-region>
        <text:changed-region xml:id="ct168124848" text:id="ct168124848">
          <text:insertion>
            <office:change-info>
              <dc:creator>Danuše Scholzová </dc:creator>
              <dc:date>2015-02-24T10:51:00</dc:date>
            </office:change-info>
          </text:insertion>
        </text:changed-region>
        <text:changed-region xml:id="ct160776432" text:id="ct160776432">
          <text:insertion>
            <office:change-info>
              <dc:creator>Danuše Scholzová </dc:creator>
              <dc:date>2015-02-24T10:52:00</dc:date>
            </office:change-info>
          </text:insertion>
        </text:changed-region>
        <text:changed-region xml:id="ct169795904" text:id="ct169795904">
          <text:insertion>
            <office:change-info>
              <dc:creator>Danuše Scholzová </dc:creator>
              <dc:date>2015-02-24T11:00:00</dc:date>
            </office:change-info>
          </text:insertion>
        </text:changed-region>
        <text:changed-region xml:id="ct168085136" text:id="ct168085136">
          <text:insertion>
            <office:change-info>
              <dc:creator>Danuše Scholzová </dc:creator>
              <dc:date>2015-02-24T10:52:00</dc:date>
            </office:change-info>
          </text:insertion>
        </text:changed-region>
        <text:changed-region xml:id="ct186524576" text:id="ct186524576">
          <text:insertion>
            <office:change-info>
              <dc:creator>Danuše Scholzová </dc:creator>
              <dc:date>2015-02-24T10:53:00</dc:date>
            </office:change-info>
          </text:insertion>
        </text:changed-region>
        <text:changed-region xml:id="ct186524784" text:id="ct186524784">
          <text:insertion>
            <office:change-info>
              <dc:creator>Danuše Scholzová </dc:creator>
              <dc:date>2015-02-24T10:52:00</dc:date>
            </office:change-info>
          </text:insertion>
        </text:changed-region>
        <text:changed-region xml:id="ct167866624" text:id="ct167866624">
          <text:insertion>
            <office:change-info>
              <dc:creator>Danuše Scholzová </dc:creator>
              <dc:date>2015-02-24T10:53:00</dc:date>
            </office:change-info>
          </text:insertion>
        </text:changed-region>
        <text:changed-region xml:id="ct160809264" text:id="ct160809264">
          <text:insertion>
            <office:change-info>
              <dc:creator>Danuše Scholzová </dc:creator>
              <dc:date>2015-02-24T10: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 text:display-outline-level="0" text:name="Graf"/>
      </text:sequence-decls>
      <text:p text:style-name="P54"/>
      <text:p text:style-name="P21"/>
      <text:p text:style-name="P22"><text:span text:style-name="T1">IS GRANTY</text:span></text:p>
      <text:p text:style-name="P22"><text:span text:style-name="T3">ZHODNOCENÍ VARIANT ŘEŠENÍ</text:span></text:p>
      <text:p text:style-name="P32"/>
      <text:p text:style-name="P20">Obsah</text:p>
      <text:table-of-content text:style-name="Sect1" text:protected="true" text:name="Obsah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Toc412661449" text:style-name="Index_20_Link" text:visited-style-name="Index_20_Link"><text:span text:style-name="T4">1</text:span></text:a><text:a xlink:type="simple" xlink:href="#_Toc412661449" text:style-name="Index_20_Link" text:visited-style-name="Index_20_Link"><text:span text:style-name="T6"><text:tab/></text:span></text:a><text:a xlink:type="simple" xlink:href="#_Toc412661449" text:style-name="Index_20_Link" text:visited-style-name="Index_20_Link"><text:span text:style-name="T4">MANAŽERSKÉ SHRNUTÍ</text:span></text:a><text:a xlink:type="simple" xlink:href="#_Toc412661449" text:style-name="Index_20_Link" text:visited-style-name="Index_20_Link"><text:span text:style-name="T5"><text:tab/>3</text:span></text:a></text:p>
          <text:p text:style-name="P9"><text:a xlink:type="simple" xlink:href="#_Toc412661450" text:style-name="Index_20_Link" text:visited-style-name="Index_20_Link"><text:span text:style-name="T4">2</text:span></text:a><text:a xlink:type="simple" xlink:href="#_Toc412661450" text:style-name="Index_20_Link" text:visited-style-name="Index_20_Link"><text:span text:style-name="T6"><text:tab/></text:span></text:a><text:a xlink:type="simple" xlink:href="#_Toc412661450" text:style-name="Index_20_Link" text:visited-style-name="Index_20_Link"><text:span text:style-name="T4">HLAVNÍ CÍLE SYSTÉMU GRANTY</text:span></text:a><text:a xlink:type="simple" xlink:href="#_Toc412661450" text:style-name="Index_20_Link" text:visited-style-name="Index_20_Link"><text:span text:style-name="T5"><text:tab/>4</text:span></text:a></text:p>
          <text:p text:style-name="P5"><text:a xlink:type="simple" xlink:href="#_Toc412661451" text:style-name="Index_20_Link" text:visited-style-name="Index_20_Link"><text:span text:style-name="T4">2.1</text:span></text:a><text:a xlink:type="simple" xlink:href="#_Toc412661451" text:style-name="Index_20_Link" text:visited-style-name="Index_20_Link"><text:span text:style-name="T7"><text:tab/></text:span></text:a><text:a xlink:type="simple" xlink:href="#_Toc412661451" text:style-name="Index_20_Link" text:visited-style-name="Index_20_Link"><text:span text:style-name="T4">Základní grantové oblasti</text:span></text:a><text:a xlink:type="simple" xlink:href="#_Toc412661451" text:style-name="Index_20_Link" text:visited-style-name="Index_20_Link"><text:span text:style-name="T8"><text:tab/>4</text:span></text:a></text:p>
          <text:p text:style-name="P5"><text:a xlink:type="simple" xlink:href="#_Toc412661452" text:style-name="Index_20_Link" text:visited-style-name="Index_20_Link"><text:span text:style-name="T4">2.2</text:span></text:a><text:a xlink:type="simple" xlink:href="#_Toc412661452" text:style-name="Index_20_Link" text:visited-style-name="Index_20_Link"><text:span text:style-name="T7"><text:tab/></text:span></text:a><text:a xlink:type="simple" xlink:href="#_Toc412661452" text:style-name="Index_20_Link" text:visited-style-name="Index_20_Link"><text:span text:style-name="T4">Geneze</text:span></text:a><text:a xlink:type="simple" xlink:href="#_Toc412661452" text:style-name="Index_20_Link" text:visited-style-name="Index_20_Link"><text:span text:style-name="T8"><text:tab/>5</text:span></text:a></text:p>
          <text:p text:style-name="P9"><text:a xlink:type="simple" xlink:href="#_Toc412661453" text:style-name="Index_20_Link" text:visited-style-name="Index_20_Link"><text:span text:style-name="T4">3</text:span></text:a><text:a xlink:type="simple" xlink:href="#_Toc412661453" text:style-name="Index_20_Link" text:visited-style-name="Index_20_Link"><text:span text:style-name="T6"><text:tab/></text:span></text:a><text:a xlink:type="simple" xlink:href="#_Toc412661453" text:style-name="Index_20_Link" text:visited-style-name="Index_20_Link"><text:span text:style-name="T4">SOUČASNÝ STAV SYSTÉMU GRANTY</text:span></text:a><text:a xlink:type="simple" xlink:href="#_Toc412661453" text:style-name="Index_20_Link" text:visited-style-name="Index_20_Link"><text:span text:style-name="T5"><text:tab/>6</text:span></text:a></text:p>
          <text:p text:style-name="P5"><text:a xlink:type="simple" xlink:href="#_Toc412661454" text:style-name="Index_20_Link" text:visited-style-name="Index_20_Link"><text:span text:style-name="T4">3.1</text:span></text:a><text:a xlink:type="simple" xlink:href="#_Toc412661454" text:style-name="Index_20_Link" text:visited-style-name="Index_20_Link"><text:span text:style-name="T7"><text:tab/></text:span></text:a><text:a xlink:type="simple" xlink:href="#_Toc412661454" text:style-name="Index_20_Link" text:visited-style-name="Index_20_Link"><text:span text:style-name="T4">Základní funkcionality/moduly</text:span></text:a><text:a xlink:type="simple" xlink:href="#_Toc412661454" text:style-name="Index_20_Link" text:visited-style-name="Index_20_Link"><text:span text:style-name="T8"><text:tab/>6</text:span></text:a></text:p>
          <text:p text:style-name="P5"><text:a xlink:type="simple" xlink:href="#_Toc412661455" text:style-name="Index_20_Link" text:visited-style-name="Index_20_Link"><text:span text:style-name="T4">3.2</text:span></text:a><text:a xlink:type="simple" xlink:href="#_Toc412661455" text:style-name="Index_20_Link" text:visited-style-name="Index_20_Link"><text:span text:style-name="T7"><text:tab/></text:span></text:a><text:a xlink:type="simple" xlink:href="#_Toc412661455" text:style-name="Index_20_Link" text:visited-style-name="Index_20_Link"><text:span text:style-name="T4">struktura vynaložených prostředků</text:span></text:a><text:a xlink:type="simple" xlink:href="#_Toc412661455" text:style-name="Index_20_Link" text:visited-style-name="Index_20_Link"><text:span text:style-name="T8"><text:tab/>7</text:span></text:a></text:p>
          <text:p text:style-name="P5"><text:a xlink:type="simple" xlink:href="#_Toc412661456" text:style-name="Index_20_Link" text:visited-style-name="Index_20_Link"><text:span text:style-name="T4">3.3</text:span></text:a><text:a xlink:type="simple" xlink:href="#_Toc412661456" text:style-name="Index_20_Link" text:visited-style-name="Index_20_Link"><text:span text:style-name="T7"><text:tab/></text:span></text:a><text:a xlink:type="simple" xlink:href="#_Toc412661456" text:style-name="Index_20_Link" text:visited-style-name="Index_20_Link"><text:span text:style-name="T4">Analýza provozování IS Granty</text:span></text:a><text:a xlink:type="simple" xlink:href="#_Toc412661456" text:style-name="Index_20_Link" text:visited-style-name="Index_20_Link"><text:span text:style-name="T8"><text:tab/>7</text:span></text:a></text:p>
          <text:p text:style-name="P6"><text:a xlink:type="simple" xlink:href="#_Toc412661457" text:style-name="Index_20_Link" text:visited-style-name="Index_20_Link"><text:span text:style-name="T4">3.3.1</text:span></text:a><text:a xlink:type="simple" xlink:href="#_Toc412661457" text:style-name="Index_20_Link" text:visited-style-name="Index_20_Link"><text:span text:style-name="T7"><text:tab/></text:span></text:a><text:a xlink:type="simple" xlink:href="#_Toc412661457" text:style-name="Index_20_Link" text:visited-style-name="Index_20_Link"><text:span text:style-name="T4">Statistika počtu žádostí</text:span></text:a><text:a xlink:type="simple" xlink:href="#_Toc412661457" text:style-name="Index_20_Link" text:visited-style-name="Index_20_Link"><text:span text:style-name="T8"><text:tab/>8</text:span></text:a></text:p>
          <text:p text:style-name="P6"><text:a xlink:type="simple" xlink:href="#_Toc412661458" text:style-name="Index_20_Link" text:visited-style-name="Index_20_Link"><text:span text:style-name="T4">3.3.2</text:span></text:a><text:a xlink:type="simple" xlink:href="#_Toc412661458" text:style-name="Index_20_Link" text:visited-style-name="Index_20_Link"><text:span text:style-name="T7"><text:tab/></text:span></text:a><text:a xlink:type="simple" xlink:href="#_Toc412661458" text:style-name="Index_20_Link" text:visited-style-name="Index_20_Link"><text:span text:style-name="T4">Statistika objemů dotací</text:span></text:a><text:a xlink:type="simple" xlink:href="#_Toc412661458" text:style-name="Index_20_Link" text:visited-style-name="Index_20_Link"><text:span text:style-name="T8"><text:tab/>8</text:span></text:a></text:p>
          <text:p text:style-name="P6"><text:a xlink:type="simple" xlink:href="#_Toc412661459" text:style-name="Index_20_Link" text:visited-style-name="Index_20_Link"><text:span text:style-name="T4">3.3.3</text:span></text:a><text:a xlink:type="simple" xlink:href="#_Toc412661459" text:style-name="Index_20_Link" text:visited-style-name="Index_20_Link"><text:span text:style-name="T7"><text:tab/></text:span></text:a><text:a xlink:type="simple" xlink:href="#_Toc412661459" text:style-name="Index_20_Link" text:visited-style-name="Index_20_Link"><text:span text:style-name="T4">Financování IS Granty</text:span></text:a><text:a xlink:type="simple" xlink:href="#_Toc412661459" text:style-name="Index_20_Link" text:visited-style-name="Index_20_Link"><text:span text:style-name="T8"><text:tab/>9</text:span></text:a></text:p>
          <text:p text:style-name="P6"><text:a xlink:type="simple" xlink:href="#_Toc412661460" text:style-name="Index_20_Link" text:visited-style-name="Index_20_Link"><text:span text:style-name="T4">3.3.4</text:span></text:a><text:a xlink:type="simple" xlink:href="#_Toc412661460" text:style-name="Index_20_Link" text:visited-style-name="Index_20_Link"><text:span text:style-name="T7"><text:tab/></text:span></text:a><text:a xlink:type="simple" xlink:href="#_Toc412661460" text:style-name="Index_20_Link" text:visited-style-name="Index_20_Link"><text:span text:style-name="T4">Statistika rozvojových požadavkůna IS Granty od roku 2012</text:span></text:a><text:a xlink:type="simple" xlink:href="#_Toc412661460" text:style-name="Index_20_Link" text:visited-style-name="Index_20_Link"><text:span text:style-name="T8"><text:tab/>10</text:span></text:a></text:p>
          <text:p text:style-name="P6"><text:a xlink:type="simple" xlink:href="#_Toc412661461" text:style-name="Index_20_Link" text:visited-style-name="Index_20_Link"><text:span text:style-name="T4">3.3.5</text:span></text:a><text:a xlink:type="simple" xlink:href="#_Toc412661461" text:style-name="Index_20_Link" text:visited-style-name="Index_20_Link"><text:span text:style-name="T7"><text:tab/></text:span></text:a><text:a xlink:type="simple" xlink:href="#_Toc412661461" text:style-name="Index_20_Link" text:visited-style-name="Index_20_Link"><text:span text:style-name="T4">Statistika grantů po jednotlivých odborech</text:span></text:a><text:a xlink:type="simple" xlink:href="#_Toc412661461" text:style-name="Index_20_Link" text:visited-style-name="Index_20_Link"><text:span text:style-name="T8"><text:tab/>10</text:span></text:a></text:p>
          <text:p text:style-name="P9"><text:a xlink:type="simple" xlink:href="#_Toc412661462" text:style-name="Index_20_Link" text:visited-style-name="Index_20_Link"><text:span text:style-name="T4">4</text:span></text:a><text:a xlink:type="simple" xlink:href="#_Toc412661462" text:style-name="Index_20_Link" text:visited-style-name="Index_20_Link"><text:span text:style-name="T6"><text:tab/></text:span></text:a><text:a xlink:type="simple" xlink:href="#_Toc412661462" text:style-name="Index_20_Link" text:visited-style-name="Index_20_Link"><text:span text:style-name="T4">VARIANTY ŘEŠENÍ</text:span></text:a><text:a xlink:type="simple" xlink:href="#_Toc412661462" text:style-name="Index_20_Link" text:visited-style-name="Index_20_Link"><text:span text:style-name="T5"><text:tab/>11</text:span></text:a></text:p>
          <text:p text:style-name="P5"><text:a xlink:type="simple" xlink:href="#_Toc412661463" text:style-name="Index_20_Link" text:visited-style-name="Index_20_Link"><text:span text:style-name="T4">4.1</text:span></text:a><text:a xlink:type="simple" xlink:href="#_Toc412661463" text:style-name="Index_20_Link" text:visited-style-name="Index_20_Link"><text:span text:style-name="T7"><text:tab/></text:span></text:a><text:a xlink:type="simple" xlink:href="#_Toc412661463" text:style-name="Index_20_Link" text:visited-style-name="Index_20_Link"><text:span text:style-name="T4">provoz a rozvoj stávajícího řešení</text:span></text:a><text:a xlink:type="simple" xlink:href="#_Toc412661463" text:style-name="Index_20_Link" text:visited-style-name="Index_20_Link"><text:span text:style-name="T8"><text:tab/>11</text:span></text:a></text:p>
          <text:p text:style-name="P5"><text:a xlink:type="simple" xlink:href="#_Toc412661464" text:style-name="Index_20_Link" text:visited-style-name="Index_20_Link"><text:span text:style-name="T4">4.2</text:span></text:a><text:a xlink:type="simple" xlink:href="#_Toc412661464" text:style-name="Index_20_Link" text:visited-style-name="Index_20_Link"><text:span text:style-name="T7"><text:tab/></text:span></text:a><text:a xlink:type="simple" xlink:href="#_Toc412661464" text:style-name="Index_20_Link" text:visited-style-name="Index_20_Link"><text:span text:style-name="T4">pořízení nového systému</text:span></text:a><text:a xlink:type="simple" xlink:href="#_Toc412661464" text:style-name="Index_20_Link" text:visited-style-name="Index_20_Link"><text:span text:style-name="T8"><text:tab/>11</text:span></text:a></text:p>
          <text:p text:style-name="P5"><text:a xlink:type="simple" xlink:href="#_Toc412661465" text:style-name="Index_20_Link" text:visited-style-name="Index_20_Link"><text:span text:style-name="T4">4.3</text:span></text:a><text:a xlink:type="simple" xlink:href="#_Toc412661465" text:style-name="Index_20_Link" text:visited-style-name="Index_20_Link"><text:span text:style-name="T7"><text:tab/></text:span></text:a><text:a xlink:type="simple" xlink:href="#_Toc412661465" text:style-name="Index_20_Link" text:visited-style-name="Index_20_Link"><text:span text:style-name="T4">odkup zdrojových kódů</text:span></text:a><text:a xlink:type="simple" xlink:href="#_Toc412661465" text:style-name="Index_20_Link" text:visited-style-name="Index_20_Link"><text:span text:style-name="T8"><text:tab/>11</text:span></text:a></text:p>
          <text:p text:style-name="P9"><text:a xlink:type="simple" xlink:href="#_Toc412661466" text:style-name="Index_20_Link" text:visited-style-name="Index_20_Link"><text:span text:style-name="T4">5</text:span></text:a><text:a xlink:type="simple" xlink:href="#_Toc412661466" text:style-name="Index_20_Link" text:visited-style-name="Index_20_Link"><text:span text:style-name="T6"><text:tab/></text:span></text:a><text:a xlink:type="simple" xlink:href="#_Toc412661466" text:style-name="Index_20_Link" text:visited-style-name="Index_20_Link"><text:span text:style-name="T4">ANALÝZA JEDNOTLIVÝCH VARIANT</text:span></text:a><text:a xlink:type="simple" xlink:href="#_Toc412661466" text:style-name="Index_20_Link" text:visited-style-name="Index_20_Link"><text:span text:style-name="T5"><text:tab/>12</text:span></text:a></text:p>
          <text:p text:style-name="P5"><text:a xlink:type="simple" xlink:href="#_Toc412661467" text:style-name="Index_20_Link" text:visited-style-name="Index_20_Link"><text:span text:style-name="T4">5.1</text:span></text:a><text:a xlink:type="simple" xlink:href="#_Toc412661467" text:style-name="Index_20_Link" text:visited-style-name="Index_20_Link"><text:span text:style-name="T7"><text:tab/></text:span></text:a><text:a xlink:type="simple" xlink:href="#_Toc412661467" text:style-name="Index_20_Link" text:visited-style-name="Index_20_Link"><text:span text:style-name="T4">odborné posudky</text:span></text:a><text:a xlink:type="simple" xlink:href="#_Toc412661467" text:style-name="Index_20_Link" text:visited-style-name="Index_20_Link"><text:span text:style-name="T8"><text:tab/>12</text:span></text:a></text:p>
          <text:p text:style-name="P5"><text:a xlink:type="simple" xlink:href="#_Toc412661468" text:style-name="Index_20_Link" text:visited-style-name="Index_20_Link"><text:span text:style-name="T4">5.2</text:span></text:a><text:a xlink:type="simple" xlink:href="#_Toc412661468" text:style-name="Index_20_Link" text:visited-style-name="Index_20_Link"><text:span text:style-name="T7"><text:tab/></text:span></text:a><text:a xlink:type="simple" xlink:href="#_Toc412661468" text:style-name="Index_20_Link" text:visited-style-name="Index_20_Link"><text:span text:style-name="T4">analýza variant řešení</text:span></text:a><text:a xlink:type="simple" xlink:href="#_Toc412661468" text:style-name="Index_20_Link" text:visited-style-name="Index_20_Link"><text:span text:style-name="T8"><text:tab/>12</text:span></text:a></text:p>
          <text:p text:style-name="P6"><text:soft-page-break/><text:a xlink:type="simple" xlink:href="#_Toc412661469" text:style-name="Index_20_Link" text:visited-style-name="Index_20_Link"><text:span text:style-name="T4">5.2.1</text:span></text:a><text:a xlink:type="simple" xlink:href="#_Toc412661469" text:style-name="Index_20_Link" text:visited-style-name="Index_20_Link"><text:span text:style-name="T7"><text:tab/></text:span></text:a><text:a xlink:type="simple" xlink:href="#_Toc412661469" text:style-name="Index_20_Link" text:visited-style-name="Index_20_Link"><text:span text:style-name="T4">Provoz a rozvoj stávajícího řešení</text:span></text:a><text:a xlink:type="simple" xlink:href="#_Toc412661469" text:style-name="Index_20_Link" text:visited-style-name="Index_20_Link"><text:span text:style-name="T8"><text:tab/>13</text:span></text:a></text:p>
          <text:p text:style-name="P6"><text:a xlink:type="simple" xlink:href="#_Toc412661470" text:style-name="Index_20_Link" text:visited-style-name="Index_20_Link"><text:span text:style-name="T4">5.2.2</text:span></text:a><text:a xlink:type="simple" xlink:href="#_Toc412661470" text:style-name="Index_20_Link" text:visited-style-name="Index_20_Link"><text:span text:style-name="T7"><text:tab/></text:span></text:a><text:a xlink:type="simple" xlink:href="#_Toc412661470" text:style-name="Index_20_Link" text:visited-style-name="Index_20_Link"><text:span text:style-name="T4">otevřená soutěž na nového dodavatele řešení</text:span></text:a><text:a xlink:type="simple" xlink:href="#_Toc412661470" text:style-name="Index_20_Link" text:visited-style-name="Index_20_Link"><text:span text:style-name="T8"><text:tab/>14</text:span></text:a></text:p>
          <text:p text:style-name="P6"><text:a xlink:type="simple" xlink:href="#_Toc412661471" text:style-name="Index_20_Link" text:visited-style-name="Index_20_Link"><text:span text:style-name="T4">5.2.3</text:span></text:a><text:a xlink:type="simple" xlink:href="#_Toc412661471" text:style-name="Index_20_Link" text:visited-style-name="Index_20_Link"><text:span text:style-name="T7"><text:tab/></text:span></text:a><text:a xlink:type="simple" xlink:href="#_Toc412661471" text:style-name="Index_20_Link" text:visited-style-name="Index_20_Link"><text:span text:style-name="T4">odkup zdrojových kódů</text:span></text:a><text:a xlink:type="simple" xlink:href="#_Toc412661471" text:style-name="Index_20_Link" text:visited-style-name="Index_20_Link"><text:span text:style-name="T8"><text:tab/>15</text:span></text:a></text:p>
          <text:p text:style-name="P9"><text:a xlink:type="simple" xlink:href="#_Toc412661472" text:style-name="Index_20_Link" text:visited-style-name="Index_20_Link"><text:span text:style-name="T4">6</text:span></text:a><text:a xlink:type="simple" xlink:href="#_Toc412661472" text:style-name="Index_20_Link" text:visited-style-name="Index_20_Link"><text:span text:style-name="T6"><text:tab/></text:span></text:a><text:a xlink:type="simple" xlink:href="#_Toc412661472" text:style-name="Index_20_Link" text:visited-style-name="Index_20_Link"><text:span text:style-name="T4">DOPORUČENÍ KOMISI INFORMATIKY</text:span></text:a><text:a xlink:type="simple" xlink:href="#_Toc412661472" text:style-name="Index_20_Link" text:visited-style-name="Index_20_Link"><text:span text:style-name="T5"><text:tab/>18</text:span></text:a></text:p>
          <text:p text:style-name="Standard"/>
        </text:index-body>
      </text:table-of-content>
      <text:p text:style-name="P32"/>
      <text:p text:style-name="P42"/>
      <text:list xml:id="list4378866883632184809" text:style-name="WWNum18">
        <text:list-item>
          <text:h text:style-name="P1" text:outline-level="1"><text:bookmark-start text:name="_Toc412661449"/><text:span text:style-name="T9">MANAŽERSKÉ SHRNUTÍ</text:span><text:bookmark-end text:name="_Toc412661449"/></text:h>
        </text:list-item>
      </text:list>
      <text:p text:style-name="List_20_Paragraph"/>
      <text:list xml:id="list498441828020793539" text:style-name="WWNum19">
        <text:list-item>
          <text:p text:style-name="P10"><text:span text:style-name="T10">Softwarové řešení Granty od společnosti ASD Software je v provozu od r. 2003, dnes jej využívá cca 80 uživatelů napříč MHMP i některé sekretariáty předsedů výborů ZHMP. </text:span></text:p>
        </text:list-item>
      </text:list>
      <text:p text:style-name="P11"/>
      <text:list xml:id="list163404946628363" text:continue-numbering="true" text:style-name="WWNum19">
        <text:list-item>
          <text:p text:style-name="P10"><text:span text:style-name="T10">V systému IS Granty je evidováno cca 56 tisíc žádostí a za dobu jeho existence byly zaevidovány žádosti ve výši cca 32 miliard Kč a schváleny finanční prostředky ve výši cca 9 miliard Kč. MHMP od roku 2003 až dodnes vynaložil na zajištění systému, jeho provoz, rozvoj a podporu cca 28 miliónů Kč.</text:span></text:p>
        </text:list-item>
      </text:list>
      <text:p text:style-name="P24"/>
      <text:list xml:id="list163405495503656" text:continue-numbering="true" text:style-name="WWNum19">
        <text:list-item>
          <text:p text:style-name="P10"><text:span text:style-name="T10">Řešení Granty je na MHMP provozováno a rozvíjeno již od roku 2003. Dle znaleckého posudku došlo během 11 let provozu a realizovaných úprav ke zhodnocení vlastního systému IS Granty nejméně na 8,8 mil. Kč. <text:s/></text:span></text:p>
        </text:list-item>
      </text:list>
      <text:p text:style-name="P11"/>
      <text:list xml:id="list163405156385542" text:continue-numbering="true" text:style-name="WWNum19">
        <text:list-item>
          <text:p text:style-name="P10"><text:span text:style-name="T10">Poslední systémová podpora, kterou zajišťuje výrobce řešení ASD Software, skončila ke dni 31.12.2014, ke konci r. 2014 nejsou vyřešeny rozvojové požadavky v rozsahu 392 MD.</text:span></text:p>
        </text:list-item>
      </text:list>
      <text:p text:style-name="P24"/>
      <text:list xml:id="list163405642100712" text:continue-numbering="true" text:style-name="WWNum19">
        <text:list-item>
          <text:p text:style-name="P10"><text:span text:style-name="T10">Nabízejí se 3 varianty pro zajištění budoucího provozu systému Granty:</text:span></text:p>
        </text:list-item>
      </text:list>
      <text:p text:style-name="P11"/>
      <text:list xml:id="list163404497455958" text:continue-numbering="true" text:style-name="WWNum19">
        <text:list-item>
          <text:list>
            <text:list-item>
              <text:p text:style-name="P10"><text:span text:style-name="T10">Provoz a rozvoj stávajícího řešení formou JŘBU … cena 18 026 000,- Kč</text:span></text:p>
            </text:list-item>
            <text:list-item>
              <text:p text:style-name="P10"><text:span text:style-name="T10">Otevřená soutěž na nového dodavatele řešení … cena 24 125 000,- Kč</text:span></text:p>
            </text:list-item>
            <text:list-item>
              <text:p text:style-name="P10"><text:span text:style-name="T10">Odkup zdrojových kódů a veřejná soutěž na provoz a rozvoj … cena 30 622 000,- Kč</text:span></text:p>
            </text:list-item>
          </text:list>
        </text:list-item>
      </text:list>
      <text:p text:style-name="P24"/>
      <text:list xml:id="list163405961998943" text:continue-numbering="true" text:style-name="WWNum19">
        <text:list-item>
          <text:p text:style-name="P10"><text:span text:style-name="T10">Odbor informatiky zpracoval SWOT analýzu jednotlivých variant a nechal vypracovat sadu posudků na ocenění zdrojových kódů, obvyklou cenu technické podpory a rozvoje, posouzení možných postupů pro pokračování formou JŘBU a pro vypsání VZ a další.</text:span></text:p>
        </text:list-item>
      </text:list>
      <text:p text:style-name="P11"/>
      <text:list xml:id="list163406017530798" text:continue-numbering="true" text:style-name="WWNum19">
        <text:list-item>
          <text:p text:style-name="P10"><text:span text:style-name="T10">Odbor informatiky předkládá komisi informatiky souhrn poznatků a doporučení s cílem získání doporučujícího stanoviska k dalšímu postupu a navrhuje následující:</text:span></text:p>
        </text:list-item>
      </text:list>
      <text:p text:style-name="P11"/>
      <text:list xml:id="list163405891923306" text:continue-numbering="true" text:style-name="WWNum19">
        <text:list-item>
          <text:list>
            <text:list-item>
              <text:p text:style-name="P10"><text:span text:style-name="T10">Zrušit nedokončené JŘBU na rozvojové požadavky</text:span></text:p>
            </text:list-item>
            <text:list-item>
              <text:p text:style-name="P10"><text:span text:style-name="T10">Revokovat rozhodnutí minulé Rady o odkupu zdrojových kódů</text:span></text:p>
            </text:list-item>
            <text:list-item>
              <text:p text:style-name="P10"><text:span text:style-name="T10">Oznámit záměr na dodávku nového systému Granty</text:span></text:p>
            </text:list-item>
            <text:list-item>
              <text:p text:style-name="P10"><text:span text:style-name="T10">Na nezbytnou dobu přechodu na nový systém zajistit fungování současného systému IS Granty formou JŘBU</text:span></text:p>
            </text:list-item>
            <text:list-item>
              <text:p text:style-name="P10"><text:soft-page-break/><text:span text:style-name="T10">Vypsat otevřenou soutěž na dodávku nového systému Granty</text:span></text:p>
            </text:list-item>
          </text:list>
        </text:list-item>
      </text:list>
      <text:p text:style-name="P11"/>
      <text:list xml:id="list163405612578301" text:continue-numbering="true" text:style-name="WWNum19">
        <text:list-item>
          <text:p text:style-name="P10"><text:span text:style-name="T10">Pro úspěšnou realizaci dalšího fungování systému Granty, ať bude dodavatel jakýkoliv, je nesmírně důležité důkladné provedení analýzy požadavků a potřeb klíčových uživatelů z dotčených odborů.</text:span></text:p>
        </text:list-item>
      </text:list>
      <text:p text:style-name="Standard"/>
      <text:p text:style-name="Standard"> </text:p>
      <text:p text:style-name="P34"/>
      <text:list xml:id="list163404426121635" text:continue-list="list4378866883632184809" text:style-name="WWNum18">
        <text:list-item>
          <text:h text:style-name="P2" text:outline-level="1"><text:bookmark-start text:name="_Toc412661450"/><text:span text:style-name="T9">HLAVNÍ CÍLE SYSTÉMU GRANTY</text:span><text:bookmark-end text:name="_Toc412661450"/></text:h>
        </text:list-item>
      </text:list>
      <text:p text:style-name="P24"/>
      <text:p text:style-name="Standard"><text:span text:style-name="T10">Hlavní město Praha vypisuje každoročně prostřednictvím svých odborů grantová řízení na podporu aktivit právnických a fyzických osob, které vykonávají činnost v různých oblastech v kontaktu s institucemi a občany hl. m. Prahy. </text:span></text:p>
      <text:p text:style-name="Standard"><text:span text:style-name="T10">Hlavním cílem tedy bylo vybudování programového vybavení pro zpracování, evidenci a správu grantových projektů, které MHMP zajišťuje a organizuje v mnoha oblastech.</text:span></text:p>
      <text:p text:style-name="P24"/>
      <text:list xml:id="list163406089172538" text:continue-numbering="true" text:style-name="WWNum18">
        <text:list-item>
          <text:list>
            <text:list-item>
              <text:h text:style-name="P3" text:outline-level="2"><text:bookmark-start text:name="_Toc412661451"/>Základní grantové oblasti<text:bookmark-end text:name="_Toc412661451"/> </text:h>
            </text:list-item>
          </text:list>
        </text:list-item>
      </text:list>
      <text:p text:style-name="P11"/>
      <text:p text:style-name="P16"><text:span text:style-name="T10">Přehled grantových pracovišť a grantových oblastí je uveden dále:</text:span></text:p>
      <text:list xml:id="list7142400361303254623" text:style-name="WWNum32">
        <text:list-item>
          <text:p text:style-name="P12"><text:span text:style-name="T10">Odbor zdravotnictví, sociální péče a prevence Magistrátu hl. m. Prahy</text:span></text:p>
          <text:list>
            <text:list-item>
              <text:p text:style-name="P12"><text:span text:style-name="T10">oblast sociálních služeb</text:span></text:p>
            </text:list-item>
            <text:list-item>
              <text:p text:style-name="P12"><text:span text:style-name="T10">oblast zdravotnictví, rodinné politiky a akcí celopražského významu</text:span></text:p>
            </text:list-item>
            <text:list-item>
              <text:p text:style-name="P12"><text:span text:style-name="T10">oblast prevence kriminality</text:span></text:p>
            </text:list-item>
            <text:list-item>
              <text:p text:style-name="P12"><text:span text:style-name="T10">oblast primární prevence rizikového chování dětí a mládeže</text:span></text:p>
            </text:list-item>
            <text:list-item>
              <text:p text:style-name="P12"><text:span text:style-name="T10">oblast protidrogové politiky</text:span></text:p>
            </text:list-item>
          </text:list>
        </text:list-item>
      </text:list>
      <text:p text:style-name="P17"/>
      <text:list xml:id="list163404999085321" text:continue-numbering="true" text:style-name="WWNum32">
        <text:list-item>
          <text:p text:style-name="P12"><text:span text:style-name="T10">Odbor kultury, zahraničních vztahů a cestovního ruchu Magistrátu hl. m. Prahy</text:span></text:p>
          <text:list>
            <text:list-item>
              <text:p text:style-name="P12"><text:span text:style-name="T10">oblast kultury a umění</text:span></text:p>
            </text:list-item>
            <text:list-item>
              <text:p text:style-name="P12"><text:span text:style-name="T10">oblast cestovního ruchu</text:span></text:p>
            </text:list-item>
          </text:list>
        </text:list-item>
      </text:list>
      <text:p text:style-name="P18"/>
      <text:list xml:id="list163404338508460" text:continue-numbering="true" text:style-name="WWNum32">
        <text:list-item>
          <text:p text:style-name="P12"><text:span text:style-name="T10">Odbor památkové péče Magistrátu hl. m. Prahy</text:span></text:p>
          <text:list>
            <text:list-item>
              <text:p text:style-name="P12"><text:span text:style-name="T10">oblast památkové péče</text:span></text:p>
            </text:list-item>
            <text:list-item>
              <text:p text:style-name="P12"><text:span text:style-name="T10">oblast církevních památek</text:span></text:p>
            </text:list-item>
          </text:list>
        </text:list-item>
      </text:list>
      <text:p text:style-name="P17"/>
      <text:list xml:id="list163405333365266" text:continue-numbering="true" text:style-name="WWNum32">
        <text:list-item>
          <text:p text:style-name="P12"><text:span text:style-name="T10">Odbor školství, mládeže a sportu Magistrátu hl. m. Prahy</text:span></text:p>
          <text:list>
            <text:list-item>
              <text:p text:style-name="P12"><text:span text:style-name="T10">oblast tělovýchovy a sportu</text:span></text:p>
            </text:list-item>
            <text:list-item>
              <text:p text:style-name="P12"><text:span text:style-name="T10">oblast volného času dětí a mládeže</text:span></text:p>
            </text:list-item>
            <text:list-item>
              <text:p text:style-name="P12"><text:span text:style-name="T10">oblast podpory vzdělávání</text:span></text:p>
            </text:list-item>
          </text:list>
        </text:list-item>
      </text:list>
      <text:p text:style-name="P17"/>
      <text:list xml:id="list163405704255260" text:continue-numbering="true" text:style-name="WWNum32">
        <text:list-item>
          <text:p text:style-name="P12"><text:span text:style-name="T10">Odbor Kancelář ředitele Magistrátu hl. m. Prahy</text:span></text:p>
          <text:list>
            <text:list-item>
              <text:p text:style-name="P12"><text:soft-page-break/><text:span text:style-name="T10">oblast národnostních menšin</text:span></text:p>
            </text:list-item>
            <text:list-item>
              <text:p text:style-name="P12"><text:span text:style-name="T10">oblast integrace cizinců</text:span></text:p>
            </text:list-item>
          </text:list>
        </text:list-item>
      </text:list>
      <text:p text:style-name="P17"/>
      <text:list xml:id="list163404243138812" text:continue-numbering="true" text:style-name="WWNum32">
        <text:list-item>
          <text:p text:style-name="P12"><text:span text:style-name="T10">Odbor městské zeleně a odpadového hospodářství Magistrátu hl. m. Prahy</text:span></text:p>
          <text:list>
            <text:list-item>
              <text:p text:style-name="P12"><text:span text:style-name="T10">oblast životního prostředí</text:span></text:p>
            </text:list-item>
            <text:list-item>
              <text:p text:style-name="P12"><text:span text:style-name="T10">oblast přeměny topných systémů - Čistá energie</text:span></text:p>
            </text:list-item>
          </text:list>
        </text:list-item>
      </text:list>
      <text:p text:style-name="P17"/>
      <text:list xml:id="list163404875528176" text:continue-numbering="true" text:style-name="WWNum32">
        <text:list-item>
          <text:p text:style-name="P12"><text:span text:style-name="T10">Odbor podnikatelských aktivit Magistrátu hl. m. Prahy</text:span></text:p>
          <text:list>
            <text:list-item>
              <text:p text:style-name="P12"><text:span text:style-name="T10">oblast podpory podnikání a inovací</text:span></text:p>
            </text:list-item>
          </text:list>
        </text:list-item>
      </text:list>
      <text:p text:style-name="P17"/>
      <text:p text:style-name="P16"><text:span text:style-name="T10">V rámci organizační struktury Magistrátu hlavního města Prahy bylo na počátku identifikováno 34 zaměstnanců, kteří mají ve své pracovní náplni problematiku grantového řízení. Jde o ředitele odborů, vedoucí oddělení, finanční a grantové specialisty, metodiky, koordinátory a referenty.</text:span></text:p>
      <text:p text:style-name="P17"/>
      <text:p text:style-name="P35"/>
      <text:list xml:id="list163404253398443" text:continue-list="list163406089172538" text:style-name="WWNum18">
        <text:list-item>
          <text:list>
            <text:list-item>
              <text:h text:style-name="P4" text:outline-level="2"><text:bookmark-start text:name="_Toc412661452"/>Geneze<text:bookmark-end text:name="_Toc412661452"/></text:h>
            </text:list-item>
          </text:list>
        </text:list-item>
      </text:list>
      <text:p text:style-name="P24"/>
      <text:p text:style-name="Standard"><text:span text:style-name="T10">V r. 2002 bylo vedením MHMP konstatováno, že na MHMP neexistuje centrální systém pro sledování grantů a dotací:</text:span></text:p>
      <text:list xml:id="list3339999230703470332" text:style-name="WWNum25">
        <text:list-item>
          <text:p text:style-name="P13"><text:span text:style-name="T10">odboru INF byl uložen úkol zajistit vytvoření takového systému</text:span></text:p>
        </text:list-item>
        <text:list-item>
          <text:p text:style-name="P13"><text:span text:style-name="T10">byla vypracována a Radou HMP schválena Metodika pro evidenci grantů na MHMP</text:span></text:p>
        </text:list-item>
        <text:list-item>
          <text:p text:style-name="P13"><text:span text:style-name="T10">v r. 2003 proběhlo výběrové řízení a byla vybrána firma ASD Software s.r.o., následně byla uzavřena smlouva</text:span></text:p>
        </text:list-item>
        <text:list-item>
          <text:p text:style-name="P13"><text:span text:style-name="T10">systém byl upravován do podoby, vyhovující podmínkám grantových řízení na MHMP</text:span></text:p>
        </text:list-item>
        <text:list-item>
          <text:p text:style-name="P13"><text:span text:style-name="T10">celý rok 2010 + polovina r. 2011 bez platné smlouvy o podpoře</text:span></text:p>
        </text:list-item>
        <text:list-item>
          <text:p text:style-name="P13"><text:span text:style-name="T10">srpen 2011 - uzavřena smlouva o podpoře systému; platná do srpna 2012</text:span></text:p>
        </text:list-item>
        <text:list-item>
          <text:p text:style-name="P13"><text:span text:style-name="T10">od té doby je systém bez podpory</text:span></text:p>
        </text:list-item>
        <text:list-item>
          <text:p text:style-name="P13"><text:span text:style-name="T10">4.12.2012 – schválen Radou Záměr realizace veřejné zakázky</text:span></text:p>
        </text:list-item>
        <text:list-item>
          <text:p text:style-name="P13"><text:span text:style-name="T10">po celý r. 2013 probíhalo JŘBU k veřejné zakázce, zpracován tisk do Rady (tisk nebyl do Rady předložen)</text:span></text:p>
        </text:list-item>
        <text:list-item>
          <text:p text:style-name="P13"><text:span text:style-name="T10">27.7.2014 - schválen Radou HMP tisk na odkup zdrojových kódů</text:span></text:p>
        </text:list-item>
        <text:list-item>
          <text:p text:style-name="P13"><text:span text:style-name="T10">30.9.2014 – schválena Radou HMP dohoda o narovnání</text:span></text:p>
        </text:list-item>
        <text:list-item>
          <text:p text:style-name="P13"><text:span text:style-name="T10">provoz zajištěn objednávkou do konce r. 2014</text:span></text:p>
        </text:list-item>
      </text:list>
      <text:p text:style-name="Standard"><text:span text:style-name="T10">Základním dokumentem pro oblast grantů v podmínkách hlavního města Prahy je „Základní metodika pro evidenci grantů hlavního města Prahy na MHMP“ schválená usnesením Rady hl. m. Prahy č. 3134 ze dne 4. 12. 2014 (dále jen „Metodika“). Metodika pro evidenci grantů popisuje základní postupy a procesy při vyhlašování, přijímání, zpracování, posuzování, schvalování, vyhodnocování a vyúčtování grantů. S ohledem na specifika pracovních postupů jednotlivých grantových pracovišť je metodika dále přizpůsobována a rozpracovávána do zásad pro poskytování grantů v jednotlivých grantových oblastech a do dalších dokumentů. </text:span></text:p>
      <text:list xml:id="list163405969270089" text:continue-list="list163404253398443" text:style-name="WWNum18">
        <text:list-item>
          <text:h text:style-name="P2" text:outline-level="1"><text:bookmark-start text:name="_Toc412661453"/><text:span text:style-name="T9">SOUČASNÝ STAV SYSTÉMU GRANTY</text:span><text:bookmark-end text:name="_Toc412661453"/></text:h>
        </text:list-item>
      </text:list>
      <text:p text:style-name="P29"/>
      <text:p text:style-name="Standard"><text:span text:style-name="T10">Vlastní implementace řešení IS Granty byla zahájena počátkem roku 2003 a od roku 2004 byla zahájena pravidelná servisní podpora. Systém je určen, kromě kompletního work-flow žádostí, především jako zdroj podkladů pro rozhodování grantových komisí, externích hodnotitelů, Rady HMP a ZHMP. Systém se od počátku používal na více odborech (13) a průběžně se přizpůsoboval změnám v legislativě a rozšiřujícím požadavkům uživatelů.</text:span></text:p>
      <text:p text:style-name="P29"/>
      <text:list xml:id="list163404385215194" text:continue-numbering="true" text:style-name="WWNum18">
        <text:list-item>
          <text:list>
            <text:list-item>
              <text:h text:style-name="P3" text:outline-level="2"><text:bookmark-start text:name="_Toc412661454"/>Základní funkcionality/moduly<text:bookmark-end text:name="_Toc412661454"/></text:h>
            </text:list-item>
          </text:list>
        </text:list-item>
      </text:list>
      <text:p text:style-name="Standard"><text:span text:style-name="T11">Řešení systému Granty je vytvořena jako aplikace s tenkým klientem a sestává ze dvou hlavních částí:</text:span></text:p>
      <text:list xml:id="list163404772347449" text:continue-list="list3339999230703470332" text:style-name="WWNum25">
        <text:list-item>
          <text:p text:style-name="P13"><text:span text:style-name="T11">Interní část - určená pro pracovníky MHMP</text:span></text:p>
        </text:list-item>
        <text:list-item>
          <text:p text:style-name="P13"><text:span text:style-name="T11">Externí část - sestává z modulu Grantový portál, určeného pro veřejnost a modulu Hodnocení, který je určen pro externí hodnotitele přistupující přes Internet.</text:span></text:p>
        </text:list-item>
      </text:list>
      <text:p text:style-name="Standard"><text:span text:style-name="T11">V systému Granty jsou realizovány funkce pro podporu agend MHMP prostřednictvím funkčních modulů následovně:</text:span></text:p>
      <text:list xml:id="list163405445309414" text:continue-numbering="true" text:style-name="WWNum25">
        <text:list-item>
          <text:p text:style-name="P13"><text:span text:style-name="T11">Agenda dotací z veřejných prostředků</text:span></text:p>
        </text:list-item>
        <text:list-item>
          <text:p text:style-name="P13"><text:span text:style-name="T11">Agenda evidencí subjektů</text:span></text:p>
        </text:list-item>
        <text:list-item>
          <text:p text:style-name="P13"><text:span text:style-name="T11">Agenda evidence písemností</text:span></text:p>
        </text:list-item>
        <text:list-item>
          <text:p text:style-name="P13"><text:span text:style-name="T11">Procesní workflow</text:span></text:p>
        </text:list-item>
        <text:list-item>
          <text:p text:style-name="P13"><text:span text:style-name="T11">Nástroje pro správu systému</text:span></text:p>
        </text:list-item>
        <text:list-item>
          <text:p text:style-name="P13"><text:span text:style-name="T11">Kontrolní funkce</text:span></text:p>
        </text:list-item>
        <text:list-item>
          <text:p text:style-name="P13"><text:span text:style-name="T11">Moduly výstupů</text:span></text:p>
        </text:list-item>
        <text:list-item>
          <text:p text:style-name="P13"><text:span text:style-name="T11">Moduly rozhraní na externí IS</text:span></text:p>
        </text:list-item>
      </text:list>
      <text:p text:style-name="P19"><text:soft-page-break/><draw:frame draw:style-name="fr1" draw:name="Obrázek 3" text:anchor-type="as-char" svg:width="15.145cm" svg:height="11.748cm" draw:z-index="26"><draw:image xlink:href="Pictures/200000090000B4B400008C2F01594244.wmf" xlink:type="simple" xlink:show="embed" xlink:actuate="onLoad"/></draw:frame></text:p>
      <text:p text:style-name="P8">Obrázek <text:sequence text:ref-name="refObrázek0" text:name="Obrázek" text:formula="ooow:Obrázek+1" style:num-format="1">1</text:sequence> Architektura systému Granty a vazby na další IS</text:p>
      <text:list xml:id="list163406360749107" text:continue-list="list163404385215194" text:style-name="WWNum18">
        <text:list-item>
          <text:list>
            <text:list-item>
              <text:h text:style-name="P3" text:outline-level="2"><text:bookmark-start text:name="_Toc412661455"/>struktura vynaložených prostředků<text:bookmark-end text:name="_Toc412661455"/></text:h>
            </text:list-item>
          </text:list>
        </text:list-item>
      </text:list>
      <text:p text:style-name="P29"/>
      <text:p text:style-name="Standard"><text:span text:style-name="T12">Výchozí kalkulace na základě zjištěných cen:</text:span></text:p>
      <text:list xml:id="list7552554242616605084" text:style-name="WWNum30">
        <text:list-item>
          <text:p text:style-name="P14"><text:span text:style-name="T10">Cena provozní podpory (zjištěná nedokončeným JŘBU v roce 2013)</text:span></text:p>
        </text:list-item>
      </text:list>
      <text:p text:style-name="P44"><text:span text:style-name="T10"><text:tab/>2 100 000,- Kč <text:tab/>za paušální platby (maintenance, service desk, monitoring) ročně</text:span></text:p>
      <text:p text:style-name="P44"><text:span text:style-name="T10"><text:tab/>1 308 000,- Kč <text:tab/>za práce na objednávku (změny v rámci provozu) roční předpoklad</text:span></text:p>
      <text:p text:style-name="P44"><text:soft-page-break/><text:span text:style-name="T10"><text:tab/>0,- Kč<text:tab/>za rozvoj systému</text:span></text:p>
      <text:list xml:id="list163405575361535" text:continue-numbering="true" text:style-name="WWNum30">
        <text:list-item>
          <text:p text:style-name="P14"><text:span text:style-name="T10">Cena za odkup zdrojových kódů zjištěná soudním znalcem</text:span></text:p>
        </text:list-item>
      </text:list>
      <text:p text:style-name="P45"><text:span text:style-name="T10">rozmezí <text:s/>8 489 000 – 12 596 000,- Kč určené soudním znalcem,</text:span></text:p>
      <text:p text:style-name="P46"><text:span text:style-name="T10">12 596 000,- Kč<text:tab/><text:tab/>pro další výpočty je počítáno s touto cenou pro jednorázový odkup, <text:tab/><text:tab/>hodnota bude upřesněna na základě nabídkové ceny kódů na <text:tab/><text:tab/><text:tab/>dodavatele ASD Software (orientační rozpětí ceny je známo)</text:span></text:p>
      <text:list xml:id="list163405166895587" text:continue-numbering="true" text:style-name="WWNum30">
        <text:list-item>
          <text:p text:style-name="P14"><text:span text:style-name="T10">Cena za pořízení dosud nerealizovaných rozvojových požadavků</text:span></text:p>
        </text:list-item>
      </text:list>
      <text:p text:style-name="P47"><text:span text:style-name="T10"><text:tab/>3 626 000,- Kč<text:tab/>celkem 392 MD rozvojových požadavků, z toho 98 MD á 11.000,- Kč, 196 MD á 9.000,- Kč a 98 MD á 8.000,- Kč (ocenění všech požadavků rozvojového charakteru, které MHMP po dodavateli v současnosti požaduje)</text:span></text:p>
      <text:list xml:id="list163404970088630" text:continue-numbering="true" text:style-name="WWNum30">
        <text:list-item>
          <text:p text:style-name="P14"><text:span text:style-name="T10">Dohodnutá výše vyrovnání za nezaplacené, ale dodavatelem realizované požadavky</text:span></text:p>
        </text:list-item>
      </text:list>
      <text:p text:style-name="P48"><text:span text:style-name="T10"><text:tab/>13 395 144,- Kč<text:tab/>jednorázová platba za uplynulá období - byla vyplacena 01/2015</text:span></text:p>
      <text:list xml:id="list163406275896730" text:continue-numbering="true" text:style-name="WWNum30">
        <text:list-item>
          <text:p text:style-name="P14"><text:span text:style-name="T10">Ceny z naposledy uzavřené smlouvy o zajištění podpory provozu z roku 2011</text:span></text:p>
        </text:list-item>
      </text:list>
      <text:p text:style-name="P44"><text:span text:style-name="T10"><text:tab/>828 000,- Kč <text:tab/>základní podpora</text:span></text:p>
      <text:p text:style-name="P44"><text:span text:style-name="T10"><text:tab/>576 000,- Kč<text:tab/>maintenance</text:span></text:p>
      <text:p text:style-name="P44"><text:span text:style-name="T10"><text:tab/><text:tab/>smlouva z r. 2011 neobsahovala žádné částky na rozšířené služby.</text:span></text:p>
      <text:list xml:id="list163404847394164" text:continue-numbering="true" text:style-name="WWNum30">
        <text:list-item>
          <text:p text:style-name="P14"><text:span text:style-name="T10">Celkové náklady vyplacené v průběhu exploatace systému</text:span></text:p>
        </text:list-item>
      </text:list>
      <text:p text:style-name="P49"><text:span text:style-name="T10"><text:tab/>28 473 000,- Kč<text:tab/>celkové náklady od roku 2006</text:span></text:p>
      <text:p text:style-name="P50"><text:span text:style-name="T10">v tom</text:span></text:p>
      <text:p text:style-name="P48"><text:span text:style-name="T10"><text:tab/>13 395 144,- Kč<text:tab/>vyrovnání za provedené práce</text:span></text:p>
      <text:p text:style-name="P44"><text:span text:style-name="T10">7 869 249,- Kč<text:tab/><text:tab/>práce na objednávku</text:span></text:p>
      <text:p text:style-name="P24"/>
      <text:p text:style-name="Standard"><text:span text:style-name="T10">Odbor Informatiky zpracoval vyhodnocení jednotlivých variant možných řešení.</text:span></text:p>
      <text:p text:style-name="P25"/>
      <text:list xml:id="list163405171167918" text:continue-list="list163406360749107" text:style-name="WWNum18">
        <text:list-item>
          <text:list>
            <text:list-item>
              <text:h text:style-name="P3" text:outline-level="2"><text:bookmark-start text:name="_Toc412661456"/>Analýza provozování IS Granty<text:bookmark-end text:name="_Toc412661456"/></text:h>
            </text:list-item>
          </text:list>
        </text:list-item>
      </text:list>
      <text:p text:style-name="Standard"><text:span text:style-name="T11">V rámci MHMP je IS Granty využíván napříč jednotlivými odbory. Struktura rozložení uživatelů po odborech je uvedena v následující tabulce:</text:span></text:p>
      <text:p text:style-name="P25"/>
      <table:table table:name="Tabulka1" table:style-name="Tabulka1">
        <table:table-column table:style-name="Tabulka1.A"/>
        <table:table-column table:style-name="Tabulka1.B"/>
        <table:table-row table:style-name="Tabulka1.1">
          <table:table-cell table:style-name="Tabulka1.A1" office:value-type="string">
            <text:p text:style-name="Standard"><text:span text:style-name="T13">Odbory využívající Granty</text:span></text:p>
          </table:table-cell>
          <table:table-cell table:style-name="Tabulka1.A1" office:value-type="string">
            <text:p text:style-name="P22"><text:span text:style-name="T13">Počet uživatelů</text:span></text:p>
          </table:table-cell>
        </table:table-row>
        <text:soft-page-break/>
        <table:table-row table:style-name="Tabulka1.1">
          <table:table-cell table:style-name="Tabulka1.A1" office:value-type="string">
            <text:p text:style-name="Standard"><text:span text:style-name="T10">odbor zdravotnictví, sociální péče a prevence</text:span></text:p>
          </table:table-cell>
          <table:table-cell table:style-name="Tabulka1.A1" office:value-type="string">
            <text:p text:style-name="P22"><text:span text:style-name="T10">11</text:span></text:p>
          </table:table-cell>
        </table:table-row>
        <table:table-row table:style-name="Tabulka1.1">
          <table:table-cell table:style-name="Tabulka1.A1" office:value-type="string">
            <text:p text:style-name="Standard"><text:span text:style-name="T10">odbor kultury, zahraničních vztahů a cestovního ruchu</text:span></text:p>
          </table:table-cell>
          <table:table-cell table:style-name="Tabulka1.A1" office:value-type="string">
            <text:p text:style-name="P22"><text:span text:style-name="T10">17</text:span></text:p>
          </table:table-cell>
        </table:table-row>
        <table:table-row table:style-name="Tabulka1.1">
          <table:table-cell table:style-name="Tabulka1.A1" office:value-type="string">
            <text:p text:style-name="Standard"><text:span text:style-name="T10">odbor památkové péče</text:span></text:p>
          </table:table-cell>
          <table:table-cell table:style-name="Tabulka1.A1" office:value-type="string">
            <text:p text:style-name="P22"><text:span text:style-name="T10">8</text:span></text:p>
          </table:table-cell>
        </table:table-row>
        <table:table-row table:style-name="Tabulka1.1">
          <table:table-cell table:style-name="Tabulka1.A1" office:value-type="string">
            <text:p text:style-name="Standard"><text:span text:style-name="T10">odbor školství, mládeže a sportu</text:span></text:p>
          </table:table-cell>
          <table:table-cell table:style-name="Tabulka1.A1" office:value-type="string">
            <text:p text:style-name="P22"><text:span text:style-name="T10">15</text:span></text:p>
          </table:table-cell>
        </table:table-row>
        <table:table-row table:style-name="Tabulka1.1">
          <table:table-cell table:style-name="Tabulka1.A1" office:value-type="string">
            <text:p text:style-name="Standard"><text:span text:style-name="T10">odbor Kancelář ředitele Magistrátu</text:span></text:p>
          </table:table-cell>
          <table:table-cell table:style-name="Tabulka1.A1" office:value-type="string">
            <text:p text:style-name="P22"><text:span text:style-name="T10">5</text:span></text:p>
          </table:table-cell>
        </table:table-row>
        <table:table-row table:style-name="Tabulka1.1">
          <table:table-cell table:style-name="Tabulka1.A1" office:value-type="string">
            <text:p text:style-name="Standard"><text:span text:style-name="T10">odbor městské zeleně a odpadového hospodářství</text:span></text:p>
          </table:table-cell>
          <table:table-cell table:style-name="Tabulka1.A1" office:value-type="string">
            <text:p text:style-name="P22"><text:span text:style-name="T10">2</text:span></text:p>
          </table:table-cell>
        </table:table-row>
        <table:table-row table:style-name="Tabulka1.1">
          <table:table-cell table:style-name="Tabulka1.A1" office:value-type="string">
            <text:p text:style-name="Standard"><text:span text:style-name="T10">odbor podnikatelských aktivit</text:span></text:p>
          </table:table-cell>
          <table:table-cell table:style-name="Tabulka1.A1" office:value-type="string">
            <text:p text:style-name="P22"><text:span text:style-name="T10">6</text:span></text:p>
          </table:table-cell>
        </table:table-row>
        <table:table-row table:style-name="Tabulka1.1">
          <table:table-cell table:style-name="Tabulka1.A1" office:value-type="string">
            <text:p text:style-name="Standard"><text:span text:style-name="T10">odbor kontrolních činností</text:span></text:p>
          </table:table-cell>
          <table:table-cell table:style-name="Tabulka1.A1" office:value-type="string">
            <text:p text:style-name="P22"><text:span text:style-name="T10">10</text:span></text:p>
          </table:table-cell>
        </table:table-row>
        <table:table-row table:style-name="Tabulka1.1">
          <table:table-cell table:style-name="Tabulka1.A1" office:value-type="string">
            <text:p text:style-name="Standard"><text:span text:style-name="T10">odbor legislativní a právní</text:span></text:p>
          </table:table-cell>
          <table:table-cell table:style-name="Tabulka1.A1" office:value-type="string">
            <text:p text:style-name="P22"><text:span text:style-name="T10">1</text:span></text:p>
          </table:table-cell>
        </table:table-row>
        <table:table-row table:style-name="Tabulka1.1">
          <table:table-cell table:style-name="Tabulka1.A1" office:value-type="string">
            <text:p text:style-name="Standard"><text:span text:style-name="T10">odbor volených orgánů a podpory řízení</text:span></text:p>
          </table:table-cell>
          <table:table-cell table:style-name="Tabulka1.A1" office:value-type="string">
            <text:p text:style-name="P22"><text:span text:style-name="T10">2</text:span></text:p>
          </table:table-cell>
        </table:table-row>
        <table:table-row table:style-name="Tabulka1.1">
          <table:table-cell table:style-name="Tabulka1.A1" office:value-type="string">
            <text:p text:style-name="Standard"><text:span text:style-name="T10">odbor Kancelář primátora</text:span></text:p>
          </table:table-cell>
          <table:table-cell table:style-name="Tabulka1.A1" office:value-type="string">
            <text:p text:style-name="P52"><text:span text:style-name="T10">3</text:span></text:p>
          </table:table-cell>
        </table:table-row>
      </table:table>
      <text:p text:style-name="P7">Tabulka <text:sequence text:ref-name="refTable0" text:name="Table" text:formula="ooow:Table+1" style:num-format="1">1</text:sequence> Počty uživatelů jednotlivých odborů pracujících s IS Granty</text:p>
      <text:p text:style-name="P26"/>
      <text:list xml:id="list163406593900603" text:continue-numbering="true" text:style-name="WWNum18">
        <text:list-item>
          <text:list>
            <text:list-item>
              <text:list>
                <text:list-item>
                  <text:h text:style-name="P3" text:outline-level="2"><text:bookmark-start text:name="_Toc412661457"/>Statistika počtu žádostí<text:bookmark-end text:name="_Toc412661457"/> </text:h>
                </text:list-item>
              </text:list>
            </text:list-item>
          </text:list>
        </text:list-item>
      </text:list>
      <text:p text:style-name="Standard"><text:span text:style-name="T11">Celkem je zaevidováno k 12/2014 podáno 56.027 žádostí. V následujícím grafu je soupis žádostí podaných a schválených k příslušnému roku ukončení čerpání. </text:span></text:p>
      <text:p text:style-name="Standard"><text:span text:style-name="T15">Pro roky 2015 až 2019 jsou uváděny pouze průběžné údaje.</text:span></text:p>
      <text:p text:style-name="P25"/>
      <text:p text:style-name="P51"><text:soft-page-break/><draw:frame draw:style-name="fr2" text:anchor-type="as-char" svg:width="15.24cm" svg:height="9.102cm" draw:z-index="28"><draw:object xlink:href="./Object 3" xlink:type="simple" xlink:show="embed" xlink:actuate="onLoad"/><draw:image xlink:href="./ObjectReplacements/Object 3" xlink:type="simple" xlink:show="embed" xlink:actuate="onLoad"/></draw:frame></text:p>
      <text:p text:style-name="P7">Graf <text:sequence text:ref-name="refGraf0" text:name="Graf" text:formula="ooow:Graf+1" style:num-format="1">2</text:sequence> Počet podaných a schválených žádostí (k roku dokončení čerpání)</text:p>
      <text:p text:style-name="P25"/>
      <text:list xml:id="list163406176507675" text:continue-numbering="true" text:style-name="WWNum18">
        <text:list-item>
          <text:list>
            <text:list-item>
              <text:list>
                <text:list-item>
                  <text:h text:style-name="P3" text:outline-level="2"><text:bookmark-start text:name="_Toc412661458"/>Statistika objemů dotací<text:bookmark-end text:name="_Toc412661458"/></text:h>
                </text:list-item>
              </text:list>
            </text:list-item>
          </text:list>
        </text:list-item>
      </text:list>
      <text:p text:style-name="Standard"><text:span text:style-name="T11">V průběhu let 2003 až 2015 bylo celkem podáno žádostí za cca 32,4 mld. Kč a byly schváleny dotace v celkové výši cca 8,8 mld. Kč. </text:span></text:p>
      <text:p text:style-name="Standard"><text:span text:style-name="T15">Pro roky 2015 až 2019 jsou uváděny pouze zatím známé údaje (víceleté granty) .</text:span></text:p>
      <text:p text:style-name="P25"/>
      <text:p text:style-name="P51"><text:soft-page-break/><draw:frame draw:style-name="fr2" text:anchor-type="as-char" svg:width="15.24cm" svg:height="8.89cm" draw:z-index="29"><draw:object xlink:href="./Object 5" xlink:type="simple" xlink:show="embed" xlink:actuate="onLoad"/><draw:image xlink:href="./ObjectReplacements/Object 5" xlink:type="simple" xlink:show="embed" xlink:actuate="onLoad"/></draw:frame></text:p>
      <text:p text:style-name="P7">Graf <text:sequence text:ref-name="refGraf1" text:name="Graf" text:formula="ooow:Graf+1" style:num-format="1">3</text:sequence> Statistika požadovaného a schváleného objemu grantů</text:p>
      <text:p text:style-name="P25"/>
      <text:list xml:id="list163404860222748" text:continue-numbering="true" text:style-name="WWNum18">
        <text:list-item>
          <text:list>
            <text:list-item>
              <text:list>
                <text:list-item>
                  <text:h text:style-name="P3" text:outline-level="2"><text:bookmark-start text:name="_Toc412661459"/>Financování IS Granty<text:bookmark-end text:name="_Toc412661459"/></text:h>
                </text:list-item>
              </text:list>
            </text:list-item>
          </text:list>
        </text:list-item>
      </text:list>
      <text:p text:style-name="Standard"><text:span text:style-name="T11">Za používání IS Granty bylo vynaloženo za roky 2003-2014 celkem 28.473.650 Kč za pořízení, rozvoj a poskytnutou technickou podporu, včetně jednorázového vyrovnání ve výši 13.395.145 Kč na základě dohody o narovnání (tato hodnota není započtena do grafu) za plnění za období, kdy nebyly uzavřeny smlouvy o podpoře systému (2010-2014).</text:span></text:p>
      <text:p text:style-name="P25"/>
      <text:p text:style-name="P51"><text:soft-page-break/><draw:frame draw:style-name="fr2" text:anchor-type="as-char" svg:width="15.24cm" svg:height="8.334cm" draw:z-index="30"><draw:object xlink:href="./Object 7" xlink:type="simple" xlink:show="embed" xlink:actuate="onLoad"/><draw:image xlink:href="./ObjectReplacements/Object 7" xlink:type="simple" xlink:show="embed" xlink:actuate="onLoad"/></draw:frame></text:p>
      <text:p text:style-name="P7">Graf 3 Vynaložené prostředky na pořízení funkcionality a technickou podporu</text:p>
      <text:p text:style-name="Standard"/>
      <text:p text:style-name="P35"/>
      <text:list xml:id="list163406270564973" text:continue-numbering="true" text:style-name="WWNum18">
        <text:list-item>
          <text:list>
            <text:list-item>
              <text:list>
                <text:list-item>
                  <text:h text:style-name="P4" text:outline-level="2"><text:bookmark-start text:name="_Toc412661460"/>Statistika rozvojových požadavkůna IS Granty od roku 2012<text:bookmark-end text:name="_Toc412661460"/></text:h>
                </text:list-item>
              </text:list>
            </text:list-item>
          </text:list>
        </text:list-item>
      </text:list>
      <text:p text:style-name="Standard"><text:span text:style-name="T11">V následujícím grafu jsou uvedeny údaje o počtech realizovaných požadavků a srovnání pracnosti realizovaných a nerealizovaných změnových a rozvojových požadavků. Zdroje dat jsou získány z HelpDesku IS Granty od roku 2012 a ze zápisů z jednání grantových pracovišť. V roce 2015 jsou požadavky pouze zaznamenané, ale nerealizované. Nerealizované požadavky nebyly naplněny z důvodu neexistence rozvojové smlouvy a případně smlouvy o podpoře. Přesto uživatelé na rozvojových požadavcích trvají (celkem se jedná o 392 MD nerealizovaných požadavků v celkové ceně 3 626 000,- Kč).</text:span></text:p>
      <text:p text:style-name="P25"/>
      <text:p text:style-name="P51"><draw:frame draw:style-name="fr2" text:anchor-type="as-char" svg:width="15.24cm" svg:height="8.89cm" draw:z-index="31"><draw:object xlink:href="./Object 9" xlink:type="simple" xlink:show="embed" xlink:actuate="onLoad"/><draw:image xlink:href="./ObjectReplacements/Object 9" xlink:type="simple" xlink:show="embed" xlink:actuate="onLoad"/></draw:frame></text:p>
      <text:p text:style-name="P7">Graf 4 Statistika požadavků a pracnosti z HelpDesku</text:p>
      <text:p text:style-name="Standard"><text:span text:style-name="T11"><text:s/></text:span></text:p>
      <text:p text:style-name="Standard"/>
      <text:list xml:id="list163406128811398" text:continue-numbering="true" text:style-name="WWNum18">
        <text:list-item>
          <text:list>
            <text:list-item>
              <text:list>
                <text:list-item>
                  <text:h text:style-name="P3" text:outline-level="2"><text:bookmark-start text:name="_Toc412661461"/>Statistika grantů po jednotlivých odborech<text:bookmark-end text:name="_Toc412661461"/></text:h>
                </text:list-item>
              </text:list>
            </text:list-item>
          </text:list>
        </text:list-item>
      </text:list>
      <text:p text:style-name="Standard"><text:span text:style-name="T11">V následující tabulce je uvedena statistika grantů požadovaných a přidělovaných jednotlivými odbory.</text:span></text:p>
      <table:table table:name="Tabulka2" table:style-name="Tabulka2">
        <table:table-column table:style-name="Tabulka2.A"/>
        <table:table-column table:style-name="Tabulka2.B"/>
        <table:table-column table:style-name="Tabulka2.C"/>
        <table:table-column table:style-name="Tabulka2.D"/>
        <table:table-column table:style-name="Tabulka2.E"/>
        <table:table-row table:style-name="Tabulka2.1">
          <table:table-cell table:style-name="Tabulka2.A1" table:number-rows-spanned="2" office:value-type="string">
            <text:p text:style-name="P32"><text:span text:style-name="T18"> </text:span></text:p>
            <text:p text:style-name="P32"><text:soft-page-break/><text:span text:style-name="T19"><text:s/></text:span></text:p>
          </table:table-cell>
          <table:table-cell table:style-name="Tabulka2.B1" table:number-columns-spanned="2" office:value-type="string">
            <text:p text:style-name="P36"><text:span text:style-name="T18">Počet žádostí</text:span></text:p>
          </table:table-cell>
          <table:covered-table-cell/>
          <table:table-cell table:style-name="Tabulka2.D1" table:number-columns-spanned="2" office:value-type="string">
            <text:p text:style-name="P36"><text:span text:style-name="T18">Finanční objem žádostí</text:span></text:p>
          </table:table-cell>
          <table:covered-table-cell/>
        </table:table-row>
        <table:table-row table:style-name="Tabulka2.1">
          <table:covered-table-cell/>
          <table:table-cell table:style-name="Tabulka2.B2" office:value-type="string">
            <text:p text:style-name="P36"><text:span text:style-name="T19">Podaných</text:span></text:p>
          </table:table-cell>
          <table:table-cell table:style-name="Tabulka2.B2" office:value-type="string">
            <text:p text:style-name="P36"><text:span text:style-name="T19">Schválených</text:span></text:p>
          </table:table-cell>
          <table:table-cell table:style-name="Tabulka2.B2" office:value-type="string">
            <text:p text:style-name="P36"><text:span text:style-name="T19">Podaných</text:span></text:p>
          </table:table-cell>
          <table:table-cell table:style-name="Tabulka2.E2" office:value-type="string">
            <text:p text:style-name="P36"><text:span text:style-name="T19">Schválených</text:span></text:p>
          </table:table-cell>
        </table:table-row>
        <table:table-row table:style-name="Tabulka2.1">
          <table:table-cell table:style-name="Tabulka2.A3" office:value-type="string">
            <text:p text:style-name="P32"><text:span text:style-name="T19">odbor zdravotnictví, sociální péče a prevence</text:span></text:p>
          </table:table-cell>
          <table:table-cell table:style-name="Tabulka2.B3" office:value-type="string">
            <text:p text:style-name="P40"><text:span text:style-name="T19">11 440</text:span></text:p>
          </table:table-cell>
          <table:table-cell table:style-name="Tabulka2.C3" office:value-type="string">
            <text:p text:style-name="P40"><text:span text:style-name="T19">7 885</text:span></text:p>
          </table:table-cell>
          <table:table-cell table:style-name="Tabulka2.D3" office:value-type="string">
            <text:p text:style-name="P40"><text:span text:style-name="T19">5 239 mil. Kč</text:span></text:p>
          </table:table-cell>
          <table:table-cell table:style-name="Tabulka2.E3" office:value-type="string">
            <text:p text:style-name="P40"><text:span text:style-name="T19">1 601 mil. Kč</text:span></text:p>
          </table:table-cell>
        </table:table-row>
        <table:table-row table:style-name="Tabulka2.1">
          <table:table-cell table:style-name="Tabulka2.A4" office:value-type="string">
            <text:p text:style-name="P32"><text:span text:style-name="T20">odbor kultury, zahraničních vztahů a cestovního ruchu</text:span></text:p>
          </table:table-cell>
          <table:table-cell table:style-name="Tabulka2.B4" office:value-type="string">
            <text:p text:style-name="P40"><text:span text:style-name="T19">11 300</text:span></text:p>
          </table:table-cell>
          <table:table-cell table:style-name="Tabulka2.C4" office:value-type="string">
            <text:p text:style-name="P40"><text:span text:style-name="T19">6 007</text:span></text:p>
          </table:table-cell>
          <table:table-cell table:style-name="Tabulka2.D4" office:value-type="string">
            <text:p text:style-name="P40"><text:span text:style-name="T19">12 822 mil. Kč</text:span></text:p>
          </table:table-cell>
          <table:table-cell table:style-name="Tabulka2.E4" office:value-type="string">
            <text:p text:style-name="P40"><text:span text:style-name="T19">3 477 mil. Kč</text:span></text:p>
          </table:table-cell>
        </table:table-row>
        <table:table-row table:style-name="Tabulka2.1">
          <table:table-cell table:style-name="Tabulka2.A5" office:value-type="string">
            <text:p text:style-name="P32"><text:span text:style-name="T19">odbor památkové péče</text:span></text:p>
          </table:table-cell>
          <table:table-cell table:style-name="Tabulka2.B5" office:value-type="string">
            <text:p text:style-name="P40"><text:span text:style-name="T19">1 961</text:span></text:p>
          </table:table-cell>
          <table:table-cell table:style-name="Tabulka2.C5" office:value-type="string">
            <text:p text:style-name="P40"><text:span text:style-name="T19">3</text:span></text:p>
          </table:table-cell>
          <table:table-cell table:style-name="Tabulka2.D5" office:value-type="string">
            <text:p text:style-name="P40"><text:span text:style-name="T19">3 806 mil. Kč</text:span></text:p>
          </table:table-cell>
          <table:table-cell table:style-name="Tabulka2.E5" office:value-type="string">
            <text:p text:style-name="P40"><text:span text:style-name="T19">639 mil. Kč</text:span></text:p>
          </table:table-cell>
        </table:table-row>
        <table:table-row table:style-name="Tabulka2.1">
          <table:table-cell table:style-name="Tabulka2.A6" office:value-type="string">
            <text:p text:style-name="P32"><text:span text:style-name="T19">odbor školství, mládeže a sportu</text:span></text:p>
          </table:table-cell>
          <table:table-cell table:style-name="Tabulka2.B6" office:value-type="string">
            <text:p text:style-name="P40"><text:span text:style-name="T19">28 294</text:span></text:p>
          </table:table-cell>
          <table:table-cell table:style-name="Tabulka2.C6" office:value-type="string">
            <text:p text:style-name="P40"><text:span text:style-name="T19">19 710</text:span></text:p>
          </table:table-cell>
          <table:table-cell table:style-name="Tabulka2.D6" office:value-type="string">
            <text:p text:style-name="P40"><text:span text:style-name="T19">9 975 mil. Kč</text:span></text:p>
          </table:table-cell>
          <table:table-cell table:style-name="Tabulka2.E6" office:value-type="string">
            <text:p text:style-name="P40"><text:span text:style-name="T19">2 899 mil. Kč</text:span></text:p>
          </table:table-cell>
        </table:table-row>
        <table:table-row table:style-name="Tabulka2.1">
          <table:table-cell table:style-name="Tabulka2.A7" office:value-type="string">
            <text:p text:style-name="P32"><text:span text:style-name="T19">odbor Kancelář ředitele Magistrátu</text:span></text:p>
          </table:table-cell>
          <table:table-cell table:style-name="Tabulka2.B7" office:value-type="string">
            <text:p text:style-name="P40"><text:span text:style-name="T19">1 271</text:span></text:p>
          </table:table-cell>
          <table:table-cell table:style-name="Tabulka2.C7" office:value-type="string">
            <text:p text:style-name="P40"><text:span text:style-name="T19">784</text:span></text:p>
          </table:table-cell>
          <table:table-cell table:style-name="Tabulka2.D7" office:value-type="string">
            <text:p text:style-name="P40"><text:span text:style-name="T19">179 mil. Kč</text:span></text:p>
          </table:table-cell>
          <table:table-cell table:style-name="Tabulka2.E7" office:value-type="string">
            <text:p text:style-name="P40"><text:span text:style-name="T19">48 mil. Kč</text:span></text:p>
          </table:table-cell>
        </table:table-row>
        <table:table-row table:style-name="Tabulka2.1">
          <table:table-cell table:style-name="Tabulka2.A8" office:value-type="string">
            <text:p text:style-name="P32"><text:span text:style-name="T19">odbor městské zeleně a odpadového hospodářství</text:span></text:p>
          </table:table-cell>
          <table:table-cell table:style-name="Tabulka2.B8" office:value-type="string">
            <text:p text:style-name="P40"><text:span text:style-name="T19">1 684</text:span></text:p>
          </table:table-cell>
          <table:table-cell table:style-name="Tabulka2.C8" office:value-type="string">
            <text:p text:style-name="P40"><text:span text:style-name="T19">865</text:span></text:p>
          </table:table-cell>
          <table:table-cell table:style-name="Tabulka2.D8" office:value-type="string">
            <text:p text:style-name="P40"><text:span text:style-name="T19">322 mil. Kč</text:span></text:p>
          </table:table-cell>
          <table:table-cell table:style-name="Tabulka2.E8" office:value-type="string">
            <text:p text:style-name="P40"><text:span text:style-name="T19">103 mil. Kč</text:span></text:p>
          </table:table-cell>
        </table:table-row>
        <table:table-row table:style-name="Tabulka2.1">
          <table:table-cell table:style-name="Tabulka2.A9" office:value-type="string">
            <text:p text:style-name="P32"><text:span text:style-name="T19">odbor podnikatelských aktivit</text:span></text:p>
          </table:table-cell>
          <table:table-cell table:style-name="Tabulka2.B9" office:value-type="string">
            <text:p text:style-name="P40"><text:span text:style-name="T19">77</text:span></text:p>
          </table:table-cell>
          <table:table-cell table:style-name="Tabulka2.C9" office:value-type="string">
            <text:p text:style-name="P40"><text:span text:style-name="T19">-</text:span></text:p>
          </table:table-cell>
          <table:table-cell table:style-name="Tabulka2.D9" office:value-type="string">
            <text:p text:style-name="P40"><text:span text:style-name="T19">13 mil. Kč</text:span></text:p>
          </table:table-cell>
          <table:table-cell table:style-name="Tabulka2.E9" office:value-type="string">
            <text:p text:style-name="P40"><text:span text:style-name="T19">0 mil. Kč</text:span></text:p>
          </table:table-cell>
        </table:table-row>
        <table:table-row table:style-name="Tabulka2.1">
          <table:table-cell table:style-name="Tabulka2.A10" office:value-type="string">
            <text:p text:style-name="P32"><text:span text:style-name="T18">celkem</text:span></text:p>
          </table:table-cell>
          <table:table-cell table:style-name="Tabulka2.B10" office:value-type="string">
            <text:p text:style-name="P40"><text:span text:style-name="T18">56 027</text:span></text:p>
          </table:table-cell>
          <table:table-cell table:style-name="Tabulka2.C10" office:value-type="string">
            <text:p text:style-name="P40"><text:span text:style-name="T18">35 264</text:span></text:p>
          </table:table-cell>
          <table:table-cell table:style-name="Tabulka2.D10" office:value-type="string">
            <text:p text:style-name="P40"><text:span text:style-name="T18">32 356 mil. Kč</text:span></text:p>
          </table:table-cell>
          <table:table-cell table:style-name="Tabulka2.E10" office:value-type="string">
            <text:p text:style-name="P43"><text:span text:style-name="T18">8 767 mil. Kč</text:span></text:p>
          </table:table-cell>
        </table:table-row>
      </table:table>
      <text:p text:style-name="P7">Tabulka <text:sequence text:ref-name="refTable1" text:name="Table" text:formula="ooow:Table+1" style:num-format="1">2</text:sequence> Počty žádostí a finanční objemy po jednotlivých odborech</text:p>
      <text:p text:style-name="P29"/>
      <text:list xml:id="list163406104341603" text:continue-numbering="true" text:style-name="WWNum18">
        <text:list-item>
          <text:h text:style-name="P1" text:outline-level="1"><text:bookmark-start text:name="_Toc412661462"/><text:span text:style-name="T9">VARIANTY ŘEŠENÍ</text:span><text:bookmark-end text:name="_Toc412661462"/></text:h>
        </text:list-item>
      </text:list>
      <text:p text:style-name="Standard"><text:span text:style-name="T11">Zajištění fungování grantového systému provozovaného pro potřeby MHMP je za současné situace možné následujícími způsoby.</text:span></text:p>
      <text:list xml:id="list163406518244793" text:continue-numbering="true" text:style-name="WWNum18">
        <text:list-item>
          <text:list>
            <text:list-item>
              <text:h text:style-name="P3" text:outline-level="2"><text:bookmark-start text:name="_Toc412661463"/><text:span text:style-name="T24">provoz a rozvoj stávajícího řešení</text:span><text:bookmark-end text:name="_Toc412661463"/></text:h>
            </text:list-item>
          </text:list>
        </text:list-item>
      </text:list>
      <text:p text:style-name="Standard"><text:span text:style-name="T11">Stávající řešení splňuje převážně všechny nároky uživatelů (s výjimkou nerealizovaných rozvojových požadavků) a veřejnosti, ale narůstají rizika vyplývající z absence nerealizovaných požadavků (např. komunikace s datovými schránkami a napojení na základní registry).</text:span></text:p>
      <text:p text:style-name="Standard"><text:span text:style-name="T11">Použitá vývojová platforma (.Net <text:s/>technologie) je stále progresivní a prozatím nepředstavuje omezení dalšího rozvoje. Je však vhodné přejít na novější SQL Server s vyšším OS, ale to nevyžaduje žádné programové změny v aplikaci Granty, tj. nejde o problém aplikace, ale používaného prostředí na MHMP. Nové prostředí by splňovalo i vyšší bezpečnostní nároky. Data ale v žádném nebezpečí nejsou. Provozované řešení Granty je dodavatel ASD Software schopen modernizovat a přizpůsobit požadavkům MHMP. </text:span></text:p>
      <text:p text:style-name="Standard"><text:span text:style-name="T11"><office:annotation office:name="__Annotation__4154_143799397"><dc:creator>Sladký Tomáš (MHMP, RED)</dc:creator><dc:date>2015-02-20T11:46:00</dc:date><loext:sender-initials>ST(R</loext:sender-initials><text:p>Nutná konzultace Rydvan</text:p></office:annotation></text:span><text:span text:style-name="T11">Z právního hlediska lze tuto variantu řešit v rámci jednacího řízení bez uveřejnění (JŘBU) jako zákonný postup dle Zákona o veřejných zakázkách č. 137/2006 Sb., §23 a §34.</text:span><office:annotation-end office:name="__Annotation__4154_143799397"/><text:span text:style-name="T11"> </text:span></text:p>
      <text:list xml:id="list163406449277784" text:continue-numbering="true" text:style-name="WWNum18">
        <text:list-item>
          <text:list>
            <text:list-item>
              <text:h text:style-name="P3" text:outline-level="2"><text:bookmark-start text:name="_Toc412661464"/><text:span text:style-name="T24">pořízení nového systému</text:span><text:bookmark-end text:name="_Toc412661464"/></text:h>
            </text:list-item>
          </text:list>
        </text:list-item>
      </text:list>
      <text:p text:style-name="Standard"><text:span text:style-name="T11">Tato varianta vychází z předpokladu, že nebude možno vyhovět podmínkám stanoveným Zákonem o veřejných zakázkách č. 137/2006 Sb. </text:span></text:p>
      <text:p text:style-name="Standard"><text:span text:style-name="T11">Přípravné činnosti k vypsání otevřené soutěže na pořízení nového systému již byly průběžně prováděny odborem informatiky v rámci tvorby dokumentace pro jednání RHMP a ZHMP v roce 2014.</text:span></text:p>
      <text:list xml:id="list163405512500888" text:continue-numbering="true" text:style-name="WWNum18">
        <text:list-item>
          <text:list>
            <text:list-item>
              <text:h text:style-name="P3" text:outline-level="2"><text:bookmark-start text:name="_Toc412661465"/><text:soft-page-break/><text:span text:style-name="T24">odkup zdrojových kódů</text:span><text:bookmark-end text:name="_Toc412661465"/></text:h>
            </text:list-item>
          </text:list>
        </text:list-item>
      </text:list>
      <text:p text:style-name="Standard"><text:span text:style-name="T10">Tato varianta byla schválena usnesením RHMP č. 1843 ze dne 29.7.2014. Jedná se o variantu, která řeší technologickou závislost na současném dodavateli (vendor lock-in). Cena za odkup zdrojových kódů je znaleckým posudkem předpokládána ve výši 8.439.000,- Kč až 12.596.000,- Kč bez DPH (popř. v rozsahu ceny nabídnuté ASD Software 7,5 - 14,5 mil. Kč)</text:span></text:p>
      <text:p text:style-name="Standard"><text:span text:style-name="T10">Současně s odkupem zdrojových kódů musí proběhnout otevřené řízení na dodavatele, který bude tyto zdrojové kódy spravovat a rozvíjet, neboť odbor informatiky nedisponuje kapacitami pro řešení ve vlastní režii.</text:span></text:p>
      <text:p text:style-name="P24"/>
      <text:p text:style-name="P34"/>
      <text:list xml:id="list163406101055355" text:continue-numbering="true" text:style-name="WWNum18">
        <text:list-item>
          <text:h text:style-name="P2" text:outline-level="1"><text:bookmark-start text:name="_Toc412661466"/><text:span text:style-name="T9">ANALÝZA JEDNOTLIVÝCH VARIANT</text:span><text:bookmark-end text:name="_Toc412661466"/></text:h>
        </text:list-item>
      </text:list>
      <text:p text:style-name="P29"/>
      <text:list xml:id="list163406769061624" text:continue-numbering="true" text:style-name="WWNum18">
        <text:list-item>
          <text:list>
            <text:list-item>
              <text:h text:style-name="P3" text:outline-level="2"><text:bookmark-start text:name="_Toc412661467"/><text:span text:style-name="T24">odborné posudky</text:span><text:bookmark-end text:name="_Toc412661467"/></text:h>
            </text:list-item>
          </text:list>
        </text:list-item>
      </text:list>
      <text:p text:style-name="P24"/>
      <text:p text:style-name="Standard"><text:span text:style-name="T10">Pro usnadnění rozhodovacích procesů byly postupně vypracovány tyto odborné posudky:</text:span></text:p>
      <text:p text:style-name="Standard"><text:span text:style-name="T10">-<text:tab/>Projekt Granty – Case Study, Rowan Legal, advokátní kancelář s.r.o., 5.12.2014</text:span></text:p>
      <text:p text:style-name="Standard"><text:span text:style-name="T10">-<text:tab/>Znalecký posudek č.64/2014 - Posouzení tržní ceny úprav IS Granty, Vít Lidinský, 15.9.2014</text:span></text:p>
      <text:p text:style-name="Standard"><text:span text:style-name="T10">-<text:tab/>Znalecký posudek č. 15814, Ing. Michael Trezzi, 21.7.2014</text:span></text:p>
      <text:p text:style-name="Standard"><text:span text:style-name="T10">-<text:tab/>Znalecký posudek č. 902-99/2014, APOGEO Esteem a.s., Znalecký ústav, 7.7.2014</text:span></text:p>
      <text:p text:style-name="Standard"><text:span text:style-name="T10">-<text:tab/>Znalecký posudek č. 1745-0103/14 znaleckého ústavu, PROSCON s.r.o., 23.1.204</text:span></text:p>
      <text:p text:style-name="Standard"><text:span text:style-name="T10">-<text:tab/>Znalecký posudek č. 9613, Ing. Michael Trezzi, 26.7.2013</text:span></text:p>
      <text:p text:style-name="Standard"><text:span text:style-name="T10">-<text:tab/>Znalecký posudek 281/2010, Ing. René Piták, 27.4.2010</text:span></text:p>
      <text:p text:style-name="Standard"><text:span text:style-name="T10">-<text:tab/>Znalecký posudek 253/2009, Ing. René Piták, 27.3.2009</text:span></text:p>
      <text:p text:style-name="P28"/>
      <text:p text:style-name="Standard"><text:span text:style-name="T14">Hlavní poznatky z provedených posudků:</text:span></text:p>
      <text:list xml:id="list6027199916784285296" text:style-name="WWNum27">
        <text:list-item>
          <text:p text:style-name="P15"><text:span text:style-name="T10">Cena poskytované podpory v letech 2009-2014 byla cenou v místě a čase obvyklou. </text:span></text:p>
        </text:list-item>
        <text:list-item>
          <text:p text:style-name="P15"><text:span text:style-name="T10">Nabízená cena za služby rozšířené technické podpory v rozmezí 9.000 až 10.000Kč za člověkoden je cenou v místě a čase obvyklou.</text:span></text:p>
        </text:list-item>
        <text:list-item>
          <text:p text:style-name="P15"><text:span text:style-name="T10">Rozsah poskytovaných služeb technické podpory odpovídá nejlepší praxi a mezinárodním standardům odpovídajícím životnímu cyklu informačního systému. </text:span></text:p>
        </text:list-item>
        <text:list-item>
          <text:p text:style-name="P15"><text:span text:style-name="T10">Cena provedených úprav IS Granty a doba jejich realizace odpovídá jejich náročnosti a je v obvyklé výši.</text:span></text:p>
        </text:list-item>
        <text:list-item>
          <text:p text:style-name="P15"><text:span text:style-name="T10">Obvyklá cena za odkoupení majetkových práv ke zdrojovým kódům IS Granty je v rozpětí 8.439.000Kč až 12.596.000Kč.</text:span></text:p>
        </text:list-item>
        <text:list-item>
          <text:p text:style-name="P15"><text:span text:style-name="T10">Odkoupením zdrojových kódů vzniká nabývajícímu právo na jakoukoliv úpravu a dispozici s nabytým SW řešením.</text:span></text:p>
        </text:list-item>
        <text:list-item>
          <text:p text:style-name="P15"><text:span text:style-name="T10">Posudky neodmítají řešení zajištění podpory a nezbytného rozvoje IS Granty formou JŘBU. </text:span></text:p>
        </text:list-item>
      </text:list>
      <text:p text:style-name="P11"/>
      <text:p text:style-name="Standard"><text:span text:style-name="T17">Zde bych uvedl zdůvodnění od JUDr. Rydvana pro „bezpečnou“realizaci JŘBU.</text:span></text:p>
      <text:p text:style-name="P11"/>
      <text:list xml:id="list163406515248388" text:continue-list="list163406769061624" text:style-name="WWNum18">
        <text:list-item>
          <text:list>
            <text:list-item>
              <text:h text:style-name="P3" text:outline-level="2"><text:bookmark-start text:name="_Toc412661468"/><text:span text:style-name="T24">analýza variant řešení</text:span><text:bookmark-end text:name="_Toc412661468"/></text:h>
            </text:list-item>
          </text:list>
        </text:list-item>
      </text:list>
      <text:p text:style-name="Standard"><text:soft-page-break/><text:span text:style-name="T10">Na základě výše uvedených posudků, vlastním šetřením a na základě výstupů z nedokončeného JŘBU z roku 2013 byly zjištěny základní finanční kalkulace, které jsou dále použity v hodnocení jednotlivých variant.</text:span></text:p>
      <text:p text:style-name="Standard"><text:span text:style-name="T10">Dále byl dodavatel ASD Software vyzván dopisem č. j. MHMP/INF/1189/2014 ze dne 14. 7. 2014, aby ocenil hodnotu zdrojových kódů. Dne 28.7.2014 byla doručena odpověď, ve které byly zdrojové kódy oceněny v rozpětí 7,5 až 14,5 mil. Kč.</text:span></text:p>
      <text:p text:style-name="Standard"><text:span text:style-name="T11">Celkem bylo na implementaci, realizaci rozvojových požadavků a zajištění technické podpory vynaloženo cca 28 mil. Kč. V průběhu 11 let, kdy byl systém průběžně rozvíjen, došlo ke zhodnocení původně pořízeného řešení ve výši 550.000 Kč o částku nejméně 8.259.200 Kč a nejvýše o 9.739.200 Kč (dle znaleckého posudku Víta Lidinského č. 64/2014 ze dne 15.9.2014).</text:span></text:p>
      <text:p text:style-name="P26"/>
      <text:p text:style-name="Standard"><text:span text:style-name="T13">Poznámka:</text:span></text:p>
      <text:p text:style-name="Standard"><text:span text:style-name="T15">Za dobu 11 let, kdy je IS Granty na úřadu provozován a rozvíjen, se stala z řady klíčových uživatelů skupina zkušených specialistů na grantovou problematiku a ovládání IS Granty. Bez ohledu na zvolenou variantu řešení je důležité, využít jejich znalostí a zkušeností při zpracování vlastní předimplementační analýzy technických požadavků systému, která bude předmětem samostatné zakázky. </text:span></text:p>
      <text:p text:style-name="P26"/>
      <text:list xml:id="list163405354678441" text:continue-numbering="true" text:style-name="WWNum18">
        <text:list-item>
          <text:list>
            <text:list-item>
              <text:list>
                <text:list-item>
                  <text:h text:style-name="P3" text:outline-level="2"><text:bookmark-start text:name="_Toc412661469"/>Provoz a rozvoj stávajícího řešení<text:bookmark-end text:name="_Toc412661469"/></text:h>
                </text:list-item>
              </text:list>
            </text:list-item>
          </text:list>
        </text:list-item>
      </text:list>
      <text:p text:style-name="Standard"><text:span text:style-name="T10">Jedná se o nejjednodušší způsob zajištění provozu systému Granty. Stávající dodavatel ASD Software, který zároveň poskytoval servisní podporu, by nadále udržoval stávající řešení a provedl by modernizaci dle současných potřeb MHMP a dle technologických podmínek.</text:span></text:p>
      <text:p text:style-name="Standard"><text:span text:style-name="T14">Výhody této varianty:</text:span></text:p>
      <text:list xml:id="list163406233596679" text:continue-list="list163405445309414" text:style-name="WWNum25">
        <text:list-item>
          <text:p text:style-name="P13"><text:span text:style-name="T10">Nedojde ke zmaření investice do stávajícího systému</text:span></text:p>
        </text:list-item>
        <text:list-item>
          <text:p text:style-name="P13"><text:span text:style-name="T10">Nejnižší vynaložené náklady – podpora systému + nutný rozvoj (dodavatelem nabízená cena v r. 2013 cca 13 mil. Kč / za 4 roky + cca 4 mil. Kč rozvoj)</text:span></text:p>
        </text:list-item>
        <text:list-item>
          <text:p text:style-name="P13"><text:span text:style-name="T10">Nutný rozvoj lze provést v krátkém čase</text:span></text:p>
        </text:list-item>
        <text:list-item>
          <text:p text:style-name="P13"><text:span text:style-name="T10">Není nutné přeškolovat uživatele na nový systém</text:span></text:p>
        </text:list-item>
        <text:list-item>
          <text:p text:style-name="P13"><text:span text:style-name="T10">Není nutné migrovat velké množství dat</text:span></text:p>
        </text:list-item>
        <text:list-item>
          <text:p text:style-name="P13"><text:span text:style-name="T10">Není třeba znovu budovat rozhraní na evidenci smluv </text:span></text:p>
        </text:list-item>
        <text:list-item>
          <text:p text:style-name="P13"><text:span text:style-name="T10">Dodavatel má výborný přehled o grantovém systému MHMP</text:span></text:p>
        </text:list-item>
        <text:list-item>
          <text:p text:style-name="P13"><text:span text:style-name="T10">Jedná se o nejrychlejší řešení</text:span></text:p>
        </text:list-item>
        <text:list-item>
          <text:p text:style-name="P13"><text:span text:style-name="T10">Je postupováno s péčí řádného hospodáře</text:span></text:p>
        </text:list-item>
      </text:list>
      <text:p text:style-name="Standard"><text:span text:style-name="T14">Nevýhody této varianty:</text:span></text:p>
      <text:list xml:id="list163404891028909" text:continue-numbering="true" text:style-name="WWNum25">
        <text:list-item>
          <text:p text:style-name="P13"><text:span text:style-name="T10">Lze realizovat prostřednictvím JŘBU, které je však dlouhodobě vnímáno jako problematické (způsobeno však jinými projekty)</text:span></text:p>
        </text:list-item>
        <text:list-item>
          <text:p text:style-name="P13"><text:span text:style-name="T10">Neřeší dlouhodobý rozvoj, který musí být realizován samostatnou zakázkou</text:span></text:p>
        </text:list-item>
        <text:list-item>
          <text:p text:style-name="P13"><text:span text:style-name="T10">I když mohou být nastaveny výhodnější smluvní podmínky, nadále bude vnímáno jako nepřiměřená závislost na jednom dodavateli (vendor lock-in)</text:span></text:p>
        </text:list-item>
        <text:list-item>
          <text:p text:style-name="P13"><text:soft-page-break/><text:span text:style-name="T10">Riziko, že po realizaci celostátního systému evidence Grantů na MMR bude nutné systém přizpůsobit.</text:span></text:p>
        </text:list-item>
        <text:list-item>
          <text:p text:style-name="P13"><text:span text:style-name="T10">Riziko, že dojde k zásadní změně dotačního systému HMP</text:span></text:p>
        </text:list-item>
      </text:list>
      <text:p text:style-name="Standard"><text:span text:style-name="T14">Odhadovaná cena této varianty:</text:span></text:p>
      <table:table table:name="Tabulka3" table:style-name="Tabulka3">
        <table:table-column table:style-name="Tabulka3.A"/>
        <table:table-column table:style-name="Tabulka3.B"/>
        <table:table-row table:style-name="Tabulka3.1">
          <table:table-cell table:style-name="Tabulka3.A1" office:value-type="string">
            <text:p text:style-name="P23"><text:span text:style-name="T14">Cena</text:span></text:p>
          </table:table-cell>
          <table:table-cell table:style-name="Tabulka3.B1" office:value-type="string">
            <text:p text:style-name="P30"><text:span text:style-name="T14">Činnost</text:span></text:p>
          </table:table-cell>
        </table:table-row>
        <table:table-row table:style-name="Tabulka3.1">
          <table:table-cell table:style-name="Tabulka3.A1" office:value-type="string">
            <text:p text:style-name="P31"><text:span text:style-name="T10">8 400 000,- Kč</text:span></text:p>
          </table:table-cell>
          <table:table-cell table:style-name="Tabulka3.B1" office:value-type="string">
            <text:p text:style-name="P30"><text:span text:style-name="T10">Roční provozní podpora ve výši 2 100 000,- Kč x 4 roky</text:span></text:p>
          </table:table-cell>
        </table:table-row>
        <table:table-row table:style-name="Tabulka3.1">
          <table:table-cell table:style-name="Tabulka3.A1" office:value-type="string">
            <text:p text:style-name="P31"><text:span text:style-name="T10">3 626 000,- Kč</text:span></text:p>
          </table:table-cell>
          <table:table-cell table:style-name="Tabulka3.B1" office:value-type="string">
            <text:p text:style-name="P30"><text:span text:style-name="T10">Doplnění základní funkcionality na základě již známých požadavků</text:span></text:p>
          </table:table-cell>
        </table:table-row>
        <table:table-row table:style-name="Tabulka3.1">
          <table:table-cell table:style-name="Tabulka3.A1" office:value-type="string">
            <text:p text:style-name="P31"><text:span text:style-name="T10">6 000 000,- Kč</text:span></text:p>
          </table:table-cell>
          <table:table-cell table:style-name="Tabulka3.B1" office:value-type="string">
            <text:p text:style-name="P30"><text:span text:style-name="T10">Rozvojové požadavky v roční výši 1 500 000,- Kč x 4 roky</text:span></text:p>
          </table:table-cell>
        </table:table-row>
        <table:table-row table:style-name="Tabulka3.1">
          <table:table-cell table:style-name="Tabulka3.B1" office:value-type="string">
            <text:p text:style-name="P31"><text:span text:style-name="T14">18 026 000,- Kč</text:span></text:p>
          </table:table-cell>
          <table:table-cell table:style-name="Tabulka3.B1" office:value-type="string">
            <text:p text:style-name="P30"><text:span text:style-name="T14">Celková realizovaná cena za dobu 4 let</text:span></text:p>
          </table:table-cell>
        </table:table-row>
      </table:table>
      <text:p text:style-name="P27"/>
      <text:p text:style-name="Standard"><text:span text:style-name="T14">Předpokládaný harmonogram varianty „provoz a rozvoj stávajícího řešení“ <text:s/>je v příloze č.1 této hodnotící zprávy.</text:span></text:p>
      <text:p text:style-name="P27"><text:bookmark text:name="_GoBack"/></text:p>
      <text:list xml:id="list163406323960503" text:continue-list="list163405354678441" text:style-name="WWNum18">
        <text:list-item>
          <text:list>
            <text:list-item>
              <text:list>
                <text:list-item>
                  <text:h text:style-name="P3" text:outline-level="2"><text:bookmark-start text:name="_Toc412661470"/>otevřená soutěž na nového dodavatele řešení<text:bookmark-end text:name="_Toc412661470"/></text:h>
                </text:list-item>
              </text:list>
            </text:list-item>
          </text:list>
        </text:list-item>
      </text:list>
      <text:p text:style-name="Standard"><text:span text:style-name="T10">Dodávku nového řešení pro správu grantových projektů lze realizovat formou otevřené soutěže na dodavatele řešení. Zadávací dokumentace a navazující smlouvy by měly eliminovat známá rizika vendor lock-in řešení a nepřiměřeně vysokých nákladů na rozvoj systému.</text:span></text:p>
      <text:p text:style-name="P26"/>
      <text:p text:style-name="Standard"><text:span text:style-name="T13">Poznámka:</text:span></text:p>
      <text:p text:style-name="Standard"><text:span text:style-name="T16">Nově vzniká možnost připojit se k projektu, který má v gesci Technologická agentura ČR, coby organizační složka státu, tudíž by bylo možné řešit projekt Granty jednoduše bez vyhlašování soutěže. Dle posledních informací je tento grantový projekt především zaměřen na projekty OP LZZ (Operační program lidské zdroje a zaměstnanost z evropských strukturálních fondů) a nemusel by pokrývat všechny grantové problematiky MHMP.</text:span></text:p>
      <text:p text:style-name="P24"/>
      <text:p text:style-name="Standard"><text:span text:style-name="T14">Výhody této varianty:</text:span></text:p>
      <text:list xml:id="list163405579681384" text:continue-list="list163404891028909" text:style-name="WWNum25">
        <text:list-item>
          <text:p text:style-name="P13"><text:span text:style-name="T10">Součástí zadání již budou přesně specifikovány veškeré požadavky na funkcionalitu řešení, popř. budou určeny podmínky pro provedení analýz včetně specifikace následného rozvoje</text:span></text:p>
        </text:list-item>
        <text:list-item>
          <text:p text:style-name="P13"><text:span text:style-name="T10">Způsob řešení je v souladu s požadavky legislativy a politické reprezentace města</text:span></text:p>
        </text:list-item>
        <text:list-item>
          <text:p text:style-name="P13"><text:span text:style-name="T10">Veřejná soutěž může nastavit nižší ceny za dodávku řešení a pro technickou podporu</text:span></text:p>
        </text:list-item>
        <text:list-item>
          <text:p text:style-name="P13"><text:span text:style-name="T17"><office:annotation office:name="__Annotation__4472_143799397"><dc:creator>oldas</dc:creator><dc:date>2015-02-24T16:52:00</dc:date><loext:sender-initials>o</loext:sender-initials><text:p>Formulace jsou převzaty od BP, nutno blíže doladit</text:p></office:annotation></text:span><text:span text:style-name="T17">Možnost snížení provozních nákladů, efektivnější správa, parametrizovatelný systém (tvorba a vkládání šablon, generování grantových titulů podle typových případů)</text:span><text:change-start text:change-id="ct160735968"/><text:span text:style-name="T17"> ?? Snížení nákladů asi těžko, jestliže všechny ceny až dosud jsou ceny v místě obvyklé, spíše v nižší cenové hladině. </text:span><text:soft-page-break/><text:span text:style-name="T17">Parametrizovatelný systém? Co se</text:span><text:change-end text:change-id="ct160735968"/><text:change-start text:change-id="ct160751488"/><text:span text:style-name="T17"> </text:span><text:change-end text:change-id="ct160751488"/><text:change-start text:change-id="ct196737152"/><text:span text:style-name="T17">tím </text:span><text:change-end text:change-id="ct196737152"/><text:change-start text:change-id="ct167996688"/><text:span text:style-name="T17">míní? Co je to generování „grantových titulů podle typov</text:span><text:change-end text:change-id="ct167996688"/><text:change-start text:change-id="ct160954176"/><text:span text:style-name="T17">ý</text:span><text:change-end text:change-id="ct160954176"/><text:change-start text:change-id="ct168188624"/><text:span text:style-name="T17">ch případů“? Grantové programy schvaluje jedině Rada HMP a přesně tak musí být admin</text:span><text:change-end text:change-id="ct168188624"/><text:change-start text:change-id="ct168109488"/><text:span text:style-name="T17">i</text:span><text:change-end text:change-id="ct168109488"/><text:change-start text:change-id="ct168157392"/><text:span text:style-name="T17">strovány</text:span><text:change-end text:change-id="ct168157392"/><text:change-start text:change-id="ct169855456"/><text:span text:style-name="T17">, nelze nic generovat.</text:span><text:change-end text:change-id="ct169855456"/><text:change-start text:change-id="ct161720736"/><text:span text:style-name="T17"> </text:span><text:change-end text:change-id="ct161720736"/><text:change-start text:change-id="ct186510704"/><text:span text:style-name="T17"><text:s/></text:span><text:change-end text:change-id="ct186510704"/></text:p>
        </text:list-item>
        <text:list-item>
          <text:p text:style-name="P13"><text:span text:style-name="T17">Bude zajištěna jak provozní tak rozvojová smlouva</text:span><text:change-start text:change-id="ct168158896"/><text:span text:style-name="T17"> (to lze zajistit podle zákona i v JŘBU)</text:span><text:change-end text:change-id="ct168158896"/></text:p>
        </text:list-item>
        <text:list-item>
          <text:p text:style-name="P13"><text:span text:style-name="T17">Možnost reagovat na inovace zásadnějšího charakteru, případně je přímo iniciovat</text:span><text:change-start text:change-id="ct162568000"/><text:span text:style-name="T17">??</text:span><text:change-end text:change-id="ct162568000"/></text:p>
        </text:list-item>
        <text:list-item>
          <text:p text:style-name="P13"><text:span text:style-name="T17">Bude možno nabídnout systém i městským částem</text:span><text:change-start text:change-id="ct161024496"/><text:span text:style-name="T17"> (jak bylo opakovaně řečeno, nabídnut mohl být i stávající systém</text:span><text:change-end text:change-id="ct161024496"/><text:change-start text:change-id="ct160750720"/><text:span text:style-name="T17">, nejde tedy o žádnou výhodu otevřené soutěže)</text:span><text:change-end text:change-id="ct160750720"/><office:annotation-end office:name="__Annotation__4472_143799397"/></text:p>
        </text:list-item>
      </text:list>
      <text:p text:style-name="Standard"><text:span text:style-name="T14">Nevýhody této varianty:</text:span></text:p>
      <text:list xml:id="list163406503242110" text:continue-numbering="true" text:style-name="WWNum25">
        <text:list-item>
          <text:p text:style-name="P13"><text:span text:style-name="T10">Do původního řešení již bylo vynaloženo cca 28 mil Kč na pořízení, podporu a rozvoj</text:span></text:p>
        </text:list-item>
        <text:list-item>
          <text:p text:style-name="P13"><text:span text:style-name="T10">Budování nového systému od základů vyžaduje vypracování analýz potřeb uživatelů a vazeb na ostatní IS</text:span></text:p>
        </text:list-item>
        <text:list-item>
          <text:p text:style-name="P13"><text:span text:style-name="T10">Doba realizace nového řešení může trvat až 2 roky. A po tu dobu musí být paralelně provozováno původní řešení a opět by se jednalo pravděpodobně o realizaci formou JŘBU na prodloužení provozu původního řešení</text:span></text:p>
        </text:list-item>
        <text:list-item>
          <text:p text:style-name="P13"><text:span text:style-name="T10">Nutnost migrace všech nebo části klíčových dat z původního do nového řešení a lze předpokládat, že se bude jednat o placené služby původnímu i novému dodavateli</text:span></text:p>
        </text:list-item>
        <text:list-item>
          <text:p text:style-name="P13"><text:span text:style-name="T10">Nutnost vytvoření rozhraní na navázané aplikace, IS a rejstříky</text:span></text:p>
        </text:list-item>
        <text:list-item>
          <text:p text:style-name="P13"><text:span text:style-name="T10">Přeškolení uživatelů (cena může být zahrnuta v ceně řešení)</text:span></text:p>
        </text:list-item>
        <text:list-item>
          <text:p text:style-name="P13"><text:span text:style-name="T10">Riziko, že cena podpory od nového dodavatele může být vyšší než u současného (dle odborného posudku je současná podpora ve střední úrovni cen obvyklých na trhu).</text:span></text:p>
        </text:list-item>
        <text:list-item>
          <text:p text:style-name="P13"><text:span text:style-name="T10">Riziko nedosažení ambiciózně stanovených cílů</text:span></text:p>
        </text:list-item>
      </text:list>
      <text:p text:style-name="Standard"><text:span text:style-name="T14">Odhadovaná cena této varianty:</text:span></text:p>
      <table:table table:name="Tabulka4" table:style-name="Tabulka4">
        <table:table-column table:style-name="Tabulka4.A"/>
        <table:table-column table:style-name="Tabulka4.B"/>
        <table:table-row table:style-name="Tabulka4.1">
          <table:table-cell table:style-name="Tabulka4.A1" office:value-type="string">
            <text:p text:style-name="P23"><text:span text:style-name="T14">Cena</text:span></text:p>
          </table:table-cell>
          <table:table-cell table:style-name="Tabulka4.B1" office:value-type="string">
            <text:p text:style-name="P30"><text:span text:style-name="T14">Činnost</text:span></text:p>
          </table:table-cell>
        </table:table-row>
        <table:table-row table:style-name="Tabulka4.1">
          <table:table-cell table:style-name="Tabulka4.A1" office:value-type="string">
            <text:p text:style-name="P31"><text:span text:style-name="T10">9 000 000,- Kč</text:span></text:p>
          </table:table-cell>
          <table:table-cell table:style-name="Tabulka4.B1" office:value-type="string">
            <text:p text:style-name="P30"><text:span text:style-name="T10">Pořízení základní funkcionality (předpoklad dosažení obdobné ceny jako za odkup zdrojových kódů + zároveň realizace dalších požadavků již teď známých + požadavků z analýzy) - tato cena bude určena veřejnou soutěží</text:span></text:p>
          </table:table-cell>
        </table:table-row>
        <table:table-row table:style-name="Tabulka4.1">
          <table:table-cell table:style-name="Tabulka4.A1" office:value-type="string">
            <text:p text:style-name="P31"><text:span text:style-name="T10">2 100 000,- Kč</text:span></text:p>
          </table:table-cell>
          <table:table-cell table:style-name="Tabulka4.B1" office:value-type="string">
            <text:p text:style-name="P30"><text:span text:style-name="T10">Roční provozní podpora</text:span></text:p>
          </table:table-cell>
        </table:table-row>
        <table:table-row table:style-name="Tabulka4.1">
          <table:table-cell table:style-name="Tabulka4.A1" office:value-type="string">
            <text:p text:style-name="P31"><text:span text:style-name="T10">1 500 000,- Kč</text:span></text:p>
          </table:table-cell>
          <table:table-cell table:style-name="Tabulka4.B1" office:value-type="string">
            <text:p text:style-name="P30"><text:span text:style-name="T10">Rozvojové požadavky - ročně</text:span></text:p>
          </table:table-cell>
        </table:table-row>
        <table:table-row table:style-name="Tabulka4.1">
          <table:table-cell table:style-name="Tabulka4.A1" office:value-type="string">
            <text:p text:style-name="P31"><text:span text:style-name="T10">525 000,- Kč</text:span></text:p>
          </table:table-cell>
          <table:table-cell table:style-name="Tabulka4.B1" office:value-type="string">
            <text:p text:style-name="P30"><text:span text:style-name="T17">Cena za paralelní provoz po dobu přechodu mezi systémy (pilotní provoz) – cca 3 měsíce</text:span><text:change-start text:change-id="ct162478960"/><text:span text:style-name="T17"> </text:span><text:span text:style-name="T17"><office:annotation office:name="__Annotation__4554_143799397"><dc:creator>oldas</dc:creator><dc:date>2015-02-24T16:55:00</dc:date><loext:sender-initials>o</loext:sender-initials><text:p>Pokud dobře znám i složitější systémy, vesele se implementuje nový, starý jede v plném nasazení. V momentě, kdy je nový připraven k roll-outu, nastává okamžik přechodu na nový, na což musí 3 měsíce stačit, po tu dobu fungují „paralelně“ a v momentě, kdy se starý vypne, provede se pouze rozdílová migrace nových dat.</text:p></office:annotation></text:span><text:span text:style-name="T17">(to poklád</text:span><text:change-end text:change-id="ct162478960"/><text:change-start text:change-id="ct160776656"/><text:span text:style-name="T17">á</text:span><text:change-end text:change-id="ct160776656"/><text:change-start text:change-id="ct168124848"/><text:span text:style-name="T17">m za nerealisticky krátký odhad</text:span><text:change-end text:change-id="ct168124848"/><text:change-start text:change-id="ct160776432"/><text:span text:style-name="T17">, nastačí se ani vyzkoušet přijímání žádostí, natož schvalování </text:span><text:change-end text:change-id="ct160776432"/><text:change-start text:change-id="ct169795904"/><text:span text:style-name="T17">žádostí </text:span><text:change-end text:change-id="ct169795904"/><text:change-start text:change-id="ct168085136"/><text:span text:style-name="T17">a vytváření smluv </text:span><text:change-end text:change-id="ct168085136"/><text:change-start text:change-id="ct186524576"/><text:span text:style-name="T17">–</text:span><text:change-end text:change-id="ct186524576"/><text:change-start text:change-id="ct186524784"/><text:span text:style-name="T17"> zde </text:span><text:change-end text:change-id="ct186524784"/><text:change-start text:change-id="ct167866624"/><text:span text:style-name="T17">se musí dodržovat termíny dané RHMP, různé pro všechna pracoviště. Půjde-li všechno </text:span><text:change-end text:change-id="ct167866624"/><text:span text:style-name="T17">bez problémů</text:span><text:change-start text:change-id="ct160809264"/><text:span text:style-name="T17">, je nejkratší možný odhad 1 rok).</text:span><text:change-end text:change-id="ct160809264"/><office:annotation-end office:name="__Annotation__4554_143799397"/></text:p>
          </table:table-cell>
        </table:table-row>
        <text:soft-page-break/>
        <table:table-row table:style-name="Tabulka4.1">
          <table:table-cell table:style-name="Tabulka4.A1" office:value-type="string">
            <text:p text:style-name="P31"><text:span text:style-name="T10">200 000,- Kč</text:span></text:p>
          </table:table-cell>
          <table:table-cell table:style-name="Tabulka4.B1" office:value-type="string">
            <text:p text:style-name="P30"><text:span text:style-name="T10">Migrace dat z IS Granty (odhad 20MD)</text:span></text:p>
          </table:table-cell>
        </table:table-row>
        <table:table-row table:style-name="Tabulka4.1">
          <table:table-cell table:style-name="Tabulka4.B1" office:value-type="string">
            <text:p text:style-name="P31"><text:span text:style-name="T14">24 125 000,- Kč</text:span></text:p>
          </table:table-cell>
          <table:table-cell table:style-name="Tabulka4.B1" office:value-type="string">
            <text:p text:style-name="P30"><text:span text:style-name="T14">Celková realizovaná cena za dobu 4 let</text:span></text:p>
          </table:table-cell>
        </table:table-row>
      </table:table>
      <text:p text:style-name="P24"/>
      <text:p text:style-name="Standard"><text:span text:style-name="T14">Předpokládaný harmonogram varianty „otevřená soutěž na nového dodavatele řešení“ <text:s/>je v příloze č.1 této hodnotící zprávy.</text:span></text:p>
      <text:p text:style-name="P27"/>
      <text:list xml:id="list163406693780551" text:continue-list="list163406323960503" text:style-name="WWNum18">
        <text:list-item>
          <text:list>
            <text:list-item>
              <text:list>
                <text:list-item>
                  <text:h text:style-name="P3" text:outline-level="2"><text:bookmark-start text:name="_Toc412661471"/>odkup zdrojových kódů<text:bookmark-end text:name="_Toc412661471"/></text:h>
                </text:list-item>
              </text:list>
            </text:list-item>
          </text:list>
        </text:list-item>
      </text:list>
      <text:p text:style-name="Standard"><text:span text:style-name="T10">Tímto postupem dojde k narovnání majetkových vztahů se současným dodavatelem a zrušení tzv. vendor lock-in vazby. Ze zkušenosti je známo, že převzetí zdrojových kódů od jiného výrobce je časově velmi náročné a leckdy bývá efektivnější celé řešení naprogramovat znova (proto je velmi reálné, že do soutěže na dodavatele rozvoje a podpory nad vlastněnými zdrojovými kódy se přihlásí původní dodavatel jako jediný).</text:span></text:p>
      <text:p text:style-name="Standard"><text:span text:style-name="T10">V tomto duchu bylo přijato usnesení RHMP o odkupu zdrojových kódů, které však neřešilo následné nakládání s nimi, tzn. správu a rozvoj provozovaného řešení.</text:span></text:p>
      <text:p text:style-name="Standard"><text:span text:style-name="T14">Výhody této varianty:</text:span></text:p>
      <text:list xml:id="list163405754807430" text:continue-list="list163406503242110" text:style-name="WWNum25">
        <text:list-item>
          <text:p text:style-name="P13"><text:span text:style-name="T10">MHMP se stane vlastníkem majetkových práv k IS Granty</text:span></text:p>
        </text:list-item>
        <text:list-item>
          <text:p text:style-name="P13"><text:span text:style-name="T10">MHMP může toto řešení dále libovolně modifikovat, rozvíjet a také distribuovat/poskytovat třetím stranám (MČ, PO, atd.)</text:span></text:p>
        </text:list-item>
      </text:list>
      <text:p text:style-name="Standard"><text:span text:style-name="T14">Nevýhody této varianty:</text:span></text:p>
      <text:list xml:id="list163405198405537" text:continue-numbering="true" text:style-name="WWNum25">
        <text:list-item>
          <text:p text:style-name="P13"><text:span text:style-name="T10">Odkup zdrojových kódů lze realizovat pouze formou JŘBU</text:span></text:p>
        </text:list-item>
        <text:list-item>
          <text:p text:style-name="P13"><text:span text:style-name="T10">Cena za odkup zdrojových kódů je znaleckým posudkem předpokládána ve výši 8.439.000,- Kč až 12.596.000,- Kč bez DPH (popř. v rozsahu ceny nabídnuté ASD Software 7,5 - 14,5 mil. Kč). Není však jednoznačně definován rozsah předaných kódů a funkcionalit.</text:span></text:p>
        </text:list-item>
        <text:list-item>
          <text:p text:style-name="P13"><text:span text:style-name="T10">Odkoupené zdrojové kódy současného systému nebudou obsahovat vlastnosti a funkcionality, které jsou nyní evidovány v rozvojových požadavcích (ve výši cca 3,6 mil. Kč)</text:span></text:p>
        </text:list-item>
        <text:list-item>
          <text:p text:style-name="P13"><text:span text:style-name="T10">Zdrojové kódy neumožní provozovat nebo upravovat systém bez příslušných znalostí na straně vlastníka (MHMP), nebo bude nutno vytvořit odpovídající personální kapacity (již nyní je v help-desku evidován značný rozsah změn vynucený legislativou či uživateli - pracnost 392MD)</text:span></text:p>
        </text:list-item>
        <text:list-item>
          <text:p text:style-name="P13"><text:span text:style-name="T10">Převezme-li jiný dodavatel (řádně vysoutěžený) tyto kódy pro další rozvoj a modernizaci systému, stejně bude nutné řešit technickou podporu a investovat do ní</text:span></text:p>
        </text:list-item>
        <text:list-item>
          <text:p text:style-name="P13"><text:span text:style-name="T10">Zdržení – požadavky uživatelů nebude možné realizovat v krátkém čase</text:span></text:p>
        </text:list-item>
        <text:list-item>
          <text:p text:style-name="P13"><text:span text:style-name="T10">Odkup zdrojových kódů řeší pouze přechod majetkových práv k IS Granty, nikoliv však přenesení know-how a schopností dál systém rozvíjet</text:span></text:p>
        </text:list-item>
      </text:list>
      <text:p text:style-name="P53"><text:span text:style-name="T14">Odhadovaná cena této varianty:</text:span></text:p>
      <table:table table:name="Tabulka5" table:style-name="Tabulka5">
        <table:table-column table:style-name="Tabulka5.A"/>
        <table:table-column table:style-name="Tabulka5.B"/>
        <table:table-row table:style-name="Tabulka5.1">
          <table:table-cell table:style-name="Tabulka5.A1" office:value-type="string">
            <text:p text:style-name="P23"><text:span text:style-name="T14">Cena</text:span></text:p>
          </table:table-cell>
          <table:table-cell table:style-name="Tabulka5.B1" office:value-type="string">
            <text:p text:style-name="P30"><text:span text:style-name="T14">Činnost</text:span></text:p>
          </table:table-cell>
        </table:table-row>
        <table:table-row table:style-name="Tabulka5.1">
          <table:table-cell table:style-name="Tabulka5.A1" office:value-type="string">
            <text:p text:style-name="P31"><text:span text:style-name="T10">12 596 000,- Kč</text:span></text:p>
          </table:table-cell>
          <table:table-cell table:style-name="Tabulka5.B1" office:value-type="string">
            <text:p text:style-name="P30"><text:span text:style-name="T10">Nejvyšší cena za odkup zdrojových kódů z posudku</text:span><text:soft-page-break/></text:p>
          </table:table-cell>
        </table:table-row>
        <table:table-row table:style-name="Tabulka5.1">
          <table:table-cell table:style-name="Tabulka5.A1" office:value-type="string">
            <text:p text:style-name="P31"><text:span text:style-name="T10">8 400 000,- Kč</text:span></text:p>
          </table:table-cell>
          <table:table-cell table:style-name="Tabulka5.B1" office:value-type="string">
            <text:p text:style-name="P30"><text:span text:style-name="T10">Roční provozní podpora ve výši 2 100 000,- Kč x 4 roky</text:span></text:p>
          </table:table-cell>
        </table:table-row>
        <table:table-row table:style-name="Tabulka5.1">
          <table:table-cell table:style-name="Tabulka5.A1" office:value-type="string">
            <text:p text:style-name="P31"><text:span text:style-name="T10">3 626 000,- Kč</text:span></text:p>
          </table:table-cell>
          <table:table-cell table:style-name="Tabulka5.B1" office:value-type="string">
            <text:p text:style-name="P30"><text:span text:style-name="T10">Doplnění základní funkcionality na základě známých požadavků (392MD)</text:span></text:p>
          </table:table-cell>
        </table:table-row>
        <table:table-row table:style-name="Tabulka5.1">
          <table:table-cell table:style-name="Tabulka5.A1" office:value-type="string">
            <text:p text:style-name="P31"><text:span text:style-name="T10">6 000 000,- Kč</text:span></text:p>
          </table:table-cell>
          <table:table-cell table:style-name="Tabulka5.B1" office:value-type="string">
            <text:p text:style-name="P30"><text:span text:style-name="T10">Rozvojové požadavky v průměrné roční výši 1 500 000,- Kč x 4 roky</text:span></text:p>
          </table:table-cell>
        </table:table-row>
        <table:table-row table:style-name="Tabulka5.1">
          <table:table-cell table:style-name="Tabulka5.B1" office:value-type="string">
            <text:p text:style-name="P31"><text:span text:style-name="T14">30 622 000,- Kč</text:span></text:p>
          </table:table-cell>
          <table:table-cell table:style-name="Tabulka5.B1" office:value-type="string">
            <text:p text:style-name="P30"><text:span text:style-name="T14">Celková realizovaná cena za dobu 4 let</text:span></text:p>
          </table:table-cell>
        </table:table-row>
      </table:table>
      <text:p text:style-name="P24"/>
      <text:p text:style-name="Standard"><text:span text:style-name="T14">Předpokládaný harmonogram varianty „odkup zdrojových kódů“ <text:s/>je v příloze č.1 této hodnotící zprávy.</text:span></text:p>
      <text:p text:style-name="P27"/>
      <text:p text:style-name="P24"/>
      <text:p text:style-name="P34"/>
      <text:list xml:id="list163406146167887" text:continue-list="list163406693780551" text:style-name="WWNum18">
        <text:list-item>
          <text:h text:style-name="P2" text:outline-level="1"><text:bookmark-start text:name="_Toc412661472"/><text:span text:style-name="T9">DOPORUČENÍ KOMISI INFORMATIKY</text:span><text:bookmark-end text:name="_Toc412661472"/></text:h>
        </text:list-item>
      </text:list>
      <text:p text:style-name="P24"/>
      <text:p text:style-name="Standard"><text:span text:style-name="T10">Na základě výše uvedených analýz, informací a stanovisek v odborných posudcích navrhuje odbor informatiky MHMP následující postup:</text:span></text:p>
      <text:list xml:id="list163405350415327" text:continue-list="list163405198405537" text:style-name="WWNum25">
        <text:list-item>
          <text:p text:style-name="P13"><text:span text:style-name="T10">Provést revokaci usnesení RHMP č. 1843 o odkupu zdrojových kódů, neboť se domnívá, že by se jednalo o obtížně realizovatelné řešení za současných technických a personálních možností odboru INF, popř. by rozvoj řešení a technickou podporu mohl realizovat pouze původní dodavatel ASD Software. Toto řešení by bylo rovněž nejdražší variantou a nejdéle trvající.</text:span></text:p>
        </text:list-item>
      </text:list>
      <text:p text:style-name="P11"/>
      <text:list xml:id="list163405695134932" text:continue-numbering="true" text:style-name="WWNum25">
        <text:list-item>
          <text:p text:style-name="P13"><text:span text:style-name="T10">Zrušit nezrealizované JŘBU z roku 2013 na řešení rozvojových požadavků systému IS Granty</text:span></text:p>
        </text:list-item>
      </text:list>
      <text:p text:style-name="P11"/>
      <text:list xml:id="list163406068179688" text:continue-numbering="true" text:style-name="WWNum25">
        <text:list-item>
          <text:p text:style-name="P13"><text:span text:style-name="T10">Dát jednoznačné doporučující stanovisko k dalšímu postupu formou otevřené soutěže na dodavatele nového řešení systému Granty, neboť násobným opakováním JŘBU by docházelo ke konfliktu se ZVZ.</text:span></text:p>
        </text:list-item>
      </text:list>
      <text:p text:style-name="P11"/>
      <text:list xml:id="list163405424883084" text:continue-numbering="true" text:style-name="WWNum25">
        <text:list-item>
          <text:p text:style-name="P13"><text:span text:style-name="T10">Pokračovat v činnostech pro spuštění otevřené soutěže na dodavatele nového řešení systému Granty - dokončit důvodovou zprávu pro Záměr vypsat veřejnou zakázku a po schválení RHMP uveřejnit záměr na e-Tenderu</text:span></text:p>
        </text:list-item>
      </text:list>
      <text:p text:style-name="P11"/>
      <text:list xml:id="list163405918845355" text:continue-numbering="true" text:style-name="WWNum25">
        <text:list-item>
          <text:p text:style-name="P13"><text:span text:style-name="T10">Realizovat formou JŘBU zakázku na zajištění technické podpory a nezbytného rozvoje pro nejbližší období. Technická podpora provozovaného systému Granty skončila ke dni 15.8.2012 a její pokračování bylo zajišťováno dílčími objednávkami pouze na nezbytné zachování fungování systému (naposledy do 31.12.2014), a tak je bezpodmínečně nutné zachovat fungující systém do doby, než bude realizována otevřená soutěž na dodavatele systému</text:span></text:p>
        </text:list-item>
      </text:list>
      <text:p text:style-name="P11"/>
      <text:list xml:id="list163405638572434" text:continue-numbering="true" text:style-name="WWNum25">
        <text:list-item>
          <text:p text:style-name="P13"><text:span text:style-name="T10">Dokončit zadávací dokumentaci pro veřejnou zakázku na dodavatele systému Granty a vypsat veřejnou zakázku.</text:span></text:p>
        </text:list-item>
      </text:list>
      <text:p text:style-name="P11"/>
      <text:p text:style-name="P24"/>
      <text:p text:style-name="P24"/>
      <text:p text:style-name="P24"/>
      <text:p text:style-name="P24"/>
      <text:p text:style-name="P24"/>
      <text:p text:style-name="P24"/>
      <text:p text:style-name="P24"/>
      <table:table table:name="Tabulka6" table:style-name="Tabulka6">
        <table:table-column table:style-name="Tabulka6.A"/>
        <table:table-column table:style-name="Tabulka6.B"/>
        <table:table-column table:style-name="Tabulka6.C"/>
        <table:table-column table:style-name="Tabulka6.D"/>
        <table:table-column table:style-name="Tabulka6.E"/>
        <table:table-column table:style-name="Tabulka6.F"/>
        <table:table-column table:style-name="Tabulka6.G"/>
        <table:table-column table:style-name="Tabulka6.H"/>
        <text:soft-page-break/>
        <table:table-row table:style-name="Tabulka6.1">
          <table:table-cell table:style-name="Tabulka6.A1" table:number-columns-spanned="5" office:value-type="string">
            <text:p text:style-name="Standard"><text:bookmark-start text:name="RANGE!A1:H37"/><text:span text:style-name="T10">Příloha č.1 - Předpokládané harmonogramy variant řešení dalšího postupu IS Granty</text:span></text:p>
            <text:p text:style-name="P32"><text:span text:style-name="T21">Předpokládané harmonogramy variant řešení dalšího postupu IS Granty</text:span><text:bookmark-end text:name="RANGE!A1:H37"/></text:p>
          </table:table-cell>
          <table:covered-table-cell/>
          <table:covered-table-cell/>
          <table:covered-table-cell/>
          <table:covered-table-cell/>
          <table:table-cell table:style-name="Tabulka6.F1" office:value-type="string">
            <text:p text:style-name="P37"/>
          </table:table-cell>
          <table:table-cell table:style-name="Tabulka6.F1" office:value-type="string">
            <text:p text:style-name="P37"/>
          </table:table-cell>
          <table:table-cell table:style-name="Tabulka6.F1" office:value-type="string">
            <text:p text:style-name="P37"/>
          </table:table-cell>
        </table:table-row>
        <text:soft-page-break/>
        <table:table-row table:style-name="Tabulka6.2">
          <table:table-cell table:style-name="Tabulka6.F1" office:value-type="string">
            <text:p text:style-name="P38"/>
          </table:table-cell>
          <table:table-cell table:style-name="Tabulka6.F1" office:value-type="string">
            <text:p text:style-name="P37"/>
          </table:table-cell>
          <table:table-cell table:style-name="Tabulka6.F1" office:value-type="string">
            <text:p text:style-name="P37"/>
          </table:table-cell>
          <table:table-cell table:style-name="Tabulka6.F1" office:value-type="string">
            <text:p text:style-name="P37"/>
          </table:table-cell>
          <table:table-cell table:style-name="Tabulka6.F1" office:value-type="string">
            <text:p text:style-name="P37"/>
          </table:table-cell>
          <table:table-cell table:style-name="Tabulka6.F1" office:value-type="string">
            <text:p text:style-name="P37"/>
          </table:table-cell>
          <table:table-cell table:style-name="Tabulka6.F1" office:value-type="string">
            <text:p text:style-name="P37"/>
          </table:table-cell>
          <table:table-cell table:style-name="Tabulka6.F1" office:value-type="string">
            <text:p text:style-name="P37"/>
          </table:table-cell>
        </table:table-row>
        <table:table-row table:style-name="Tabulka6.3">
          <table:table-cell table:style-name="Tabulka6.A3" office:value-type="string">
            <text:p text:style-name="P32"><text:span text:style-name="T25">Činnost</text:span></text:p>
          </table:table-cell>
          <table:table-cell table:style-name="Tabulka6.B3" office:value-type="string">
            <text:p text:style-name="P36"><text:span text:style-name="T25">Odhad<text:line-break/>Dokončení</text:span></text:p>
          </table:table-cell>
          <table:table-cell table:style-name="Tabulka6.F1" office:value-type="string">
            <text:p text:style-name="P39"/>
          </table:table-cell>
          <table:table-cell table:style-name="Tabulka6.A3" office:value-type="string">
            <text:p text:style-name="P32"><text:span text:style-name="T25">Činnost</text:span></text:p>
          </table:table-cell>
          <table:table-cell table:style-name="Tabulka6.B3" office:value-type="string">
            <text:p text:style-name="P36"><text:span text:style-name="T25">Odhad<text:line-break/>Dokončení</text:span></text:p>
          </table:table-cell>
          <table:table-cell table:style-name="Tabulka6.F1" office:value-type="string">
            <text:p text:style-name="P39"/>
          </table:table-cell>
          <table:table-cell table:style-name="Tabulka6.A3" office:value-type="string">
            <text:p text:style-name="P32"><text:span text:style-name="T25">Činnost</text:span></text:p>
          </table:table-cell>
          <table:table-cell table:style-name="Tabulka6.B3" office:value-type="string">
            <text:p text:style-name="P36"><text:span text:style-name="T25">Odhad<text:line-break/>Dokončení</text:span></text:p>
          </table:table-cell>
        </table:table-row>
        <table:table-row table:style-name="Tabulka6.3">
          <table:table-cell table:style-name="Tabulka6.A4" office:value-type="string">
            <text:p text:style-name="P32"><text:span text:style-name="T22">JŘBU - IS Granty - stávající řešení - trvání celkem</text:span></text:p>
          </table:table-cell>
          <table:table-cell table:style-name="Tabulka6.B4" office:value-type="string">
            <text:p text:style-name="P40"><text:span text:style-name="T22">30.6.2015</text:span></text:p>
          </table:table-cell>
          <table:table-cell table:style-name="Tabulka6.F1" office:value-type="string">
            <text:p text:style-name="P39"/>
          </table:table-cell>
          <table:table-cell table:style-name="Tabulka6.A4" office:value-type="string">
            <text:p text:style-name="P32"><text:span text:style-name="T22">Veřejná zakázka IS Granty - nový systém - trvání celkem</text:span></text:p>
          </table:table-cell>
          <table:table-cell table:style-name="Tabulka6.B4" office:value-type="string">
            <text:p text:style-name="P40"><text:span text:style-name="T22">30.9.2016</text:span></text:p>
          </table:table-cell>
          <table:table-cell table:style-name="Tabulka6.F1" office:value-type="string">
            <text:p text:style-name="P39"/>
          </table:table-cell>
          <table:table-cell table:style-name="Tabulka6.A4" office:value-type="string">
            <text:p text:style-name="P32"><text:span text:style-name="T22">JŘBU - IS Granty - odkup zdrojových kódů - trvání celkem</text:span></text:p>
          </table:table-cell>
          <table:table-cell table:style-name="Tabulka6.B4" office:value-type="string">
            <text:p text:style-name="P40"><text:span text:style-name="T22">31.3.2016</text:span></text:p>
          </table:table-cell>
        </table:table-row>
        <table:table-row table:style-name="Tabulka6.5">
          <table:table-cell table:style-name="Tabulka6.A5" office:value-type="string">
            <text:p text:style-name="P32"><text:span text:style-name="T23">Rozhodnutí RHMP o zvolené variantě na základě doporučení komise ICT = den T0</text:span></text:p>
          </table:table-cell>
          <table:table-cell table:style-name="Tabulka6.B5" office:value-type="string">
            <text:p text:style-name="P36"><text:span text:style-name="T23">T0=? (xx.xx.2015)</text:span></text:p>
          </table:table-cell>
          <table:table-cell table:style-name="Tabulka6.F1" office:value-type="string">
            <text:p text:style-name="P39"/>
          </table:table-cell>
          <table:table-cell table:style-name="Tabulka6.A5" office:value-type="string">
            <text:p text:style-name="P32"><text:span text:style-name="T23">Rozhodnutí RHMP o zvolené variantě na základě doporučení komise ICT = den T0</text:span></text:p>
          </table:table-cell>
          <table:table-cell table:style-name="Tabulka6.B5" office:value-type="string">
            <text:p text:style-name="P36"><text:span text:style-name="T23">T0=? (xx.xx.2015)</text:span></text:p>
          </table:table-cell>
          <table:table-cell table:style-name="Tabulka6.F1" office:value-type="string">
            <text:p text:style-name="P39"/>
          </table:table-cell>
          <table:table-cell table:style-name="Tabulka6.A5" office:value-type="string">
            <text:p text:style-name="P32"><text:span text:style-name="T23">Rozhodnutí RHMP o zvolené variantě na základě doporučení komise ICT = den T0</text:span></text:p>
          </table:table-cell>
          <table:table-cell table:style-name="Tabulka6.B5" office:value-type="string">
            <text:p text:style-name="P36"><text:span text:style-name="T23">T0=? (xx.xx.2015)</text:span></text:p>
          </table:table-cell>
        </table:table-row>
        <table:table-row table:style-name="Tabulka6.3">
          <table:table-cell table:style-name="Tabulka6.A5" office:value-type="string">
            <text:p text:style-name="P32"><text:span text:style-name="T23">příprava zadání</text:span></text:p>
          </table:table-cell>
          <table:table-cell table:style-name="Tabulka6.B6" office:value-type="string">
            <text:p text:style-name="P40"><text:span text:style-name="T23">6.3.2015</text:span></text:p>
          </table:table-cell>
          <table:table-cell table:style-name="Tabulka6.F1" office:value-type="string">
            <text:p text:style-name="P39"/>
          </table:table-cell>
          <table:table-cell table:style-name="Tabulka6.A5" office:value-type="string">
            <text:p text:style-name="P32"><text:span text:style-name="T23">Analýza problematiky, definice zadání</text:span></text:p>
          </table:table-cell>
          <table:table-cell table:style-name="Tabulka6.B6" office:value-type="string">
            <text:p text:style-name="P40"><text:span text:style-name="T23">30.6.2015</text:span></text:p>
          </table:table-cell>
          <table:table-cell table:style-name="Tabulka6.F1" office:value-type="string">
            <text:p text:style-name="P39"/>
          </table:table-cell>
          <table:table-cell table:style-name="Tabulka6.A5" office:value-type="string">
            <text:p text:style-name="P32"><text:span text:style-name="T23">Příprava zadání</text:span></text:p>
          </table:table-cell>
          <table:table-cell table:style-name="Tabulka6.B6" office:value-type="string">
            <text:p text:style-name="P40"><text:span text:style-name="T23">6.3.2015</text:span></text:p>
          </table:table-cell>
        </table:table-row>
        <table:table-row table:style-name="Tabulka6.7">
          <table:table-cell table:style-name="Tabulka6.A5" office:value-type="string">
            <text:p text:style-name="P32"><text:span text:style-name="T23">příprava tisku na odboru INF</text:span></text:p>
          </table:table-cell>
          <table:table-cell table:style-name="Tabulka6.B6" office:value-type="string">
            <text:p text:style-name="P40"><text:span text:style-name="T23">6.3.2015</text:span></text:p>
          </table:table-cell>
          <table:table-cell table:style-name="Tabulka6.F1" office:value-type="string">
            <text:p text:style-name="P39"/>
          </table:table-cell>
          <table:table-cell table:style-name="Tabulka6.A5" office:value-type="string">
            <text:p text:style-name="P32"><text:span text:style-name="T23">příprava tisku na odboru INF</text:span></text:p>
          </table:table-cell>
          <table:table-cell table:style-name="Tabulka6.B6" office:value-type="string">
            <text:p text:style-name="P40"><text:span text:style-name="T23">30.6.2015</text:span></text:p>
          </table:table-cell>
          <table:table-cell table:style-name="Tabulka6.F1" office:value-type="string">
            <text:p text:style-name="P39"/>
          </table:table-cell>
          <table:table-cell table:style-name="Tabulka6.A5" office:value-type="string">
            <text:p text:style-name="P32"><text:span text:style-name="T23">příprava tisku na odboru INF</text:span></text:p>
          </table:table-cell>
          <table:table-cell table:style-name="Tabulka6.B6" office:value-type="string">
            <text:p text:style-name="P40"><text:span text:style-name="T23">6.3.2015</text:span></text:p>
          </table:table-cell>
        </table:table-row>
        <table:table-row table:style-name="Tabulka6.7">
          <table:table-cell table:style-name="Tabulka6.A5" office:value-type="string">
            <text:p text:style-name="P32"><text:span text:style-name="T23">návrh složení komise</text:span></text:p>
          </table:table-cell>
          <table:table-cell table:style-name="Tabulka6.B6" office:value-type="string">
            <text:p text:style-name="P40"><text:span text:style-name="T23">6.3.2015</text:span></text:p>
          </table:table-cell>
          <table:table-cell table:style-name="Tabulka6.F1" office:value-type="string">
            <text:p text:style-name="P39"/>
          </table:table-cell>
          <table:table-cell table:style-name="Tabulka6.A5" office:value-type="string">
            <text:p text:style-name="P32"><text:span text:style-name="T23">návrh složení komise</text:span></text:p>
          </table:table-cell>
          <table:table-cell table:style-name="Tabulka6.B6" office:value-type="string">
            <text:p text:style-name="P40"><text:span text:style-name="T23">30.6.2015</text:span></text:p>
          </table:table-cell>
          <table:table-cell table:style-name="Tabulka6.F1" office:value-type="string">
            <text:p text:style-name="P39"/>
          </table:table-cell>
          <table:table-cell table:style-name="Tabulka6.A5" office:value-type="string">
            <text:p text:style-name="P32"><text:span text:style-name="T23">návrh složení komise</text:span></text:p>
          </table:table-cell>
          <table:table-cell table:style-name="Tabulka6.B6" office:value-type="string">
            <text:p text:style-name="P40"><text:span text:style-name="T23">6.3.2015</text:span></text:p>
          </table:table-cell>
        </table:table-row>
        <table:table-row table:style-name="Tabulka6.7">
          <table:table-cell table:style-name="Tabulka6.A5" office:value-type="string">
            <text:p text:style-name="P32"><text:span text:style-name="T23">finální verze posudek?</text:span></text:p>
          </table:table-cell>
          <table:table-cell table:style-name="Tabulka6.B6" office:value-type="string">
            <text:p text:style-name="P40"><text:span text:style-name="T23">-----------------</text:span></text:p>
          </table:table-cell>
          <table:table-cell table:style-name="Tabulka6.F1" office:value-type="string">
            <text:p text:style-name="P39"/>
          </table:table-cell>
          <table:table-cell table:style-name="Tabulka6.A5" office:value-type="string">
            <text:p text:style-name="P32"><text:span text:style-name="T23">finální verze posudek?</text:span></text:p>
          </table:table-cell>
          <table:table-cell table:style-name="Tabulka6.B6" office:value-type="string">
            <text:p text:style-name="P40"><text:span text:style-name="T23">-----------------</text:span></text:p>
          </table:table-cell>
          <table:table-cell table:style-name="Tabulka6.F1" office:value-type="string">
            <text:p text:style-name="P39"/>
          </table:table-cell>
          <table:table-cell table:style-name="Tabulka6.A5" office:value-type="string">
            <text:p text:style-name="P32"><text:span text:style-name="T23">finální verze posudek?</text:span></text:p>
          </table:table-cell>
          <table:table-cell table:style-name="Tabulka6.B6" office:value-type="string">
            <text:p text:style-name="P40"><text:span text:style-name="T23">-----------------</text:span></text:p>
          </table:table-cell>
        </table:table-row>
        <table:table-row table:style-name="Tabulka6.10">
          <table:table-cell table:style-name="Tabulka6.A5" office:value-type="string">
            <text:p text:style-name="P32"><text:span text:style-name="T23">připomínkové řízení k tisku – LEG</text:span></text:p>
          </table:table-cell>
          <table:table-cell table:style-name="Tabulka6.B6" office:value-type="string">
            <text:p text:style-name="P40"><text:span text:style-name="T23">20.3.2015</text:span></text:p>
          </table:table-cell>
          <table:table-cell table:style-name="Tabulka6.F1" office:value-type="string">
            <text:p text:style-name="P39"/>
          </table:table-cell>
          <table:table-cell table:style-name="Tabulka6.A5" office:value-type="string">
            <text:p text:style-name="P32"><text:span text:style-name="T23">připomínkové řízení k tisku – LEG</text:span></text:p>
          </table:table-cell>
          <table:table-cell table:style-name="Tabulka6.B6" office:value-type="string">
            <text:p text:style-name="P40"><text:span text:style-name="T23">15.7.2016</text:span></text:p>
          </table:table-cell>
          <table:table-cell table:style-name="Tabulka6.F1" office:value-type="string">
            <text:p text:style-name="P39"/>
          </table:table-cell>
          <table:table-cell table:style-name="Tabulka6.A5" office:value-type="string">
            <text:p text:style-name="P32"><text:span text:style-name="T23">připomínkové řízení k tisku – LEG – doprovodné interní sdělení s žádostí o přednostní projednání na LEG + kopie ředitel MHMP</text:span></text:p>
          </table:table-cell>
          <table:table-cell table:style-name="Tabulka6.B6" office:value-type="string">
            <text:p text:style-name="P40"><text:span text:style-name="T23">20.3.2015</text:span></text:p>
          </table:table-cell>
        </table:table-row>
        <table:table-row table:style-name="Tabulka6.3">
          <table:table-cell table:style-name="Tabulka6.A5" office:value-type="string">
            <text:p text:style-name="P32"><text:span text:style-name="T23">schválení tisku o zahájení zadávacího řízení Radou HMP</text:span></text:p>
          </table:table-cell>
          <table:table-cell table:style-name="Tabulka6.B6" office:value-type="string">
            <text:p text:style-name="P40"><text:span text:style-name="T23">31.3.2015</text:span></text:p>
          </table:table-cell>
          <table:table-cell table:style-name="Tabulka6.F1" office:value-type="string">
            <text:p text:style-name="P39"/>
          </table:table-cell>
          <table:table-cell table:style-name="Tabulka6.A5" office:value-type="string">
            <text:p text:style-name="P32"><text:span text:style-name="T23">schválení tisku o zahájení otevřeného řízení Radou HMP</text:span></text:p>
          </table:table-cell>
          <table:table-cell table:style-name="Tabulka6.B6" office:value-type="string">
            <text:p text:style-name="P40"><text:span text:style-name="T23">15.8.2015</text:span></text:p>
          </table:table-cell>
          <table:table-cell table:style-name="Tabulka6.F1" office:value-type="string">
            <text:p text:style-name="P39"/>
          </table:table-cell>
          <table:table-cell table:style-name="Tabulka6.A5" office:value-type="string">
            <text:p text:style-name="P32"><text:span text:style-name="T23">schválení tisku o zahájení zadávacího řízení Radou HMP</text:span></text:p>
          </table:table-cell>
          <table:table-cell table:style-name="Tabulka6.B6" office:value-type="string">
            <text:p text:style-name="P40"><text:span text:style-name="T23">31.3.2015</text:span></text:p>
          </table:table-cell>
        </table:table-row>
        <table:table-row table:style-name="Tabulka6.3">
          <table:table-cell table:style-name="Tabulka6.A5" office:value-type="string">
            <text:p text:style-name="P32"><text:span text:style-name="T23">oznámení předběžných informací ve Věstníku VZ</text:span></text:p>
          </table:table-cell>
          <table:table-cell table:style-name="Tabulka6.B6" office:value-type="string">
            <text:p text:style-name="P40"><text:span text:style-name="T23">31.3.2015</text:span></text:p>
          </table:table-cell>
          <table:table-cell table:style-name="Tabulka6.F1" office:value-type="string">
            <text:p text:style-name="P39"/>
          </table:table-cell>
          <table:table-cell table:style-name="Tabulka6.A5" office:value-type="string">
            <text:p text:style-name="P32"><text:span text:style-name="T23">oznámení předběžných informací ve Věstníku VZ</text:span></text:p>
          </table:table-cell>
          <table:table-cell table:style-name="Tabulka6.B6" office:value-type="string">
            <text:p text:style-name="P40"><text:span text:style-name="T23">15.8.2015</text:span></text:p>
          </table:table-cell>
          <table:table-cell table:style-name="Tabulka6.F1" office:value-type="string">
            <text:p text:style-name="P39"/>
          </table:table-cell>
          <table:table-cell table:style-name="Tabulka6.A5" office:value-type="string">
            <text:p text:style-name="P32"><text:span text:style-name="T23">oznámení předběžných informací ve Věstníku VZ</text:span></text:p>
          </table:table-cell>
          <table:table-cell table:style-name="Tabulka6.B6" office:value-type="string">
            <text:p text:style-name="P40"><text:span text:style-name="T23">31.3.2015</text:span></text:p>
          </table:table-cell>
        </table:table-row>
        <table:table-row table:style-name="Tabulka6.7">
          <table:table-cell table:style-name="Tabulka6.A5" office:value-type="string">
            <text:p text:style-name="P32"><text:span text:style-name="T23">zahájení JŘBU</text:span></text:p>
          </table:table-cell>
          <table:table-cell table:style-name="Tabulka6.B6" office:value-type="string">
            <text:p text:style-name="P40"><text:span text:style-name="T23">7.4.2015</text:span></text:p>
          </table:table-cell>
          <table:table-cell table:style-name="Tabulka6.F1" office:value-type="string">
            <text:p text:style-name="P39"/>
          </table:table-cell>
          <table:table-cell table:style-name="Tabulka6.A5" office:value-type="string">
            <text:p text:style-name="P32"><text:span text:style-name="T23">zahájení veřejné soutěže</text:span></text:p>
          </table:table-cell>
          <table:table-cell table:style-name="Tabulka6.B6" office:value-type="string">
            <text:p text:style-name="P40"><text:span text:style-name="T23">1.9.2015</text:span></text:p>
          </table:table-cell>
          <table:table-cell table:style-name="Tabulka6.F1" office:value-type="string">
            <text:p text:style-name="P39"/>
          </table:table-cell>
          <table:table-cell table:style-name="Tabulka6.A5" office:value-type="string">
            <text:p text:style-name="P32"><text:span text:style-name="T23">zahájení JŘBU</text:span></text:p>
          </table:table-cell>
          <table:table-cell table:style-name="Tabulka6.B6" office:value-type="string">
            <text:p text:style-name="P40"><text:span text:style-name="T23">7.4.2015</text:span></text:p>
          </table:table-cell>
        </table:table-row>
        <table:table-row table:style-name="Tabulka6.3">
          <table:table-cell table:style-name="Tabulka6.A5" office:value-type="string">
            <text:p text:style-name="P32"><text:span text:style-name="T23">soutěžní dialog</text:span></text:p>
          </table:table-cell>
          <table:table-cell table:style-name="Tabulka6.B6" office:value-type="string">
            <text:p text:style-name="P40"><text:span text:style-name="T23">30.4.2015</text:span></text:p>
          </table:table-cell>
          <table:table-cell table:style-name="Tabulka6.F1" office:value-type="string">
            <text:p text:style-name="P39"/>
          </table:table-cell>
          <table:table-cell table:style-name="Tabulka6.A5" office:value-type="string">
            <text:p text:style-name="P32"><text:span text:style-name="T23">Vyhodnocení nabídek - formální kontrola</text:span></text:p>
          </table:table-cell>
          <table:table-cell table:style-name="Tabulka6.B6" office:value-type="string">
            <text:p text:style-name="P40"><text:span text:style-name="T23">1.12.2015</text:span></text:p>
          </table:table-cell>
          <table:table-cell table:style-name="Tabulka6.F1" office:value-type="string">
            <text:p text:style-name="P39"/>
          </table:table-cell>
          <table:table-cell table:style-name="Tabulka6.A5" office:value-type="string">
            <text:p text:style-name="P32"><text:span text:style-name="T23">soutěžní dialog</text:span></text:p>
          </table:table-cell>
          <table:table-cell table:style-name="Tabulka6.B6" office:value-type="string">
            <text:p text:style-name="P40"><text:span text:style-name="T23">30.4.2015</text:span></text:p>
          </table:table-cell>
        </table:table-row>
        <table:table-row table:style-name="Tabulka6.7">
          <table:table-cell table:style-name="Tabulka6.A5" office:value-type="string">
            <text:p text:style-name="P32"><text:span text:style-name="T23">analýzy znaleckých posudků</text:span></text:p>
          </table:table-cell>
          <table:table-cell table:style-name="Tabulka6.B6" office:value-type="string">
            <text:p text:style-name="P40"><text:span text:style-name="T23">-----------------</text:span></text:p>
          </table:table-cell>
          <table:table-cell table:style-name="Tabulka6.F1" office:value-type="string">
            <text:p text:style-name="P39"/>
          </table:table-cell>
          <table:table-cell table:style-name="Tabulka6.A5" office:value-type="string">
            <text:p text:style-name="P32"><text:span text:style-name="T23">Analýzy předložených nabídek</text:span></text:p>
          </table:table-cell>
          <table:table-cell table:style-name="Tabulka6.B6" office:value-type="string">
            <text:p text:style-name="P40"><text:span text:style-name="T23">10.12.2015</text:span></text:p>
          </table:table-cell>
          <table:table-cell table:style-name="Tabulka6.F1" office:value-type="string">
            <text:p text:style-name="P39"/>
          </table:table-cell>
          <table:table-cell table:style-name="Tabulka6.A5" office:value-type="string">
            <text:p text:style-name="P32"><text:span text:style-name="T23">analýzy znaleckých posudků</text:span></text:p>
          </table:table-cell>
          <table:table-cell table:style-name="Tabulka6.B6" office:value-type="string">
            <text:p text:style-name="P40"><text:span text:style-name="T23">-----------------</text:span></text:p>
          </table:table-cell>
        </table:table-row>
        <table:table-row table:style-name="Tabulka6.7">
          <table:table-cell table:style-name="Tabulka6.A5" office:value-type="string">
            <text:p text:style-name="P32"><text:span text:style-name="T23">příprava tisku na vyhlášení vítěze</text:span></text:p>
          </table:table-cell>
          <table:table-cell table:style-name="Tabulka6.B6" office:value-type="string">
            <text:p text:style-name="P40"><text:span text:style-name="T23">30.4.2015</text:span></text:p>
          </table:table-cell>
          <table:table-cell table:style-name="Tabulka6.F1" office:value-type="string">
            <text:p text:style-name="P39"/>
          </table:table-cell>
          <table:table-cell table:style-name="Tabulka6.A5" office:value-type="string">
            <text:p text:style-name="P32"><text:span text:style-name="T23">příprava tisku na vyhlášení vítěze</text:span></text:p>
          </table:table-cell>
          <table:table-cell table:style-name="Tabulka6.B6" office:value-type="string">
            <text:p text:style-name="P40"><text:span text:style-name="T23">2.1.2016</text:span></text:p>
          </table:table-cell>
          <table:table-cell table:style-name="Tabulka6.F1" office:value-type="string">
            <text:p text:style-name="P39"/>
          </table:table-cell>
          <table:table-cell table:style-name="Tabulka6.A5" office:value-type="string">
            <text:p text:style-name="P32"><text:span text:style-name="T23">příprava tisku na vyhlášení vítěze</text:span></text:p>
          </table:table-cell>
          <table:table-cell table:style-name="Tabulka6.B6" office:value-type="string">
            <text:p text:style-name="P40"><text:span text:style-name="T23">30.4.2015</text:span></text:p>
          </table:table-cell>
        </table:table-row>
        <table:table-row table:style-name="Tabulka6.7">
          <table:table-cell table:style-name="Tabulka6.A5" office:value-type="string">
            <text:p text:style-name="P32"><text:span text:style-name="T23">připomínkové řízení k tisku</text:span></text:p>
          </table:table-cell>
          <table:table-cell table:style-name="Tabulka6.B6" office:value-type="string">
            <text:p text:style-name="P40"><text:span text:style-name="T23">4.5.2015</text:span></text:p>
          </table:table-cell>
          <table:table-cell table:style-name="Tabulka6.F1" office:value-type="string">
            <text:p text:style-name="P39"/>
          </table:table-cell>
          <table:table-cell table:style-name="Tabulka6.A5" office:value-type="string">
            <text:p text:style-name="P32"><text:span text:style-name="T23">připomínkové řízení k tisku</text:span></text:p>
          </table:table-cell>
          <table:table-cell table:style-name="Tabulka6.B6" office:value-type="string">
            <text:p text:style-name="P40"><text:span text:style-name="T23">15.1.2016</text:span></text:p>
          </table:table-cell>
          <table:table-cell table:style-name="Tabulka6.F1" office:value-type="string">
            <text:p text:style-name="P39"/>
          </table:table-cell>
          <table:table-cell table:style-name="Tabulka6.A5" office:value-type="string">
            <text:p text:style-name="P32"><text:span text:style-name="T23">připomínkové řízení k tisku</text:span></text:p>
          </table:table-cell>
          <table:table-cell table:style-name="Tabulka6.B6" office:value-type="string">
            <text:p text:style-name="P40"><text:span text:style-name="T23">4.5.2015</text:span></text:p>
          </table:table-cell>
        </table:table-row>
        <table:table-row table:style-name="Tabulka6.3">
          <table:table-cell table:style-name="Tabulka6.A5" office:value-type="string">
            <text:p text:style-name="P32"><text:span text:style-name="T23">lhůta pro rozhodnutí Rady o výběru nabídky uchazeče</text:span></text:p>
          </table:table-cell>
          <table:table-cell table:style-name="Tabulka6.B6" office:value-type="string">
            <text:p text:style-name="P40"><text:span text:style-name="T23">12.5.2015</text:span></text:p>
          </table:table-cell>
          <table:table-cell table:style-name="Tabulka6.F1" office:value-type="string">
            <text:p text:style-name="P39"/>
          </table:table-cell>
          <table:table-cell table:style-name="Tabulka6.A5" office:value-type="string">
            <text:p text:style-name="P32"><text:span text:style-name="T23">lhůta pro rozhodnutí Rady o výběru nabídky uchazeče</text:span></text:p>
          </table:table-cell>
          <table:table-cell table:style-name="Tabulka6.B6" office:value-type="string">
            <text:p text:style-name="P40"><text:span text:style-name="T23">1.2.2016</text:span></text:p>
          </table:table-cell>
          <table:table-cell table:style-name="Tabulka6.F1" office:value-type="string">
            <text:p text:style-name="P39"/>
          </table:table-cell>
          <table:table-cell table:style-name="Tabulka6.A5" office:value-type="string">
            <text:p text:style-name="P32"><text:span text:style-name="T23">lhůta pro rozhodnutí Rady o výběru nabídky uchazeče</text:span></text:p>
          </table:table-cell>
          <table:table-cell table:style-name="Tabulka6.B6" office:value-type="string">
            <text:p text:style-name="P40"><text:span text:style-name="T23">12.5.2015</text:span></text:p>
          </table:table-cell>
        </table:table-row>
        <table:table-row table:style-name="Tabulka6.7">
          <table:table-cell table:style-name="Tabulka6.A5" office:value-type="string">
            <text:p text:style-name="P32"><text:span text:style-name="T23">rozhodnutí Rady HMP o vítězi</text:span></text:p>
          </table:table-cell>
          <table:table-cell table:style-name="Tabulka6.B6" office:value-type="string">
            <text:p text:style-name="P40"><text:span text:style-name="T23">2.6.2015</text:span></text:p>
          </table:table-cell>
          <table:table-cell table:style-name="Tabulka6.F1" office:value-type="string">
            <text:p text:style-name="P39"/>
          </table:table-cell>
          <table:table-cell table:style-name="Tabulka6.A5" office:value-type="string">
            <text:p text:style-name="P32"><text:span text:style-name="T23">rozhodnutí Rady HMP o vítězi</text:span></text:p>
          </table:table-cell>
          <table:table-cell table:style-name="Tabulka6.B6" office:value-type="string">
            <text:p text:style-name="P40"><text:span text:style-name="T23">29.2.2016</text:span></text:p>
          </table:table-cell>
          <table:table-cell table:style-name="Tabulka6.F1" office:value-type="string">
            <text:p text:style-name="P39"/>
          </table:table-cell>
          <table:table-cell table:style-name="Tabulka6.A5" office:value-type="string">
            <text:p text:style-name="P32"><text:span text:style-name="T23">rozhodnutí Rady HMP o vítězi</text:span></text:p>
          </table:table-cell>
          <table:table-cell table:style-name="Tabulka6.B6" office:value-type="string">
            <text:p text:style-name="P40"><text:span text:style-name="T23">2.6.2015</text:span></text:p>
          </table:table-cell>
        </table:table-row>
        <table:table-row table:style-name="Tabulka6.7">
          <table:table-cell table:style-name="Tabulka6.A5" office:value-type="string">
            <text:p text:style-name="P32"><text:span text:style-name="T23">lhůta 15 dnů na podání námitek</text:span></text:p>
          </table:table-cell>
          <table:table-cell table:style-name="Tabulka6.B6" office:value-type="string">
            <text:p text:style-name="P40"><text:span text:style-name="T23">22.6.2015</text:span></text:p>
          </table:table-cell>
          <table:table-cell table:style-name="Tabulka6.F1" office:value-type="string">
            <text:p text:style-name="P39"/>
          </table:table-cell>
          <table:table-cell table:style-name="Tabulka6.A5" office:value-type="string">
            <text:p text:style-name="P32"><text:span text:style-name="T23">lhůta 15 dnů na podání námitek</text:span></text:p>
          </table:table-cell>
          <table:table-cell table:style-name="Tabulka6.B6" office:value-type="string">
            <text:p text:style-name="P40"><text:span text:style-name="T23">15.3.2016</text:span></text:p>
          </table:table-cell>
          <table:table-cell table:style-name="Tabulka6.F1" office:value-type="string">
            <text:p text:style-name="P39"/>
          </table:table-cell>
          <table:table-cell table:style-name="Tabulka6.A5" office:value-type="string">
            <text:p text:style-name="P32"><text:span text:style-name="T23">lhůta 15 dnů na podání námitek</text:span></text:p>
          </table:table-cell>
          <table:table-cell table:style-name="Tabulka6.B6" office:value-type="string">
            <text:p text:style-name="P40"><text:span text:style-name="T23">22.6.2015</text:span></text:p>
          </table:table-cell>
        </table:table-row>
        <table:table-row table:style-name="Tabulka6.7">
          <table:table-cell table:style-name="Tabulka6.A5" office:value-type="string">
            <text:p text:style-name="P32"><text:span text:style-name="T23">podpis smlouvy</text:span></text:p>
          </table:table-cell>
          <table:table-cell table:style-name="Tabulka6.B6" office:value-type="string">
            <text:p text:style-name="P40"><text:span text:style-name="T23">30.6.2015</text:span></text:p>
          </table:table-cell>
          <table:table-cell table:style-name="Tabulka6.F1" office:value-type="string">
            <text:p text:style-name="P39"/>
          </table:table-cell>
          <table:table-cell table:style-name="Tabulka6.D21" office:value-type="string">
            <text:p text:style-name="P32"><text:span text:style-name="T23">podpis smlouvy</text:span></text:p>
          </table:table-cell>
          <table:table-cell table:style-name="Tabulka6.E21" office:value-type="string">
            <text:p text:style-name="P40"><text:span text:style-name="T23">31.3.2016</text:span></text:p>
          </table:table-cell>
          <table:table-cell table:style-name="Tabulka6.F1" office:value-type="string">
            <text:p text:style-name="P39"/>
          </table:table-cell>
          <table:table-cell table:style-name="Tabulka6.A5" office:value-type="string">
            <text:p text:style-name="P32"><text:span text:style-name="T23">podpis smlouvy</text:span></text:p>
          </table:table-cell>
          <table:table-cell table:style-name="Tabulka6.B6" office:value-type="string">
            <text:p text:style-name="P40"><text:span text:style-name="T23">30.6.2015</text:span></text:p>
          </table:table-cell>
        </table:table-row>
        <text:soft-page-break/>
        <table:table-row table:style-name="Tabulka6.3">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A5" office:value-type="string">
            <text:p text:style-name="P32"><text:span text:style-name="T23">Realizace projektu</text:span></text:p>
          </table:table-cell>
          <table:table-cell table:style-name="Tabulka6.B6" office:value-type="string">
            <text:p text:style-name="P40"><text:span text:style-name="T23">30.9.2016</text:span></text:p>
          </table:table-cell>
          <table:table-cell table:style-name="Tabulka6.F1" office:value-type="string">
            <text:p text:style-name="P39"/>
          </table:table-cell>
          <table:table-cell table:style-name="Tabulka6.A5" office:value-type="string">
            <text:p text:style-name="P32"><text:span text:style-name="T22">Dodavatel služeb a rozvoje - IS Granty - veřejná zakázka</text:span></text:p>
          </table:table-cell>
          <table:table-cell table:style-name="Tabulka6.B6" office:value-type="string">
            <text:p text:style-name="P40"><text:span text:style-name="T22"> </text:span></text:p>
          </table:table-cell>
        </table:table-row>
        <table:table-row table:style-name="Tabulka6.7">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A5" office:value-type="string">
            <text:p text:style-name="P32"><text:span text:style-name="T23">Příprava zadání</text:span></text:p>
          </table:table-cell>
          <table:table-cell table:style-name="Tabulka6.B6" office:value-type="string">
            <text:p text:style-name="P40"><text:span text:style-name="T23">30.6.2015</text:span></text:p>
          </table:table-cell>
        </table:table-row>
        <table:table-row table:style-name="Tabulka6.7">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A5" office:value-type="string">
            <text:p text:style-name="P32"><text:span text:style-name="T23">příprava tisku na odboru INF</text:span></text:p>
          </table:table-cell>
          <table:table-cell table:style-name="Tabulka6.B6" office:value-type="string">
            <text:p text:style-name="P40"><text:span text:style-name="T23">30.6.2015</text:span></text:p>
          </table:table-cell>
        </table:table-row>
        <table:table-row table:style-name="Tabulka6.7">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A5" office:value-type="string">
            <text:p text:style-name="P32"><text:span text:style-name="T23">návrh složení komise</text:span></text:p>
          </table:table-cell>
          <table:table-cell table:style-name="Tabulka6.B6" office:value-type="string">
            <text:p text:style-name="P40"><text:span text:style-name="T23">30.6.2015</text:span></text:p>
          </table:table-cell>
        </table:table-row>
        <table:table-row table:style-name="Tabulka6.10">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A5" office:value-type="string">
            <text:p text:style-name="P32"><text:span text:style-name="T23">připomínkové řízení k tisku – LEG – doprovodné interní sdělení s žádostí o přednostní projednání na LEG + kopie ředitel MHMP</text:span></text:p>
          </table:table-cell>
          <table:table-cell table:style-name="Tabulka6.B6" office:value-type="string">
            <text:p text:style-name="P40"><text:span text:style-name="T23">15.7.2015</text:span></text:p>
          </table:table-cell>
        </table:table-row>
        <table:table-row table:style-name="Tabulka6.3">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A5" office:value-type="string">
            <text:p text:style-name="P32"><text:span text:style-name="T23">schválení tisku o zahájení zadávacího řízení Radou HMP</text:span></text:p>
          </table:table-cell>
          <table:table-cell table:style-name="Tabulka6.B6" office:value-type="string">
            <text:p text:style-name="P40"><text:span text:style-name="T23">15.8.2015</text:span></text:p>
          </table:table-cell>
        </table:table-row>
        <table:table-row table:style-name="Tabulka6.3">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A5" office:value-type="string">
            <text:p text:style-name="P32"><text:span text:style-name="T23">oznámení předběžných informací ve Věstníku VZ</text:span></text:p>
          </table:table-cell>
          <table:table-cell table:style-name="Tabulka6.B6" office:value-type="string">
            <text:p text:style-name="P40"><text:span text:style-name="T23">15.8.2015</text:span></text:p>
          </table:table-cell>
        </table:table-row>
        <table:table-row table:style-name="Tabulka6.7">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A5" office:value-type="string">
            <text:p text:style-name="P32"><text:span text:style-name="T23">zahájení veřejné soutěže</text:span></text:p>
          </table:table-cell>
          <table:table-cell table:style-name="Tabulka6.B6" office:value-type="string">
            <text:p text:style-name="P40"><text:span text:style-name="T23">1.9.2015</text:span></text:p>
          </table:table-cell>
        </table:table-row>
        <table:table-row table:style-name="Tabulka6.3">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A5" office:value-type="string">
            <text:p text:style-name="P32"><text:span text:style-name="T23">Vyhodnocení nabídek - formální kontrola</text:span></text:p>
          </table:table-cell>
          <table:table-cell table:style-name="Tabulka6.B6" office:value-type="string">
            <text:p text:style-name="P40"><text:span text:style-name="T23">1.12.2015</text:span></text:p>
          </table:table-cell>
        </table:table-row>
        <table:table-row table:style-name="Tabulka6.7">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A5" office:value-type="string">
            <text:p text:style-name="P32"><text:span text:style-name="T23">Analýzy předložených nabídek</text:span></text:p>
          </table:table-cell>
          <table:table-cell table:style-name="Tabulka6.B6" office:value-type="string">
            <text:p text:style-name="P40"><text:span text:style-name="T23">10.12.2015</text:span></text:p>
          </table:table-cell>
        </table:table-row>
        <table:table-row table:style-name="Tabulka6.7">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A5" office:value-type="string">
            <text:p text:style-name="P32"><text:span text:style-name="T23">příprava tisku na vyhlášení vítěze</text:span></text:p>
          </table:table-cell>
          <table:table-cell table:style-name="Tabulka6.B6" office:value-type="string">
            <text:p text:style-name="P40"><text:span text:style-name="T23">2.1.2016</text:span></text:p>
          </table:table-cell>
        </table:table-row>
        <table:table-row table:style-name="Tabulka6.7">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A5" office:value-type="string">
            <text:p text:style-name="P32"><text:span text:style-name="T23">připomínkové řízení k tisku</text:span></text:p>
          </table:table-cell>
          <table:table-cell table:style-name="Tabulka6.B6" office:value-type="string">
            <text:p text:style-name="P40"><text:span text:style-name="T23">15.1.2016</text:span></text:p>
          </table:table-cell>
        </table:table-row>
        <table:table-row table:style-name="Tabulka6.3">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A5" office:value-type="string">
            <text:p text:style-name="P32"><text:span text:style-name="T23">lhůta pro rozhodnutí Rady o výběru nabídky uchazeče</text:span></text:p>
          </table:table-cell>
          <table:table-cell table:style-name="Tabulka6.B6" office:value-type="string">
            <text:p text:style-name="P40"><text:span text:style-name="T23">1.2.2016</text:span></text:p>
          </table:table-cell>
        </table:table-row>
        <table:table-row table:style-name="Tabulka6.7">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A5" office:value-type="string">
            <text:p text:style-name="P32"><text:span text:style-name="T23">rozhodnutí Rady HMP o vítězi</text:span></text:p>
          </table:table-cell>
          <table:table-cell table:style-name="Tabulka6.B6" office:value-type="string">
            <text:p text:style-name="P40"><text:span text:style-name="T23">29.2.2016</text:span></text:p>
          </table:table-cell>
        </table:table-row>
        <table:table-row table:style-name="Tabulka6.7">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A5" office:value-type="string">
            <text:p text:style-name="P32"><text:span text:style-name="T23">lhůta 15 dnů na podání námitek</text:span></text:p>
          </table:table-cell>
          <table:table-cell table:style-name="Tabulka6.B6" office:value-type="string">
            <text:p text:style-name="P40"><text:span text:style-name="T23">15.3.2016</text:span></text:p>
          </table:table-cell>
        </table:table-row>
        <table:table-row table:style-name="Tabulka6.7">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F1" office:value-type="string">
            <text:p text:style-name="P39"/>
          </table:table-cell>
          <table:table-cell table:style-name="Tabulka6.A5" office:value-type="string">
            <text:p text:style-name="P32"><text:span text:style-name="T23">podpis smlouvy</text:span></text:p>
          </table:table-cell>
          <table:table-cell table:style-name="Tabulka6.B6" office:value-type="string">
            <text:p text:style-name="P40"><text:span text:style-name="T23">31.3.2016</text:span></text:p>
          </table:table-cell>
        </table:table-row>
      </table:table>
      <text:p text:style-name="P4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fixed" style:font-charset="x-symbol"/>
    <style:font-face style:name="Symbol" svg:font-family="Symbol" style:font-adornments="Regular" style:font-pitch="variable" style:font-charset="x-symbol"/>
    <style:font-face style:name="Mangal1" svg:font-family="Mangal"/>
    <style:font-face style:name="Courier New" svg:font-family="'Courier New'" style:font-adornments="obyčejné" style:font-family-generic="modern" style:font-pitch="fixed"/>
    <style:font-face style:name="Calibri" svg:font-family="Calibri" style:font-family-generic="roman" style:font-pitch="variable"/>
    <style:font-face style:name="Tahoma" svg:font-family="Tahoma"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cs" fo:country="CZ"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cs" fo:country="CZ"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loext:contextual-spacing="false" fo:text-align="start" style:justify-single-word="false" fo:orphans="2" fo:widows="2" style:writing-mode="lr-tb"/>
      <style:text-properties style:language-asian="cs" style:country-asian="CZ"/>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class="text">
      <loext:graphic-properties draw:fill="solid" draw:fill-color="#4f81bd"/>
      <style:paragraph-properties fo:margin-top="0cm" fo:margin-bottom="0cm" loext:contextual-spacing="false" fo:background-color="#4f81bd" fo:padding="0cm" fo:border="3pt solid #4f81bd"/>
      <style:text-properties fo:text-transform="uppercase" fo:color="#ffffff" fo:font-size="11pt" fo:letter-spacing="0.026cm" fo:font-weight="bold" style:font-size-asian="11pt" style:language-asian="en" style:country-asian="US" style:font-weight-asian="bold" style:font-size-complex="11pt" style:font-weight-complex="bold"/>
    </style:style>
    <style:style style:name="Heading_20_2" style:display-name="Heading 2" style:family="paragraph" style:parent-style-name="Standard" style:default-outline-level="2" style:class="text">
      <loext:graphic-properties draw:fill="solid" draw:fill-color="#dbe5f1"/>
      <style:paragraph-properties fo:margin-top="0cm" fo:margin-bottom="0cm" loext:contextual-spacing="false" fo:background-color="#dbe5f1" fo:padding="0cm" fo:border="3pt solid #dbe5f1"/>
      <style:text-properties fo:text-transform="uppercase" fo:font-size="11pt" fo:letter-spacing="0.026cm" style:font-size-asian="11pt" style:language-asian="en" style:country-asian="US" style:font-size-complex="11pt"/>
    </style:style>
    <style:style style:name="Heading_20_3" style:display-name="Heading 3" style:family="paragraph" style:parent-style-name="Standard" style:default-outline-level="3" style:list-style-name="" style:class="text">
      <style:paragraph-properties fo:margin-left="1.501cm" fo:margin-right="0cm" fo:text-indent="-1cm" style:auto-text-indent="false"/>
      <style:text-properties style:language-asian="en" style:country-asian="US"/>
    </style:style>
    <style:style style:name="Heading_20_4" style:display-name="Heading 4" style:family="paragraph" style:parent-style-name="Standard" style:default-outline-level="4" style:class="text">
      <style:paragraph-properties fo:margin-top="0.529cm" fo:margin-bottom="0cm" loext:contextual-spacing="false" fo:padding-left="0.071cm" fo:padding-right="0cm" fo:padding-top="0.071cm" fo:padding-bottom="0cm" fo:border-left="0.74pt dotted #4f81bd" fo:border-right="none" fo:border-top="0.74pt dotted #4f81bd" fo:border-bottom="none"/>
      <style:text-properties fo:text-transform="uppercase" fo:color="#365f91" fo:font-size="11pt" fo:letter-spacing="0.018cm" style:font-size-asian="11pt" style:language-asian="en" style:country-asian="US" style:font-size-complex="11pt"/>
    </style:style>
    <style:style style:name="Heading_20_5" style:display-name="Heading 5" style:family="paragraph" style:parent-style-name="Standard" style:default-outline-level="5" style:class="text">
      <style:paragraph-properties fo:margin-top="0.529cm" fo:margin-bottom="0cm" loext:contextual-spacing="false"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language-asian="en" style:country-asian="US" style:font-size-complex="11pt"/>
    </style:style>
    <style:style style:name="Heading_20_6" style:display-name="Heading 6" style:family="paragraph" style:parent-style-name="Standard" style:default-outline-level="6" style:class="text">
      <style:paragraph-properties fo:margin-top="0.529cm" fo:margin-bottom="0cm" loext:contextual-spacing="false"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language-asian="en" style:country-asian="US" style:font-size-complex="11pt"/>
    </style:style>
    <style:style style:name="Heading_20_7" style:display-name="Heading 7" style:family="paragraph" style:parent-style-name="Standard" style:default-outline-level="7" style:class="text">
      <style:paragraph-properties fo:margin-top="0.529cm" fo:margin-bottom="0cm" loext:contextual-spacing="false"/>
      <style:text-properties fo:text-transform="uppercase" fo:color="#365f91" fo:font-size="11pt" fo:letter-spacing="0.018cm" style:font-size-asian="11pt" style:language-asian="en" style:country-asian="US" style:font-size-complex="11pt"/>
    </style:style>
    <style:style style:name="Heading_20_8" style:display-name="Heading 8" style:family="paragraph" style:parent-style-name="Standard" style:default-outline-level="8" style:class="text">
      <style:paragraph-properties fo:margin-top="0.529cm" fo:margin-bottom="0cm" loext:contextual-spacing="false"/>
      <style:text-properties fo:text-transform="uppercase" fo:font-size="9pt" fo:letter-spacing="0.018cm" style:font-size-asian="9pt" style:language-asian="en" style:country-asian="US" style:font-size-complex="9pt"/>
    </style:style>
    <style:style style:name="Heading_20_9" style:display-name="Heading 9" style:family="paragraph" style:parent-style-name="Standard" style:default-outline-level="9" style:class="text">
      <style:paragraph-properties fo:margin-top="0.529cm" fo:margin-bottom="0cm" loext:contextual-spacing="false"/>
      <style:text-properties fo:text-transform="uppercase" fo:font-size="9pt" fo:letter-spacing="0.018cm" fo:font-style="italic" style:font-size-asian="9pt" style:language-asian="en" style:country-asian="US" style:font-style-asian="italic" style:font-size-complex="9pt"/>
    </style:style>
    <style:style style:name="Contents_20_1" style:display-name="Contents 1" style:family="paragraph" style:parent-style-name="Standard" style:auto-update="true" style:default-outline-level="" style:class="index">
      <style:paragraph-properties fo:margin-top="0.635cm" fo:margin-bottom="0.635cm" loext:contextual-spacing="false"/>
      <style:text-properties fo:text-transform="uppercase" fo:font-size="11pt" style:text-underline-style="solid" style:text-underline-width="auto" style:text-underline-color="font-color" fo:font-weight="bold" style:font-size-asian="11pt" style:font-weight-asian="bold" style:font-size-complex="11pt" style:font-weight-complex="bold"/>
    </style:style>
    <style:style style:name="Contents_20_2" style:display-name="Contents 2" style:family="paragraph" style:parent-style-name="Standard" style:auto-update="true" style:default-outline-level="" style:class="index">
      <style:paragraph-properties fo:margin-top="0cm" fo:margin-bottom="0cm" loext:contextual-spacing="false"/>
      <style:text-properties fo:font-variant="small-caps" fo:font-size="11pt" fo:font-weight="bold" style:font-size-asian="11pt" style:font-weight-asian="bold" style:font-size-complex="11pt" style:font-weight-complex="bold"/>
    </style:style>
    <style:style style:name="Contents_20_3" style:display-name="Contents 3" style:family="paragraph" style:parent-style-name="Standard" style:auto-update="true" style:default-outline-level="" style:class="index">
      <style:paragraph-properties fo:margin-top="0cm" fo:margin-bottom="0cm" loext:contextual-spacing="false"/>
      <style:text-properties fo:font-variant="small-caps" fo:font-size="11pt" style:font-size-asian="11pt" style:font-size-complex="11pt"/>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Title" style:family="paragraph" style:parent-style-name="Standard" style:default-outline-level="" style:class="chapter">
      <style:paragraph-properties fo:margin-top="1.27cm" fo:margin-bottom="0.141cm" loext:contextual-spacing="false"/>
      <style:text-properties fo:text-transform="uppercase" fo:color="#4f81bd" fo:font-size="26pt" fo:letter-spacing="0.018cm" style:letter-kerning="true" style:font-size-asian="26pt" style:language-asian="en" style:country-asian="US" style:font-size-complex="26pt"/>
    </style:style>
    <style:style style:name="Subtitle" style:family="paragraph" style:parent-style-name="Standard" style:default-outline-level="" style:class="chapter">
      <style:paragraph-properties fo:margin-top="0cm" fo:margin-bottom="1.764cm" loext:contextual-spacing="false"/>
      <style:text-properties fo:text-transform="uppercase" fo:color="#595959" fo:font-size="12pt" fo:letter-spacing="0.018cm" style:font-size-asian="12pt" style:language-asian="en" style:country-asian="US" style:font-size-complex="12pt"/>
    </style:style>
    <style:style style:name="No_20_Spacing" style:display-name="No Spacing" style:family="paragraph" style:parent-style-name="Standard" style:default-outline-level="">
      <style:paragraph-properties fo:margin-top="0cm" fo:margin-bottom="0cm" loext:contextual-spacing="false"/>
      <style:text-properties style:language-asian="en" style:country-asian="US"/>
    </style:style>
    <style:style style:name="List_20_Paragraph" style:display-name="List Paragraph" style:family="paragraph" style:parent-style-name="Standard" style:default-outline-level="">
      <style:paragraph-properties fo:margin-left="1.27cm" fo:margin-right="0cm" fo:margin-top="0cm" fo:margin-bottom="0.141cm" loext:contextual-spacing="true" fo:text-indent="0cm" style:auto-text-indent="false"/>
    </style:style>
    <style:style style:name="_31_" style:display-name="1" style:family="paragraph" style:parent-style-name="Standard" style:default-outline-level="">
      <style:paragraph-properties fo:margin-left="2.286cm" fo:margin-right="2.032cm" fo:margin-top="0cm" fo:margin-bottom="0cm" loext:contextual-spacing="false"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Quote" style:family="paragraph" style:parent-style-name="Standard" style:default-outline-level="">
      <style:text-properties fo:font-style="italic" style:language-asian="en" style:country-asian="US" style:font-style-asian="italic" style:font-style-complex="italic"/>
    </style:style>
    <style:style style:name="Intense_20_Quote" style:display-name="Intense Quote" style:family="paragraph" style:paren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style:language-asian="en" style:country-asian="US" style:font-style-asian="italic" style:font-style-complex="italic"/>
    </style:style>
    <style:style style:name="Contents_20_Heading" style:display-name="Contents Heading" style:family="paragraph" style:parent-style-name="Heading_20_1" style:default-outline-level="" style:list-style-name="" style:class="index">
      <style:text-properties style:language-asian="cs" style:country-asian="CZ" style:language-complex="en" style:country-complex="US"/>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8.001cm" style:type="center"/>
          <style:tab-stop style:position="16.002cm"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note_20_text" style:display-name="footnote text" style:family="paragraph" style:parent-style-name="Standard" style:default-outline-level="">
      <style:paragraph-properties fo:margin-top="0cm" fo:margin-bottom="0cm" loext:contextual-spacing="false"/>
    </style:style>
    <style:style style:name="Quotations" style:family="paragraph" style:parent-style-name="Standard" style:class="html"/>
    <style:style style:name="Default_20_Paragraph_20_Font" style:display-name="Default Paragraph Font" style:family="text"/>
    <style:style style:name="Nadpis_20_1_20_Char" style:display-name="Nadpis 1 Char" style:family="text">
      <style:text-properties fo:text-transform="uppercase" fo:color="#ffffff" fo:font-size="11pt" fo:letter-spacing="0.026cm" fo:background-color="#4f81bd" style:font-size-asian="11pt" style:font-size-complex="11pt"/>
    </style:style>
    <style:style style:name="Nadpis_20_2_20_Char" style:display-name="Nadpis 2 Char" style:family="text">
      <style:text-properties fo:text-transform="uppercase" fo:font-size="11pt" fo:letter-spacing="0.026cm" fo:background-color="#dbe5f1" style:font-size-asian="11pt" style:font-size-complex="11pt"/>
    </style:style>
    <style:style style:name="Nadpis_20_3_20_Char" style:display-name="Nadpis 3 Char" style:family="text"/>
    <style:style style:name="Nadpis_20_4_20_Char" style:display-name="Nadpis 4 Char" style:family="text">
      <style:text-properties fo:text-transform="uppercase" fo:color="#365f91" fo:font-size="11pt" fo:letter-spacing="0.018cm" style:font-size-asian="11pt" style:font-size-complex="11pt"/>
    </style:style>
    <style:style style:name="Nadpis_20_5_20_Char" style:display-name="Nadpis 5 Char" style:family="text">
      <style:text-properties fo:text-transform="uppercase" fo:color="#365f91" fo:font-size="11pt" fo:letter-spacing="0.018cm" style:font-size-asian="11pt" style:font-size-complex="11pt"/>
    </style:style>
    <style:style style:name="Nadpis_20_6_20_Char" style:display-name="Nadpis 6 Char" style:family="text">
      <style:text-properties fo:text-transform="uppercase" fo:color="#365f91" fo:font-size="11pt" fo:letter-spacing="0.018cm" style:font-size-asian="11pt" style:font-size-complex="11pt"/>
    </style:style>
    <style:style style:name="Nadpis_20_7_20_Char" style:display-name="Nadpis 7 Char" style:family="text">
      <style:text-properties fo:text-transform="uppercase" fo:color="#365f91" fo:font-size="11pt" fo:letter-spacing="0.018cm" style:font-size-asian="11pt" style:font-size-complex="11pt"/>
    </style:style>
    <style:style style:name="Nadpis_20_8_20_Char" style:display-name="Nadpis 8 Char" style:family="text">
      <style:text-properties fo:text-transform="uppercase" fo:font-size="9pt" fo:letter-spacing="0.018cm" style:font-size-asian="9pt" style:font-size-complex="9pt"/>
    </style:style>
    <style:style style:name="Nadpis_20_9_20_Char" style:display-name="Nadpis 9 Char" style:family="text">
      <style:text-properties fo:text-transform="uppercase" fo:font-size="9pt" fo:letter-spacing="0.018cm" fo:font-style="italic" style:font-size-asian="9pt" style:font-style-asian="italic" style:font-size-complex="9pt"/>
    </style:style>
    <style:style style:name="Název_20_Char" style:display-name="Název Char" style:family="text">
      <style:text-properties fo:text-transform="uppercase" fo:color="#4f81bd" fo:font-size="26pt" fo:letter-spacing="0.018cm" style:letter-kerning="true" style:font-size-asian="26pt" style:font-size-complex="26pt"/>
    </style:style>
    <style:style style:name="Podtitul_20_Char" style:display-name="Podtitul Char" style:family="text">
      <style:text-properties fo:text-transform="uppercase" fo:color="#595959" fo:font-size="12pt" fo:letter-spacing="0.018cm" style:font-size-asian="12pt" style:font-size-complex="12pt"/>
    </style:style>
    <style:style style:name="Strong" style:family="text">
      <style:text-properties fo:font-weight="bold" style:font-weight-asian="bold" style:font-weight-complex="bold"/>
    </style:style>
    <style:style style:name="Emphasis" style:family="text">
      <style:text-properties fo:text-transform="uppercase" fo:color="#243f60" fo:letter-spacing="0.009cm"/>
    </style:style>
    <style:style style:name="Bez_20_mezer_20_Char" style:display-name="Bez mezer Char" style:family="text"/>
    <style:style style:name="Citát_20_Char1" style:display-name="Citát Char1" style:family="text">
      <style:text-properties fo:font-size="10pt" fo:font-style="italic" style:font-size-asian="10pt" style:font-style-asian="italic" style:font-size-complex="10pt" style:font-style-complex="italic"/>
    </style:style>
    <style:style style:name="Citát_20_Char" style:display-name="Citát Char" style:family="text" style:parent-style-name="Default_20_Paragraph_20_Font">
      <style:text-properties fo:color="#000000" fo:font-style="italic" style:language-asian="cs" style:country-asian="CZ" style:font-style-asian="italic" style:font-style-complex="italic"/>
    </style:style>
    <style:style style:name="Výrazný_20_citát_20_Char1" style:display-name="Výrazný citát Char1" style:family="text">
      <style:text-properties fo:color="#4f81bd" fo:font-size="10pt" fo:font-style="italic" style:font-size-asian="10pt" style:font-style-asian="italic" style:font-size-complex="10pt" style:font-style-complex="italic"/>
    </style:style>
    <style:style style:name="Výrazný_20_citát_20_Char" style:display-name="Výrazný citát Char" style:family="text" style:parent-style-name="Default_20_Paragraph_20_Font">
      <style:text-properties fo:color="#4f81bd" fo:font-style="italic" fo:font-weight="bold" style:language-asian="cs" style:country-asian="CZ" style:font-style-asian="italic" style:font-weight-asian="bold" style:font-style-complex="italic" style:font-weight-complex="bold"/>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_20_bubliny_20_Char" style:display-name="Text bubliny Char" style:family="text" style:parent-style-name="Default_20_Paragraph_20_Font">
      <style:text-properties style:font-name="Tahoma" fo:font-family="Tahoma" style:font-family-generic="roman" style:font-pitch="variable" fo:font-size="8pt" style:font-size-asian="8pt" style:language-asian="cs" style:country-asian="CZ" style:font-name-complex="Tahoma1" style:font-family-complex="Tahoma" style:font-family-generic-complex="system" style:font-pitch-complex="variable" style:font-size-complex="8pt"/>
    </style:style>
    <style:style style:name="Záhlaví_20_Char" style:display-name="Záhlaví Char" style:family="text" style:parent-style-name="Default_20_Paragraph_20_Font">
      <style:text-properties style:language-asian="cs" style:country-asian="CZ"/>
    </style:style>
    <style:style style:name="Zápatí_20_Char" style:display-name="Zápatí Char" style:family="text" style:parent-style-name="Default_20_Paragraph_20_Font">
      <style:text-properties style:language-asian="cs" style:country-asian="CZ"/>
    </style:style>
    <style:style style:name="annotation_20_reference" style:display-name="annotation reference" style:family="text" style:parent-style-name="Default_20_Paragraph_20_Font">
      <style:text-properties fo:font-size="8pt" style:font-size-asian="8pt" style:font-size-complex="8pt"/>
    </style:style>
    <style:style style:name="Text_20_komentáře_20_Char" style:display-name="Text komentáře Char" style:family="text" style:parent-style-name="Default_20_Paragraph_20_Font">
      <style:text-properties style:language-asian="cs" style:country-asian="CZ"/>
    </style:style>
    <style:style style:name="Předmět_20_komentáře_20_Char" style:display-name="Předmět komentáře Char" style:family="text" style:parent-style-name="Text_20_komentáře_20_Char">
      <style:text-properties fo:font-weight="bold" style:language-asian="cs" style:country-asian="CZ" style:font-weight-asian="bold" style:font-weight-complex="bold"/>
    </style:style>
    <style:style style:name="Text_20_pozn._20_pod_20_čarou_20_Char" style:display-name="Text pozn. pod čarou Char" style:family="text" style:parent-style-name="Default_20_Paragraph_20_Font">
      <style:text-properties style:language-asian="cs" style:country-asian="CZ"/>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ize="11pt" fo:font-weight="bold"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01cm" fo:margin-left="0.50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01cm" fo:margin-left="0.50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01cm" fo:margin-left="0.50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01cm" fo:margin-left="0.50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01cm" fo:margin-left="0.50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01cm" fo:margin-left="0.50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P2" style:family="paragraph" style:parent-style-name="Footer">
      <style:paragraph-properties fo:text-align="justify" style:justify-single-word="false">
        <style:tab-stops>
          <style:tab-stop style:position="16.002cm" style:type="right"/>
        </style:tab-stops>
      </style:paragraph-properties>
    </style:style>
    <style:style style:name="MP3" style:family="paragraph" style:parent-style-name="Footer">
      <style:paragraph-properties fo:text-align="center" style:justify-single-word="false"/>
    </style:style>
    <style:style style:name="Mgr1" style:family="graphic">
      <style:graphic-properties draw:stroke="solid" svg:stroke-width="0.035cm" svg:stroke-color="#4a7ebb"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9.7cm" fo:page-height="21.001cm" style:num-format="1" style:print-orientation="landscape" fo:margin-top="2.501cm" fo:margin-bottom="1.251cm" fo:margin-left="2.501cm" fo:margin-right="2.501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line text:anchor-type="paragraph" draw:z-index="27" draw:name="Přímá spojnice 6" draw:style-name="Mgr1" draw:text-style-name="MP1" svg:x1="-0.831cm" svg:y1="-0.185cm" svg:x2="16.526cm" svg:y2="-0.185cm"><text:p/></draw:line>Zhodnocení variant řešení rozvoje systému IS Granty </text:p>
        <text:p text:style-name="MP2">Název dokumentu: <text:file-name text:display="name-and-extension">Hodnotící_zpráva_Granty_v10 (1).docx</text:file-name><text:tab/>Strana <text:page-number text:select-page="current">28</text:page-number>/<text:page-count>28</text:page-count></text:p>
      </style:footer>
    </style:master-page>
    <style:master-page style:name="Converted1" style:page-layout-name="Mpm2"/>
    <style:master-page style:name="Converted2" style:page-layout-name="Mpm2"/>
    <style:master-page style:name="Converted3" style:page-layout-name="Mpm2"/>
    <style:master-page style:name="First_20_Page" style:display-name="First Page" style:page-layout-name="Mpm1" style:next-style-name="Standard">
      <style:footer>
        <text:p text:style-name="MP3">Odbor informatiky MHMP 02/2015</text:p>
      </style:footer>
    </style:master-page>
    <style:master-page style:name="Converted4" style:page-layout-name="Mpm3" style:next-style-name="Converted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das</meta:initial-creator>
    <dc:creator>Sladký Tomáš (MHMP, RED)</dc:creator>
    <meta:editing-cycles>8</meta:editing-cycles>
    <meta:print-date>2015-02-11T10:52:00</meta:print-date>
    <meta:creation-date>2015-03-02T10:33:00</meta:creation-date>
    <dc:date>2015-03-02T10:49:00</dc:date>
    <meta:editing-duration>PT7S</meta:editing-duration>
    <meta:generator>LibreOffice/4.4.6.3$Linux_X86_64 LibreOffice_project/40m0$Build-3</meta:generator>
    <meta:document-statistic meta:table-count="6" meta:image-count="1" meta:object-count="4" meta:page-count="28" meta:paragraph-count="521" meta:word-count="4592" meta:character-count="30072" meta:non-whitespace-character-count="26069"/>
    <meta:user-defined meta:name="AppVersion">14.0000</meta:user-defined>
    <meta:user-defined meta:name="Company">MHM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9P0" style:volatile="true">
      <loext:text> </loext:text>
      <loext:fill-character> </loext:fill-character>
      <number:number number:decimal-places="0" number:min-integer-digits="1" number:grouping="true"/>
      <number:text>      </number:text>
    </number:number-style>
    <number:number-style style:name="N109P1" style:volatile="true">
      <loext:text>-</loext:text>
      <loext:fill-character> </loext:fill-character>
      <number:number number:decimal-places="0" number:min-integer-digits="1" number:grouping="true"/>
      <number:text>      </number:text>
    </number:number-style>
    <number:number-style style:name="N109P2" style:volatile="true">
      <loext:text> </loext:text>
      <loext:fill-character> </loext:fill-character>
      <number:text>-</number:text>
      <number:number number:decimal-places="0" number:min-integer-digits="0"/>
      <number:text>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date-style style:name="N10036" number:language="cs" number:country="CZ"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graphic-properties draw:stroke="none" draw:fill="solid" draw:fill-color="#ffffff"/>
      <style:text-properties fo:color="#000000" style:text-position="0% 100%" fo:font-family="Calibri" fo:font-size="10pt" style:font-size-asian="10pt" style:font-size-complex="10pt"/>
    </style:style>
    <style:style style:name="ch3" style:family="chart">
      <style:chart-properties chart:three-dimensional="true" chart:include-hidden-cells="false" chart:auto-position="true" chart:auto-size="true" chart:treat-empty-cells="leave-gap" loext:external-data="word/embeddings/Microsoft_Excel_Worksheet1.xlsx" chart:right-angled-axes="true"/>
    </style:style>
    <style:style style:name="ch4" style:family="chart" style:data-style-name="N10036">
      <style:chart-properties chart:display-label="true" chart:logarithmic="false" chart:reverse-direction="false" text:line-break="fals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graphic-properties svg:stroke-width="0.026cm" svg:stroke-color="#878787"/>
    </style:style>
    <style:style style:name="ch6" style:family="chart" style:data-style-name="N109">
      <style:chart-properties chart:display-label="true" chart:logarithmic="false" chart:gap-width="150"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data-style-name="N109">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9" style:family="chart" style:data-style-name="N109">
      <style:chart-properties chart:link-data-style-to-source="true" chart:label-position="outside">
        <chart:label-separator>
          <text:p>; </text:p>
        </chart:label-separator>
      </style:chart-properties>
      <style:graphic-properties draw:stroke="none" draw:fill-color="#c0504d"/>
      <style:text-properties fo:color="#000000" style:text-position="0% 100%" fo:font-family="Calibri" fo:font-size="10pt" style:font-size-asian="10pt" style:font-size-complex="10pt"/>
    </style:style>
    <style:style style:name="ch10" style:family="chart">
      <style:graphic-properties draw:stroke="solid" svg:stroke-width="0.026cm" svg:stroke-color="#878787" draw:fill="none" draw:fill-color="#d9d9d9"/>
    </style:style>
  </office:automatic-styles>
  <office:body>
    <office:chart>
      <chart:chart svg:width="15.239cm" svg:height="9.101cm" xlink:href="." xlink:type="simple" chart:class="chart:bar" chart:style-name="ch1">
        <chart:legend svg:x="--2147483.-6-4-7cm" svg:y="--2147483.-6-4-7cm" style:legend-expansion="custom" chartooo:width="15.239cm" chartooo:height="9.101cm" style:legend-expansion-aspect-ratio="1.6744313811669" chart:style-name="ch2"/>
        <chart:plot-area chart:style-name="ch3" chart:data-source-has-labels="both" svg:x="0.304cm" svg:y="0.182cm" svg:width="14.631cm" svg:height="8.737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1.95cm" svg:y="0.191cm" svg:width="12.948cm" svg:height="8.118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date">
            <chartooo:date-scale chart:base-time-unit="days"/>
            <chart:categories table:cell-range-address="local-table.$A$2:.$A$18"/>
            <chart:grid chart:style-name="ch5" chart:class="major"/>
          </chart:axis>
          <chart:axis chart:dimension="y" chart:name="primary-y" chart:style-name="ch6">
            <chart:grid chart:style-name="ch5" chart:class="major"/>
          </chart:axis>
          <chart:axis chart:dimension="z" chart:name="primary-z" chart:style-name="ch7"/>
          <chart:series chart:style-name="ch8" chart:values-cell-range-address="local-table.$B$2:.$B$18" chart:label-cell-address="local-table.$B$1" chart:class="chart:bar">
            <chart:data-point chart:repeated="17"/>
          </chart:series>
          <chart:series chart:style-name="ch9" chart:values-cell-range-address="local-table.$C$2:.$C$18" chart:label-cell-address="local-table.$C$1" chart:class="chart:bar">
            <chart:data-point chart:repeated="17"/>
          </chart:series>
          <chart:wall chart:style-name="ch10"/>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čet podaných žádostí</text:p>
              </table:table-cell>
              <table:table-cell office:value-type="string">
                <text:p>Počet schválených žádostí</text:p>
              </table:table-cell>
            </table:table-row>
          </table:table-header-rows>
          <table:table-rows>
            <table:table-row>
              <table:table-cell office:value-type="string">
                <text:p>2003</text:p>
              </table:table-cell>
              <table:table-cell office:value-type="float" office:value="149">
                <text:p>149</text:p>
              </table:table-cell>
              <table:table-cell office:value-type="float" office:value="77">
                <text:p>77</text:p>
              </table:table-cell>
            </table:table-row>
            <table:table-row>
              <table:table-cell office:value-type="string">
                <text:p>2004</text:p>
              </table:table-cell>
              <table:table-cell office:value-type="float" office:value="2992">
                <text:p>2992</text:p>
              </table:table-cell>
              <table:table-cell office:value-type="float" office:value="2144">
                <text:p>2144</text:p>
              </table:table-cell>
            </table:table-row>
            <table:table-row>
              <table:table-cell office:value-type="string">
                <text:p>2005</text:p>
              </table:table-cell>
              <table:table-cell office:value-type="float" office:value="3566">
                <text:p>3566</text:p>
              </table:table-cell>
              <table:table-cell office:value-type="float" office:value="2305">
                <text:p>2305</text:p>
              </table:table-cell>
            </table:table-row>
            <table:table-row>
              <table:table-cell office:value-type="string">
                <text:p>2006</text:p>
              </table:table-cell>
              <table:table-cell office:value-type="float" office:value="3592">
                <text:p>3592</text:p>
              </table:table-cell>
              <table:table-cell office:value-type="float" office:value="2564">
                <text:p>2564</text:p>
              </table:table-cell>
            </table:table-row>
            <table:table-row>
              <table:table-cell office:value-type="string">
                <text:p>2007</text:p>
              </table:table-cell>
              <table:table-cell office:value-type="float" office:value="3825">
                <text:p>3825</text:p>
              </table:table-cell>
              <table:table-cell office:value-type="float" office:value="2574">
                <text:p>2574</text:p>
              </table:table-cell>
            </table:table-row>
            <table:table-row>
              <table:table-cell office:value-type="string">
                <text:p>2008</text:p>
              </table:table-cell>
              <table:table-cell office:value-type="float" office:value="4312">
                <text:p>4312</text:p>
              </table:table-cell>
              <table:table-cell office:value-type="float" office:value="2967">
                <text:p>2967</text:p>
              </table:table-cell>
            </table:table-row>
            <table:table-row>
              <table:table-cell office:value-type="string">
                <text:p>2009</text:p>
              </table:table-cell>
              <table:table-cell office:value-type="float" office:value="4829">
                <text:p>4829</text:p>
              </table:table-cell>
              <table:table-cell office:value-type="float" office:value="3480">
                <text:p>3480</text:p>
              </table:table-cell>
            </table:table-row>
            <table:table-row>
              <table:table-cell office:value-type="string">
                <text:p>2010</text:p>
              </table:table-cell>
              <table:table-cell office:value-type="float" office:value="4851">
                <text:p>4851</text:p>
              </table:table-cell>
              <table:table-cell office:value-type="float" office:value="3605">
                <text:p>3605</text:p>
              </table:table-cell>
            </table:table-row>
            <table:table-row>
              <table:table-cell office:value-type="string">
                <text:p>2011</text:p>
              </table:table-cell>
              <table:table-cell office:value-type="float" office:value="5163">
                <text:p>5163</text:p>
              </table:table-cell>
              <table:table-cell office:value-type="float" office:value="3842">
                <text:p>3842</text:p>
              </table:table-cell>
            </table:table-row>
            <table:table-row>
              <table:table-cell office:value-type="string">
                <text:p>2012</text:p>
              </table:table-cell>
              <table:table-cell office:value-type="float" office:value="5416">
                <text:p>5416</text:p>
              </table:table-cell>
              <table:table-cell office:value-type="float" office:value="3592">
                <text:p>3592</text:p>
              </table:table-cell>
            </table:table-row>
            <table:table-row>
              <table:table-cell office:value-type="string">
                <text:p>2013</text:p>
              </table:table-cell>
              <table:table-cell office:value-type="float" office:value="6106">
                <text:p>6106</text:p>
              </table:table-cell>
              <table:table-cell office:value-type="float" office:value="4146">
                <text:p>4146</text:p>
              </table:table-cell>
            </table:table-row>
            <table:table-row>
              <table:table-cell office:value-type="string">
                <text:p>2014</text:p>
              </table:table-cell>
              <table:table-cell office:value-type="float" office:value="6212">
                <text:p>6212</text:p>
              </table:table-cell>
              <table:table-cell office:value-type="float" office:value="4460">
                <text:p>4460</text:p>
              </table:table-cell>
            </table:table-row>
            <table:table-row>
              <table:table-cell office:value-type="string">
                <text:p>2015</text:p>
              </table:table-cell>
              <table:table-cell office:value-type="float" office:value="4587">
                <text:p>4587</text:p>
              </table:table-cell>
              <table:table-cell office:value-type="float" office:value="94">
                <text:p>94</text:p>
              </table:table-cell>
            </table:table-row>
            <table:table-row>
              <table:table-cell office:value-type="string">
                <text:p>2016</text:p>
              </table:table-cell>
              <table:table-cell office:value-type="float" office:value="190">
                <text:p>190</text:p>
              </table:table-cell>
              <table:table-cell office:value-type="float" office:value="76">
                <text:p>76</text:p>
              </table:table-cell>
            </table:table-row>
            <table:table-row>
              <table:table-cell office:value-type="string">
                <text:p>2017</text:p>
              </table:table-cell>
              <table:table-cell office:value-type="float" office:value="153">
                <text:p>153</text:p>
              </table:table-cell>
              <table:table-cell office:value-type="float" office:value="66">
                <text:p>66</text:p>
              </table:table-cell>
            </table:table-row>
            <table:table-row>
              <table:table-cell office:value-type="string">
                <text:p>2018</text:p>
              </table:table-cell>
              <table:table-cell office:value-type="float" office:value="53">
                <text:p>53</text:p>
              </table:table-cell>
              <table:table-cell office:value-type="float" office:value="6">
                <text:p>6</text:p>
              </table:table-cell>
            </table:table-row>
            <table:table-row>
              <table:table-cell office:value-type="string">
                <text:p>2019</text:p>
              </table:table-cell>
              <table:table-cell office:value-type="float" office:value="24">
                <text:p>24</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0" number:min-integer-digits="1" number:grouping="true"/>
      <number:text>     </number:text>
    </number:number-style>
    <number:date-style style:name="N10036" number:language="cs" number:country="CZ"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graphic-properties draw:stroke="none" draw:fill="solid" draw:fill-color="#ffffff"/>
      <style:text-properties fo:color="#000000" style:text-position="0% 100%" fo:font-family="Calibri" fo:font-size="10pt" style:font-size-asian="10pt" style:font-size-complex="10pt"/>
    </style:style>
    <style:style style:name="ch3" style:family="chart">
      <style:chart-properties chart:three-dimensional="true" chart:include-hidden-cells="false" chart:auto-position="true" chart:auto-size="true" chart:treat-empty-cells="leave-gap" loext:external-data="word/embeddings/Microsoft_Excel_Worksheet2.xlsx" chart:right-angled-axes="true"/>
    </style:style>
    <style:style style:name="ch4" style:family="chart" style:data-style-name="N10036">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graphic-properties svg:stroke-width="0.026cm" svg:stroke-color="#878787"/>
    </style:style>
    <style:style style:name="ch6" style:family="chart" style:data-style-name="N106">
      <style:chart-properties chart:display-label="true" chart:logarithmic="false" chart:gap-width="150"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data-style-name="N106">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9" style:family="chart" style:data-style-name="N106">
      <style:chart-properties chart:link-data-style-to-source="true" chart:label-position="outside">
        <chart:label-separator>
          <text:p>; </text:p>
        </chart:label-separator>
      </style:chart-properties>
      <style:graphic-properties draw:stroke="none" draw:fill-color="#c0504d"/>
      <style:text-properties fo:color="#000000" style:text-position="0% 100%" fo:font-family="Calibri" fo:font-size="10pt" style:font-size-asian="10pt" style:font-size-complex="10pt"/>
    </style:style>
    <style:style style:name="ch10" style:family="chart">
      <style:chart-properties chart:solid-type="cuboid"/>
    </style:style>
    <style:style style:name="ch11" style:family="chart">
      <style:graphic-properties draw:stroke="solid" svg:stroke-width="0.026cm" svg:stroke-color="#878787" draw:fill="none" draw:fill-color="#d9d9d9"/>
    </style:style>
  </office:automatic-styles>
  <office:body>
    <office:chart>
      <chart:chart svg:width="15.239cm" svg:height="8.889cm" xlink:href="." xlink:type="simple" chart:class="chart:bar" chart:style-name="ch1">
        <chart:legend svg:x="--2147483.-6-4-7cm" svg:y="--2147483.-6-4-7cm" style:legend-expansion="custom" chartooo:width="15.239cm" chartooo:height="8.889cm" style:legend-expansion-aspect-ratio="1.71436607042412" chart:style-name="ch2"/>
        <chart:plot-area chart:style-name="ch3" chart:data-source-has-labels="both" svg:x="0.304cm" svg:y="0.177cm" svg:width="14.631cm" svg:height="8.535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3.026cm" svg:y="0.206cm" svg:width="11.909cm" svg:height="7.457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18"/>
            <chart:grid chart:style-name="ch5" chart:class="major"/>
          </chart:axis>
          <chart:axis chart:dimension="y" chart:name="primary-y" chart:style-name="ch6">
            <chart:grid chart:style-name="ch5" chart:class="major"/>
          </chart:axis>
          <chart:axis chart:dimension="z" chart:name="primary-z" chart:style-name="ch7"/>
          <chart:series chart:style-name="ch8" chart:values-cell-range-address="local-table.$B$2:.$B$18" chart:label-cell-address="local-table.$B$1" chart:class="chart:bar">
            <chart:data-point chart:repeated="17"/>
          </chart:series>
          <chart:series chart:style-name="ch9" chart:values-cell-range-address="local-table.$C$2:.$C$18" chart:label-cell-address="local-table.$C$1" chart:class="chart:bar">
            <chart:data-point chart:repeated="12"/>
            <chart:data-point chart:style-name="ch10"/>
            <chart:data-point chart:repeated="4"/>
          </chart:series>
          <chart:wall chart:style-name="ch11"/>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žadováno</text:p>
              </table:table-cell>
              <table:table-cell office:value-type="string">
                <text:p>Schváleno</text:p>
              </table:table-cell>
            </table:table-row>
          </table:table-header-rows>
          <table:table-rows>
            <table:table-row>
              <table:table-cell office:value-type="string">
                <text:p>2003</text:p>
              </table:table-cell>
              <table:table-cell office:value-type="float" office:value="25177601">
                <text:p>25177601</text:p>
              </table:table-cell>
              <table:table-cell office:value-type="float" office:value="8015100">
                <text:p>8015100</text:p>
              </table:table-cell>
            </table:table-row>
            <table:table-row>
              <table:table-cell office:value-type="string">
                <text:p>2004</text:p>
              </table:table-cell>
              <table:table-cell office:value-type="float" office:value="1334294085.64">
                <text:p>1334294085.64</text:p>
              </table:table-cell>
              <table:table-cell office:value-type="float" office:value="437262286">
                <text:p>437262286</text:p>
              </table:table-cell>
            </table:table-row>
            <table:table-row>
              <table:table-cell office:value-type="string">
                <text:p>2005</text:p>
              </table:table-cell>
              <table:table-cell office:value-type="float" office:value="1870270021.393">
                <text:p>1870270021.393</text:p>
              </table:table-cell>
              <table:table-cell office:value-type="float" office:value="502099950">
                <text:p>502099950</text:p>
              </table:table-cell>
            </table:table-row>
            <table:table-row>
              <table:table-cell office:value-type="string">
                <text:p>2006</text:p>
              </table:table-cell>
              <table:table-cell office:value-type="float" office:value="2612718003.12">
                <text:p>2612718003.12</text:p>
              </table:table-cell>
              <table:table-cell office:value-type="float" office:value="650911400">
                <text:p>650911400</text:p>
              </table:table-cell>
            </table:table-row>
            <table:table-row>
              <table:table-cell office:value-type="string">
                <text:p>2007</text:p>
              </table:table-cell>
              <table:table-cell office:value-type="float" office:value="2546791337.75">
                <text:p>2546791337.75</text:p>
              </table:table-cell>
              <table:table-cell office:value-type="float" office:value="675148231">
                <text:p>675148231</text:p>
              </table:table-cell>
            </table:table-row>
            <table:table-row>
              <table:table-cell office:value-type="string">
                <text:p>2008</text:p>
              </table:table-cell>
              <table:table-cell office:value-type="float" office:value="2774369280.18">
                <text:p>2774369280.18</text:p>
              </table:table-cell>
              <table:table-cell office:value-type="float" office:value="828432829">
                <text:p>828432829</text:p>
              </table:table-cell>
            </table:table-row>
            <table:table-row>
              <table:table-cell office:value-type="string">
                <text:p>2009</text:p>
              </table:table-cell>
              <table:table-cell office:value-type="float" office:value="3142085688.8">
                <text:p>3142085688.8</text:p>
              </table:table-cell>
              <table:table-cell office:value-type="float" office:value="869440240">
                <text:p>869440240</text:p>
              </table:table-cell>
            </table:table-row>
            <table:table-row>
              <table:table-cell office:value-type="string">
                <text:p>2010</text:p>
              </table:table-cell>
              <table:table-cell office:value-type="float" office:value="2849488374.1">
                <text:p>2849488374.1</text:p>
              </table:table-cell>
              <table:table-cell office:value-type="float" office:value="829497200">
                <text:p>829497200</text:p>
              </table:table-cell>
            </table:table-row>
            <table:table-row>
              <table:table-cell office:value-type="string">
                <text:p>2011</text:p>
              </table:table-cell>
              <table:table-cell office:value-type="float" office:value="2955931112.655">
                <text:p>2955931112.655</text:p>
              </table:table-cell>
              <table:table-cell office:value-type="float" office:value="877362050">
                <text:p>877362050</text:p>
              </table:table-cell>
            </table:table-row>
            <table:table-row>
              <table:table-cell office:value-type="string">
                <text:p>2012</text:p>
              </table:table-cell>
              <table:table-cell office:value-type="float" office:value="2751733092.305">
                <text:p>2751733092.305</text:p>
              </table:table-cell>
              <table:table-cell office:value-type="float" office:value="751038962">
                <text:p>751038962</text:p>
              </table:table-cell>
            </table:table-row>
            <table:table-row>
              <table:table-cell office:value-type="string">
                <text:p>2013</text:p>
              </table:table-cell>
              <table:table-cell office:value-type="float" office:value="3049597522.64">
                <text:p>3049597522.64</text:p>
              </table:table-cell>
              <table:table-cell office:value-type="float" office:value="924368715">
                <text:p>924368715</text:p>
              </table:table-cell>
            </table:table-row>
            <table:table-row>
              <table:table-cell office:value-type="string">
                <text:p>2014</text:p>
              </table:table-cell>
              <table:table-cell office:value-type="float" office:value="2874379266.021">
                <text:p>2874379266.021</text:p>
              </table:table-cell>
              <table:table-cell office:value-type="float" office:value="979924047">
                <text:p>979924047</text:p>
              </table:table-cell>
            </table:table-row>
            <table:table-row>
              <table:table-cell office:value-type="string">
                <text:p>2015</text:p>
              </table:table-cell>
              <table:table-cell office:value-type="float" office:value="1974654350.12">
                <text:p>1974654350.12</text:p>
              </table:table-cell>
              <table:table-cell office:value-type="float" office:value="181990000">
                <text:p>181990000</text:p>
              </table:table-cell>
            </table:table-row>
            <table:table-row>
              <table:table-cell office:value-type="string">
                <text:p>2016</text:p>
              </table:table-cell>
              <table:table-cell office:value-type="float" office:value="684937409">
                <text:p>684937409</text:p>
              </table:table-cell>
              <table:table-cell office:value-type="float" office:value="121339000">
                <text:p>121339000</text:p>
              </table:table-cell>
            </table:table-row>
            <table:table-row>
              <table:table-cell office:value-type="string">
                <text:p>2017</text:p>
              </table:table-cell>
              <table:table-cell office:value-type="float" office:value="600556556">
                <text:p>600556556</text:p>
              </table:table-cell>
              <table:table-cell office:value-type="float" office:value="112320000">
                <text:p>112320000</text:p>
              </table:table-cell>
            </table:table-row>
            <table:table-row>
              <table:table-cell office:value-type="string">
                <text:p>2018</text:p>
              </table:table-cell>
              <table:table-cell office:value-type="float" office:value="197791333">
                <text:p>197791333</text:p>
              </table:table-cell>
              <table:table-cell office:value-type="float" office:value="19750000">
                <text:p>19750000</text:p>
              </table:table-cell>
            </table:table-row>
            <table:table-row>
              <table:table-cell office:value-type="string">
                <text:p>2019</text:p>
              </table:table-cell>
              <table:table-cell office:value-type="float" office:value="111226499">
                <text:p>111226499</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9P0" style:volatile="true">
      <loext:text> </loext:text>
      <loext:fill-character> </loext:fill-character>
      <number:number number:decimal-places="0" number:min-integer-digits="1" number:grouping="true"/>
      <number:text> Kč </number:text>
    </number:number-style>
    <number:number-style style:name="N109P1" style:volatile="true">
      <loext:text>-</loext:text>
      <loext:fill-character> </loext:fill-character>
      <number:number number:decimal-places="0" number:min-integer-digits="1" number:grouping="true"/>
      <number:text> Kč </number:text>
    </number:number-style>
    <number:number-style style:name="N109P2" style:volatile="true">
      <loext:text> </loext:text>
      <loext:fill-character> </loext:fill-character>
      <number:text>-</number:text>
      <number:number number:decimal-places="0" number:min-integer-digits="0"/>
      <number:text> Kč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date-style style:name="N10036" number:language="cs" number:country="CZ"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graphic-properties draw:stroke="none" draw:fill="solid" draw:fill-color="#ffffff"/>
      <style:text-properties fo:color="#000000" style:text-position="0% 100%" fo:font-family="Calibri" fo:font-size="10pt" style:font-size-asian="10pt" style:font-size-complex="10pt"/>
    </style:style>
    <style:style style:name="ch3" style:family="chart">
      <style:chart-properties chart:three-dimensional="true" chart:include-hidden-cells="false" chart:auto-position="true" chart:auto-size="true" chart:treat-empty-cells="leave-gap" loext:external-data="word/embeddings/Microsoft_Excel_Worksheet3.xlsx" chart:right-angled-axes="true"/>
    </style:style>
    <style:style style:name="ch4" style:family="chart" style:data-style-name="N10036">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graphic-properties svg:stroke-width="0.026cm" svg:stroke-color="#878787"/>
    </style:style>
    <style:style style:name="ch6" style:family="chart" style:data-style-name="N109">
      <style:chart-properties chart:display-label="true" chart:logarithmic="false" chart:gap-width="150"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data-style-name="N109">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9" style:family="chart" style:data-style-name="N109">
      <style:chart-properties chart:link-data-style-to-source="true" chart:label-position="outside">
        <chart:label-separator>
          <text:p>; </text:p>
        </chart:label-separator>
      </style:chart-properties>
      <style:graphic-properties draw:stroke="none" draw:fill-color="#c0504d"/>
      <style:text-properties fo:color="#000000" style:text-position="0% 100%" fo:font-family="Calibri" fo:font-size="10pt" style:font-size-asian="10pt" style:font-size-complex="10pt"/>
    </style:style>
    <style:style style:name="ch10" style:family="chart">
      <style:graphic-properties draw:stroke="solid" svg:stroke-width="0.026cm" svg:stroke-color="#878787" draw:fill="none" draw:fill-color="#d9d9d9"/>
    </style:style>
  </office:automatic-styles>
  <office:body>
    <office:chart>
      <chart:chart svg:width="15.239cm" svg:height="8.334cm" xlink:href="." xlink:type="simple" chart:class="chart:bar" chart:style-name="ch1">
        <chart:legend svg:x="--2147483.-6-4-7cm" svg:y="--2147483.-6-4-7cm" style:legend-expansion="custom" chartooo:width="15.239cm" chartooo:height="8.334cm" style:legend-expansion-aspect-ratio="1.82853371730262" chart:style-name="ch2"/>
        <chart:plot-area chart:style-name="ch3" chart:data-source-has-labels="both" svg:x="0.304cm" svg:y="0.166cm" svg:width="14.631cm" svg:height="8.002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2.549cm" svg:y="0.192cm" svg:width="12.386cm" svg:height="7.339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text">
            <chart:categories table:cell-range-address="local-table.$A$2:.$A$13"/>
            <chart:grid chart:style-name="ch5" chart:class="major"/>
          </chart:axis>
          <chart:axis chart:dimension="y" chart:name="primary-y" chart:style-name="ch6">
            <chart:grid chart:style-name="ch5" chart:class="major"/>
          </chart:axis>
          <chart:axis chart:dimension="z" chart:name="primary-z" chart:style-name="ch7"/>
          <chart:series chart:style-name="ch8" chart:values-cell-range-address="local-table.$B$2:.$B$13" chart:label-cell-address="local-table.$B$1" chart:class="chart:bar">
            <chart:data-point chart:repeated="12"/>
          </chart:series>
          <chart:series chart:style-name="ch9" chart:values-cell-range-address="local-table.$C$2:.$C$13" chart:label-cell-address="local-table.$C$1" chart:class="chart:bar">
            <chart:data-point chart:repeated="12"/>
          </chart:series>
          <chart:wall chart:style-name="ch10"/>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řízení a rozvoj</text:p>
              </table:table-cell>
              <table:table-cell office:value-type="string">
                <text:p>podpora a údržba</text:p>
              </table:table-cell>
            </table:table-row>
          </table:table-header-rows>
          <table:table-rows>
            <table:table-row>
              <table:table-cell office:value-type="string">
                <text:p>2003</text:p>
              </table:table-cell>
              <table:table-cell office:value-type="float" office:value="577500">
                <text:p>577500</text:p>
              </table:table-cell>
              <table:table-cell office:value-type="float" office:value="0">
                <text:p>0</text:p>
              </table:table-cell>
            </table:table-row>
            <table:table-row>
              <table:table-cell office:value-type="string">
                <text:p>2004</text:p>
              </table:table-cell>
              <table:table-cell office:value-type="float" office:value="476000">
                <text:p>476000</text:p>
              </table:table-cell>
              <table:table-cell office:value-type="float" office:value="216000">
                <text:p>216000</text:p>
              </table:table-cell>
            </table:table-row>
            <table:table-row>
              <table:table-cell office:value-type="string">
                <text:p>2005</text:p>
              </table:table-cell>
              <table:table-cell office:value-type="float" office:value="0">
                <text:p>0</text:p>
              </table:table-cell>
              <table:table-cell office:value-type="float" office:value="214200">
                <text:p>214200</text:p>
              </table:table-cell>
            </table:table-row>
            <table:table-row>
              <table:table-cell office:value-type="string">
                <text:p>2006</text:p>
              </table:table-cell>
              <table:table-cell office:value-type="float" office:value="1635060">
                <text:p>1635060</text:p>
              </table:table-cell>
              <table:table-cell office:value-type="float" office:value="279650">
                <text:p>279650</text:p>
              </table:table-cell>
            </table:table-row>
            <table:table-row>
              <table:table-cell office:value-type="string">
                <text:p>2007</text:p>
              </table:table-cell>
              <table:table-cell office:value-type="float" office:value="0">
                <text:p>0</text:p>
              </table:table-cell>
              <table:table-cell office:value-type="float" office:value="261800">
                <text:p>261800</text:p>
              </table:table-cell>
            </table:table-row>
            <table:table-row>
              <table:table-cell office:value-type="string">
                <text:p>2008</text:p>
              </table:table-cell>
              <table:table-cell office:value-type="float" office:value="625940">
                <text:p>625940</text:p>
              </table:table-cell>
              <table:table-cell office:value-type="float" office:value="897855">
                <text:p>897855</text:p>
              </table:table-cell>
            </table:table-row>
            <table:table-row>
              <table:table-cell office:value-type="string">
                <text:p>2009</text:p>
              </table:table-cell>
              <table:table-cell office:value-type="float" office:value="1281987">
                <text:p>1281987</text:p>
              </table:table-cell>
              <table:table-cell office:value-type="float" office:value="1161440">
                <text:p>1161440</text:p>
              </table:table-cell>
            </table:table-row>
            <table:table-row>
              <table:table-cell office:value-type="string">
                <text:p>2010</text:p>
              </table:table-cell>
              <table:table-cell office:value-type="float" office:value="1008000">
                <text:p>1008000</text:p>
              </table:table-cell>
              <table:table-cell office:value-type="float" office:value="71400">
                <text:p>71400</text:p>
              </table:table-cell>
            </table:table-row>
            <table:table-row>
              <table:table-cell office:value-type="string">
                <text:p>2011</text:p>
              </table:table-cell>
              <table:table-cell office:value-type="float" office:value="439680">
                <text:p>439680</text:p>
              </table:table-cell>
              <table:table-cell office:value-type="float" office:value="223763">
                <text:p>223763</text:p>
              </table:table-cell>
            </table:table-row>
            <table:table-row>
              <table:table-cell office:value-type="string">
                <text:p>2012</text:p>
              </table:table-cell>
              <table:table-cell office:value-type="float" office:value="0">
                <text:p>0</text:p>
              </table:table-cell>
              <table:table-cell office:value-type="float" office:value="1461038">
                <text:p>1461038</text:p>
              </table:table-cell>
            </table:table-row>
            <table:table-row>
              <table:table-cell office:value-type="string">
                <text:p>2013</text:p>
              </table:table-cell>
              <table:table-cell office:value-type="float" office:value="1269290">
                <text:p>1269290</text:p>
              </table:table-cell>
              <table:table-cell office:value-type="float" office:value="0">
                <text:p>0</text:p>
              </table:table-cell>
            </table:table-row>
            <table:table-row>
              <table:table-cell office:value-type="string">
                <text:p>2014</text:p>
              </table:table-cell>
              <table:table-cell office:value-type="float" office:value="1193566">
                <text:p>1193566</text:p>
              </table:table-cell>
              <table:table-cell office:value-type="float" office:value="1810337">
                <text:p>18103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cs" number:country="CZ"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graphic-properties draw:stroke="none" draw:fill="solid" draw:fill-color="#ffffff"/>
      <style:text-properties fo:color="#000000" style:text-position="0% 100%" fo:font-family="Calibri" fo:font-size="10pt" style:font-size-asian="10pt" style:font-size-complex="10pt"/>
    </style:style>
    <style:style style:name="ch3" style:family="chart">
      <style:chart-properties chart:three-dimensional="true" chart:include-hidden-cells="false" chart:auto-position="true" chart:auto-size="true" chart:treat-empty-cells="leave-gap" loext:external-data="word/embeddings/Microsoft_Excel_Worksheet4.xlsx" chart:right-angled-axes="true"/>
    </style:style>
    <style:style style:name="ch4" style:family="chart" style:data-style-name="N10036">
      <style:chart-properties chart:display-label="true" chart:logarithmic="false" chart:reverse-direction="false" text:line-break="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graphic-properties svg:stroke-width="0.026cm" svg:stroke-color="#878787"/>
    </style:style>
    <style:style style:name="ch6" style:family="chart" style:data-style-name="N0">
      <style:chart-properties chart:display-label="true" chart:logarithmic="false" chart:gap-width="150"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c0504d"/>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9bbb59"/>
      <style:text-properties fo:color="#000000" style:text-position="0% 100%" fo:font-family="Calibri" fo:font-size="10pt" style:font-size-asian="10pt" style:font-size-complex="10pt"/>
    </style:style>
    <style:style style:name="ch11" style:family="chart">
      <style:graphic-properties draw:stroke="solid" svg:stroke-width="0.026cm" svg:stroke-color="#878787" draw:fill="none" draw:fill-color="#d9d9d9"/>
    </style:style>
  </office:automatic-styles>
  <office:body>
    <office:chart>
      <chart:chart svg:width="15.239cm" svg:height="8.889cm" xlink:href="." xlink:type="simple" chart:class="chart:bar" chart:style-name="ch1">
        <chart:legend svg:x="--2147483.-6-4-7cm" svg:y="--2147483.-6-4-7cm" style:legend-expansion="custom" chartooo:width="15.239cm" chartooo:height="8.889cm" style:legend-expansion-aspect-ratio="1.71436607042412" chart:style-name="ch2"/>
        <chart:plot-area chart:style-name="ch3" chart:data-source-has-labels="both" svg:x="0.304cm" svg:y="0.177cm" svg:width="14.631cm" svg:height="8.535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1.16cm" svg:y="0.177cm" svg:width="13.707cm" svg:height="7.925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5"/>
            <chart:grid chart:style-name="ch5" chart:class="major"/>
          </chart:axis>
          <chart:axis chart:dimension="y" chart:name="primary-y" chart:style-name="ch6">
            <chart:grid chart:style-name="ch5" chart:class="major"/>
          </chart:axis>
          <chart:axis chart:dimension="z" chart:name="primary-z" chart:style-name="ch7"/>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wall chart:style-name="ch11"/>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ealizovaný rozvoj [MD]</text:p>
              </table:table-cell>
              <table:table-cell office:value-type="string">
                <text:p>Nerealizovaný rozvoj [MD]</text:p>
              </table:table-cell>
              <table:table-cell office:value-type="string">
                <text:p>Počet požadavků na rozvoj</text:p>
              </table:table-cell>
            </table:table-row>
          </table:table-header-rows>
          <table:table-rows>
            <table:table-row>
              <table:table-cell office:value-type="string">
                <text:p>Rok 2012</text:p>
              </table:table-cell>
              <table:table-cell office:value-type="float" office:value="141">
                <text:p>141</text:p>
              </table:table-cell>
              <table:table-cell office:value-type="float" office:value="208">
                <text:p>208</text:p>
              </table:table-cell>
              <table:table-cell office:value-type="float" office:value="280">
                <text:p>280</text:p>
              </table:table-cell>
            </table:table-row>
            <table:table-row>
              <table:table-cell office:value-type="string">
                <text:p>Rok 2013</text:p>
              </table:table-cell>
              <table:table-cell office:value-type="float" office:value="249">
                <text:p>249</text:p>
              </table:table-cell>
              <table:table-cell office:value-type="float" office:value="89">
                <text:p>89</text:p>
              </table:table-cell>
              <table:table-cell office:value-type="float" office:value="167">
                <text:p>167</text:p>
              </table:table-cell>
            </table:table-row>
            <table:table-row>
              <table:table-cell office:value-type="string">
                <text:p>Rok 2014</text:p>
              </table:table-cell>
              <table:table-cell office:value-type="float" office:value="259">
                <text:p>259</text:p>
              </table:table-cell>
              <table:table-cell office:value-type="float" office:value="95">
                <text:p>95</text:p>
              </table:table-cell>
              <table:table-cell office:value-type="float" office:value="132">
                <text:p>132</text:p>
              </table:table-cell>
            </table:table-row>
            <table:table-row>
              <table:table-cell office:value-type="string">
                <text:p>Rok 2015</text:p>
              </table:table-cell>
              <table:table-cell office:value-type="float" office:value="0">
                <text:p>0</text:p>
              </table:table-cell>
              <table:table-cell office:value-type="float" office:value="50">
                <text:p>50</text:p>
              </table:table-cell>
              <table:table-cell office:value-type="float" office:value="10">
                <text:p>1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